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ld10" table:style-name="ta1">
        <table:shapes>
          <draw:frame draw:z-index="0" draw:style-name="gr1" draw:text-style-name="P1" svg:width="453.46pt" svg:height="255.26pt" svg:x="572.88pt" svg:y="210.05pt">
            <loext:p draw:notify-on-update-of-ranges="Fold10.C8:Fold10.C37 Fold10.D8:Fold10.D37 Fold10.G8:Fold10.G37 Fold10.H8:Fold10.H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rossRec</text:p>
          </table:table-cell>
          <table:table-cell table:number-columns-repeated="3"/>
          <table:table-cell office:value-type="string" calcext:value-type="string">
            <text:p>LibRec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752889466503166" calcext:value-type="float">
            <text:p>0.075288946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90849594894833" calcext:value-type="float">
            <text:p>0.0690849595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28938607254565" calcext:value-type="float">
            <text:p>0.1289386073</text:p>
          </table:table-cell>
          <table:table-cell office:value-type="float" office:value="0.608333333333333" calcext:value-type="float">
            <text:p>0.608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992868129550156" calcext:value-type="float">
            <text:p>0.09928681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66953676025128" calcext:value-type="float">
            <text:p>0.166953676</text:p>
          </table:table-cell>
          <table:table-cell office:value-type="float" office:value="0.530555555555555" calcext:value-type="float">
            <text:p>0.53055555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20946960529797" calcext:value-type="float">
            <text:p>0.1209469605</text:p>
          </table:table-cell>
          <table:table-cell office:value-type="float" office:value="0.361111111111111" calcext:value-type="float">
            <text:p>0.36111111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06767794356646" calcext:value-type="float">
            <text:p>0.2067677944</text:p>
          </table:table-cell>
          <table:table-cell office:value-type="float" office:value="0.491666666666667" calcext:value-type="float">
            <text:p>0.491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39721569929477" calcext:value-type="float">
            <text:p>0.1397215699</text:p>
          </table:table-cell>
          <table:table-cell office:value-type="float" office:value="0.308333333333333" calcext:value-type="float">
            <text:p>0.30833333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24645339987983" calcext:value-type="float">
            <text:p>0.22464534</text:p>
          </table:table-cell>
          <table:table-cell office:value-type="float" office:value="0.433333333333333" calcext:value-type="float">
            <text:p>0.43333333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58118729599572" calcext:value-type="float">
            <text:p>0.1581187296</text:p>
          </table:table-cell>
          <table:table-cell office:value-type="float" office:value="0.278333333333333" calcext:value-type="float">
            <text:p>0.278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48623096471257" calcext:value-type="float">
            <text:p>0.2486230965</text:p>
          </table:table-cell>
          <table:table-cell office:value-type="float" office:value="0.405555555555556" calcext:value-type="float">
            <text:p>0.40555555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77210867717445" calcext:value-type="float">
            <text:p>0.1772108677</text:p>
          </table:table-cell>
          <table:table-cell office:value-type="float" office:value="0.261111111111111" calcext:value-type="float">
            <text:p>0.261111111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68945248983467" calcext:value-type="float">
            <text:p>0.268945249</text:p>
          </table:table-cell>
          <table:table-cell office:value-type="float" office:value="0.38452380952381" calcext:value-type="float">
            <text:p>0.384523809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0337798800755" calcext:value-type="float">
            <text:p>0.203377988</text:p>
          </table:table-cell>
          <table:table-cell office:value-type="float" office:value="0.255952380952381" calcext:value-type="float">
            <text:p>0.25595238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88437455991036" calcext:value-type="float">
            <text:p>0.288437456</text:p>
          </table:table-cell>
          <table:table-cell office:value-type="float" office:value="0.365625" calcext:value-type="float">
            <text:p>0.3656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22423487228664" calcext:value-type="float">
            <text:p>0.2224234872</text:p>
          </table:table-cell>
          <table:table-cell office:value-type="float" office:value="0.244791666666667" calcext:value-type="float">
            <text:p>0.24479166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301157773652645" calcext:value-type="float">
            <text:p>0.3011577737</text:p>
          </table:table-cell>
          <table:table-cell office:value-type="float" office:value="0.343518518518518" calcext:value-type="float">
            <text:p>0.34351851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39106711411888" calcext:value-type="float">
            <text:p>0.2391067114</text:p>
          </table:table-cell>
          <table:table-cell office:value-type="float" office:value="0.235185185185185" calcext:value-type="float">
            <text:p>0.235185185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15743591267989" calcext:value-type="float">
            <text:p>0.3157435913</text:p>
          </table:table-cell>
          <table:table-cell office:value-type="float" office:value="0.330833333333333" calcext:value-type="float">
            <text:p>0.33083333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55303136349034" calcext:value-type="float">
            <text:p>0.2553031363</text:p>
          </table:table-cell>
          <table:table-cell office:value-type="float" office:value="0.225833333333333" calcext:value-type="float">
            <text:p>0.22583333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27879931447685" calcext:value-type="float">
            <text:p>0.3278799314</text:p>
          </table:table-cell>
          <table:table-cell office:value-type="float" office:value="0.316666666666667" calcext:value-type="float">
            <text:p>0.316666666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7084702660336" calcext:value-type="float">
            <text:p>0.2708470266</text:p>
          </table:table-cell>
          <table:table-cell office:value-type="float" office:value="0.221212121212121" calcext:value-type="float">
            <text:p>0.221212121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339455583627176" calcext:value-type="float">
            <text:p>0.3394555836</text:p>
          </table:table-cell>
          <table:table-cell office:value-type="float" office:value="0.302083333333333" calcext:value-type="float">
            <text:p>0.3020833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78517932086766" calcext:value-type="float">
            <text:p>0.2785179321</text:p>
          </table:table-cell>
          <table:table-cell office:value-type="float" office:value="0.209722222222222" calcext:value-type="float">
            <text:p>0.209722222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349552633726002" calcext:value-type="float">
            <text:p>0.3495526337</text:p>
          </table:table-cell>
          <table:table-cell office:value-type="float" office:value="0.291666666666666" calcext:value-type="float">
            <text:p>0.291666666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84488504656361" calcext:value-type="float">
            <text:p>0.2844885047</text:p>
          </table:table-cell>
          <table:table-cell office:value-type="float" office:value="0.200641025641025" calcext:value-type="float">
            <text:p>0.200641025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359599848691572" calcext:value-type="float">
            <text:p>0.3595998487</text:p>
          </table:table-cell>
          <table:table-cell office:value-type="float" office:value="0.280952380952381" calcext:value-type="float">
            <text:p>0.28095238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94498647492591" calcext:value-type="float">
            <text:p>0.2944986475</text:p>
          </table:table-cell>
          <table:table-cell office:value-type="float" office:value="0.193452380952381" calcext:value-type="float">
            <text:p>0.19345238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370978812189978" calcext:value-type="float">
            <text:p>0.3709788122</text:p>
          </table:table-cell>
          <table:table-cell office:value-type="float" office:value="0.272777777777777" calcext:value-type="float">
            <text:p>0.27277777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02226867449741" calcext:value-type="float">
            <text:p>0.3022268674</text:p>
          </table:table-cell>
          <table:table-cell office:value-type="float" office:value="0.187222222222222" calcext:value-type="float">
            <text:p>0.18722222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377686069564517" calcext:value-type="float">
            <text:p>0.3776860696</text:p>
          </table:table-cell>
          <table:table-cell office:value-type="float" office:value="0.265104166666667" calcext:value-type="float">
            <text:p>0.2651041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1617341985673" calcext:value-type="float">
            <text:p>0.3161734199</text:p>
          </table:table-cell>
          <table:table-cell office:value-type="float" office:value="0.184895833333333" calcext:value-type="float">
            <text:p>0.184895833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86076237873041" calcext:value-type="float">
            <text:p>0.3860762379</text:p>
          </table:table-cell>
          <table:table-cell office:value-type="float" office:value="0.256862745098039" calcext:value-type="float">
            <text:p>0.256862745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24863349548951" calcext:value-type="float">
            <text:p>0.3248633495</text:p>
          </table:table-cell>
          <table:table-cell office:value-type="float" office:value="0.179901960784313" calcext:value-type="float">
            <text:p>0.179901960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400822087835847" calcext:value-type="float">
            <text:p>0.4008220878</text:p>
          </table:table-cell>
          <table:table-cell office:value-type="float" office:value="0.252314814814815" calcext:value-type="float">
            <text:p>0.252314814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33889250729596" calcext:value-type="float">
            <text:p>0.3338892507</text:p>
          </table:table-cell>
          <table:table-cell office:value-type="float" office:value="0.175462962962963" calcext:value-type="float">
            <text:p>0.17546296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40698956996547" calcext:value-type="float">
            <text:p>0.40698957</text:p>
          </table:table-cell>
          <table:table-cell office:value-type="float" office:value="0.245175438596491" calcext:value-type="float">
            <text:p>0.245175438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40781912276217" calcext:value-type="float">
            <text:p>0.3407819123</text:p>
          </table:table-cell>
          <table:table-cell office:value-type="float" office:value="0.171929824561403" calcext:value-type="float">
            <text:p>0.171929824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412466772883964" calcext:value-type="float">
            <text:p>0.4124667729</text:p>
          </table:table-cell>
          <table:table-cell office:value-type="float" office:value="0.237916666666667" calcext:value-type="float">
            <text:p>0.23791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47063051899625" calcext:value-type="float">
            <text:p>0.3470630519</text:p>
          </table:table-cell>
          <table:table-cell office:value-type="float" office:value="0.169166666666667" calcext:value-type="float">
            <text:p>0.169166666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415939670025217" calcext:value-type="float">
            <text:p>0.41593967</text:p>
          </table:table-cell>
          <table:table-cell office:value-type="float" office:value="0.230952380952381" calcext:value-type="float">
            <text:p>0.23095238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53819716855431" calcext:value-type="float">
            <text:p>0.3538197169</text:p>
          </table:table-cell>
          <table:table-cell office:value-type="float" office:value="0.166269841269841" calcext:value-type="float">
            <text:p>0.166269841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420633406512309" calcext:value-type="float">
            <text:p>0.4206334065</text:p>
          </table:table-cell>
          <table:table-cell office:value-type="float" office:value="0.224621212121212" calcext:value-type="float">
            <text:p>0.224621212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59779731006688" calcext:value-type="float">
            <text:p>0.359779731</text:p>
          </table:table-cell>
          <table:table-cell office:value-type="float" office:value="0.162878787878788" calcext:value-type="float">
            <text:p>0.162878787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426842002349626" calcext:value-type="float">
            <text:p>0.4268420023</text:p>
          </table:table-cell>
          <table:table-cell office:value-type="float" office:value="0.220289855072464" calcext:value-type="float">
            <text:p>0.220289855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65766297575366" calcext:value-type="float">
            <text:p>0.3657662976</text:p>
          </table:table-cell>
          <table:table-cell office:value-type="float" office:value="0.159420289855072" calcext:value-type="float">
            <text:p>0.159420289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429972236087441" calcext:value-type="float">
            <text:p>0.4299722361</text:p>
          </table:table-cell>
          <table:table-cell office:value-type="float" office:value="0.214930555555556" calcext:value-type="float">
            <text:p>0.21493055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71294725850539" calcext:value-type="float">
            <text:p>0.3712947259</text:p>
          </table:table-cell>
          <table:table-cell office:value-type="float" office:value="0.155902777777778" calcext:value-type="float">
            <text:p>0.155902777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43479682335325" calcext:value-type="float">
            <text:p>0.4347968234</text:p>
          </table:table-cell>
          <table:table-cell office:value-type="float" office:value="0.209" calcext:value-type="float">
            <text:p>0.20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71655607717445" calcext:value-type="float">
            <text:p>0.3716556077</text:p>
          </table:table-cell>
          <table:table-cell office:value-type="float" office:value="0.150666666666667" calcext:value-type="float">
            <text:p>0.150666666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43608062906902" calcext:value-type="float">
            <text:p>0.4360806291</text:p>
          </table:table-cell>
          <table:table-cell office:value-type="float" office:value="0.203846153846154" calcext:value-type="float">
            <text:p>0.203846153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82415205621724" calcext:value-type="float">
            <text:p>0.3824152056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440456833698946" calcext:value-type="float">
            <text:p>0.4404568337</text:p>
          </table:table-cell>
          <table:table-cell office:value-type="float" office:value="0.198765432098765" calcext:value-type="float">
            <text:p>0.198765432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84949666597693" calcext:value-type="float">
            <text:p>0.3849496666</text:p>
          </table:table-cell>
          <table:table-cell office:value-type="float" office:value="0.146296296296296" calcext:value-type="float">
            <text:p>0.146296296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447077962293786" calcext:value-type="float">
            <text:p>0.4470779623</text:p>
          </table:table-cell>
          <table:table-cell office:value-type="float" office:value="0.196428571428571" calcext:value-type="float">
            <text:p>0.196428571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93976163450277" calcext:value-type="float">
            <text:p>0.3939761635</text:p>
          </table:table-cell>
          <table:table-cell office:value-type="float" office:value="0.14375" calcext:value-type="float">
            <text:p>0.1437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450159396878942" calcext:value-type="float">
            <text:p>0.4501593969</text:p>
          </table:table-cell>
          <table:table-cell office:value-type="float" office:value="0.191666666666667" calcext:value-type="float">
            <text:p>0.191666666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96425938786623" calcext:value-type="float">
            <text:p>0.3964259388</text:p>
          </table:table-cell>
          <table:table-cell office:value-type="float" office:value="0.140229885057471" calcext:value-type="float">
            <text:p>0.140229885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55628132036882" calcext:value-type="float">
            <text:p>0.455628132</text:p>
          </table:table-cell>
          <table:table-cell office:value-type="float" office:value="0.188333333333333" calcext:value-type="float">
            <text:p>0.188333333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03397798834053" calcext:value-type="float">
            <text:p>0.4033977988</text:p>
          </table:table-cell>
          <table:table-cell office:value-type="float" office:value="0.138888888888889" calcext:value-type="float">
            <text:p>0.1388888889</text:p>
          </table:table-cell>
        </table:table-row>
      </table:table>
      <table:table table:name="Fold9" table:style-name="ta1">
        <table:shapes>
          <draw:frame draw:z-index="0" draw:style-name="gr1" draw:text-style-name="P1" svg:width="453.46pt" svg:height="255.26pt" svg:x="583.82pt" svg:y="162.68pt">
            <loext:p draw:notify-on-update-of-ranges="Fold9.C8:Fold9.C37 Fold9.D8:Fold9.D37 Fold9.G8:Fold9.G37 Fold9.H8:Fold9.H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909227512686859" calcext:value-type="float">
            <text:p>0.0909227513</text:p>
          </table:table-cell>
          <table:table-cell office:value-type="float" office:value="0.716666666666667" calcext:value-type="float">
            <text:p>0.71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1445810385495" calcext:value-type="float">
            <text:p>0.0914458104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2752906569191" calcext:value-type="float">
            <text:p>0.1275290657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17655725095578" calcext:value-type="float">
            <text:p>0.1176557251</text:p>
          </table:table-cell>
          <table:table-cell office:value-type="float" office:value="0.479166666666667" calcext:value-type="float">
            <text:p>0.47916666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71840139635627" calcext:value-type="float">
            <text:p>0.1718401396</text:p>
          </table:table-cell>
          <table:table-cell office:value-type="float" office:value="0.486111111111111" calcext:value-type="float">
            <text:p>0.48611111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44834460898306" calcext:value-type="float">
            <text:p>0.144834460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00414378323352" calcext:value-type="float">
            <text:p>0.2004143783</text:p>
          </table:table-cell>
          <table:table-cell office:value-type="float" office:value="0.435416666666667" calcext:value-type="float">
            <text:p>0.43541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64964780969359" calcext:value-type="float">
            <text:p>0.164964781</text:p>
          </table:table-cell>
          <table:table-cell office:value-type="float" office:value="0.341666666666667" calcext:value-type="float">
            <text:p>0.34166666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17985270087427" calcext:value-type="float">
            <text:p>0.2179852701</text:p>
          </table:table-cell>
          <table:table-cell office:value-type="float" office:value="0.391666666666667" calcext:value-type="float">
            <text:p>0.391666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80823158078953" calcext:value-type="float">
            <text:p>0.1808231581</text:p>
          </table:table-cell>
          <table:table-cell office:value-type="float" office:value="0.301666666666667" calcext:value-type="float">
            <text:p>0.30166666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45576432755312" calcext:value-type="float">
            <text:p>0.2455764328</text:p>
          </table:table-cell>
          <table:table-cell office:value-type="float" office:value="0.369444444444444" calcext:value-type="float">
            <text:p>0.369444444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991311706002" calcext:value-type="float">
            <text:p>0.1991311706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60160890668717" calcext:value-type="float">
            <text:p>0.2601608907</text:p>
          </table:table-cell>
          <table:table-cell office:value-type="float" office:value="0.341666666666667" calcext:value-type="float">
            <text:p>0.34166666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12758559438543" calcext:value-type="float">
            <text:p>0.2127585594</text:p>
          </table:table-cell>
          <table:table-cell office:value-type="float" office:value="0.257142857142857" calcext:value-type="float">
            <text:p>0.257142857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762244041302" calcext:value-type="float">
            <text:p>0.2762244041</text:p>
          </table:table-cell>
          <table:table-cell office:value-type="float" office:value="0.321875" calcext:value-type="float">
            <text:p>0.3218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27585682904888" calcext:value-type="float">
            <text:p>0.2275856829</text:p>
          </table:table-cell>
          <table:table-cell office:value-type="float" office:value="0.244791666666667" calcext:value-type="float">
            <text:p>0.24479166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291917658061941" calcext:value-type="float">
            <text:p>0.2919176581</text:p>
          </table:table-cell>
          <table:table-cell office:value-type="float" office:value="0.302777777777778" calcext:value-type="float">
            <text:p>0.302777777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41472867411558" calcext:value-type="float">
            <text:p>0.2414728674</text:p>
          </table:table-cell>
          <table:table-cell office:value-type="float" office:value="0.232407407407407" calcext:value-type="float">
            <text:p>0.23240740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99634314449069" calcext:value-type="float">
            <text:p>0.2996343144</text:p>
          </table:table-cell>
          <table:table-cell office:value-type="float" office:value="0.283333333333333" calcext:value-type="float">
            <text:p>0.28333333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51757132965036" calcext:value-type="float">
            <text:p>0.2517571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06498278389755" calcext:value-type="float">
            <text:p>0.3064982784</text:p>
          </table:table-cell>
          <table:table-cell office:value-type="float" office:value="0.267424242424243" calcext:value-type="float">
            <text:p>0.267424242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54324473032376" calcext:value-type="float">
            <text:p>0.254324473</text:p>
          </table:table-cell>
          <table:table-cell office:value-type="float" office:value="0.202272727272727" calcext:value-type="float">
            <text:p>0.202272727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314956246895421" calcext:value-type="float">
            <text:p>0.3149562469</text:p>
          </table:table-cell>
          <table:table-cell office:value-type="float" office:value="0.255555555555556" calcext:value-type="float">
            <text:p>0.255555555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66580322560671" calcext:value-type="float">
            <text:p>0.2665803226</text:p>
          </table:table-cell>
          <table:table-cell office:value-type="float" office:value="0.195833333333333" calcext:value-type="float">
            <text:p>0.195833333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329486940313321" calcext:value-type="float">
            <text:p>0.3294869403</text:p>
          </table:table-cell>
          <table:table-cell office:value-type="float" office:value="0.249358974358974" calcext:value-type="float">
            <text:p>0.249358974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79893575212159" calcext:value-type="float">
            <text:p>0.2798935752</text:p>
          </table:table-cell>
          <table:table-cell office:value-type="float" office:value="0.190384615384615" calcext:value-type="float">
            <text:p>0.190384615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337844442034309" calcext:value-type="float">
            <text:p>0.337844442</text:p>
          </table:table-cell>
          <table:table-cell office:value-type="float" office:value="0.239285714285714" calcext:value-type="float">
            <text:p>0.239285714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92345301848096" calcext:value-type="float">
            <text:p>0.2923453018</text:p>
          </table:table-cell>
          <table:table-cell office:value-type="float" office:value="0.18452380952381" calcext:value-type="float">
            <text:p>0.184523809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349705431008785" calcext:value-type="float">
            <text:p>0.349705431</text:p>
          </table:table-cell>
          <table:table-cell office:value-type="float" office:value="0.232222222222222" calcext:value-type="float">
            <text:p>0.23222222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99674900354166" calcext:value-type="float">
            <text:p>0.2996749004</text:p>
          </table:table-cell>
          <table:table-cell office:value-type="float" office:value="0.177222222222222" calcext:value-type="float">
            <text:p>0.17722222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358495154375231" calcext:value-type="float">
            <text:p>0.3584951544</text:p>
          </table:table-cell>
          <table:table-cell office:value-type="float" office:value="0.225520833333333" calcext:value-type="float">
            <text:p>0.2255208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08302405084128" calcext:value-type="float">
            <text:p>0.3083024051</text:p>
          </table:table-cell>
          <table:table-cell office:value-type="float" office:value="0.171875" calcext:value-type="float">
            <text:p>0.17187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6238448438128" calcext:value-type="float">
            <text:p>0.3623844844</text:p>
          </table:table-cell>
          <table:table-cell office:value-type="float" office:value="0.215686274509804" calcext:value-type="float">
            <text:p>0.215686274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12381258130723" calcext:value-type="float">
            <text:p>0.3123812581</text:p>
          </table:table-cell>
          <table:table-cell office:value-type="float" office:value="0.16421568627451" calcext:value-type="float">
            <text:p>0.164215686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66290581025864" calcext:value-type="float">
            <text:p>0.366290581</text:p>
          </table:table-cell>
          <table:table-cell office:value-type="float" office:value="0.208333333333333" calcext:value-type="float">
            <text:p>0.20833333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18365803663449" calcext:value-type="float">
            <text:p>0.3183658037</text:p>
          </table:table-cell>
          <table:table-cell office:value-type="float" office:value="0.158796296296296" calcext:value-type="float">
            <text:p>0.158796296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369844922943692" calcext:value-type="float">
            <text:p>0.3698449229</text:p>
          </table:table-cell>
          <table:table-cell office:value-type="float" office:value="0.200438596491228" calcext:value-type="float">
            <text:p>0.200438596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23055648898767" calcext:value-type="float">
            <text:p>0.3230556489</text:p>
          </table:table-cell>
          <table:table-cell office:value-type="float" office:value="0.154824561403509" calcext:value-type="float">
            <text:p>0.154824561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378666400740612" calcext:value-type="float">
            <text:p>0.3786664007</text:p>
          </table:table-cell>
          <table:table-cell office:value-type="float" office:value="0.197083333333333" calcext:value-type="float">
            <text:p>0.19708333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26420239169607" calcext:value-type="float">
            <text:p>0.326420239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386349530537228" calcext:value-type="float">
            <text:p>0.3863495305</text:p>
          </table:table-cell>
          <table:table-cell office:value-type="float" office:value="0.192460317460317" calcext:value-type="float">
            <text:p>0.192460317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30995172460001" calcext:value-type="float">
            <text:p>0.3309951725</text:p>
          </table:table-cell>
          <table:table-cell office:value-type="float" office:value="0.146031746031746" calcext:value-type="float">
            <text:p>0.14603174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392562024488209" calcext:value-type="float">
            <text:p>0.3925620245</text:p>
          </table:table-cell>
          <table:table-cell office:value-type="float" office:value="0.187878787878788" calcext:value-type="float">
            <text:p>0.187878787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38685909392457" calcext:value-type="float">
            <text:p>0.3386859094</text:p>
          </table:table-cell>
          <table:table-cell office:value-type="float" office:value="0.143939393939394" calcext:value-type="float">
            <text:p>0.143939393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399602467415858" calcext:value-type="float">
            <text:p>0.3996024674</text:p>
          </table:table-cell>
          <table:table-cell office:value-type="float" office:value="0.184420289855072" calcext:value-type="float">
            <text:p>0.184420289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47732060122819" calcext:value-type="float">
            <text:p>0.3477320601</text:p>
          </table:table-cell>
          <table:table-cell office:value-type="float" office:value="0.141304347826087" calcext:value-type="float">
            <text:p>0.141304347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402226573991687" calcext:value-type="float">
            <text:p>0.402226574</text:p>
          </table:table-cell>
          <table:table-cell office:value-type="float" office:value="0.179513888888889" calcext:value-type="float">
            <text:p>0.179513888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53924617869653" calcext:value-type="float">
            <text:p>0.3539246179</text:p>
          </table:table-cell>
          <table:table-cell office:value-type="float" office:value="0.138888888888889" calcext:value-type="float">
            <text:p>0.138888888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408345772813824" calcext:value-type="float">
            <text:p>0.4083457728</text:p>
          </table:table-cell>
          <table:table-cell office:value-type="float" office:value="0.177" calcext:value-type="float">
            <text:p>0.17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59539830257311" calcext:value-type="float">
            <text:p>0.3595398303</text:p>
          </table:table-cell>
          <table:table-cell office:value-type="float" office:value="0.136333333333333" calcext:value-type="float">
            <text:p>0.136333333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411373719883954" calcext:value-type="float">
            <text:p>0.4113737199</text:p>
          </table:table-cell>
          <table:table-cell office:value-type="float" office:value="0.173397435897436" calcext:value-type="float">
            <text:p>0.173397435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65847104161568" calcext:value-type="float">
            <text:p>0.3658471042</text:p>
          </table:table-cell>
          <table:table-cell office:value-type="float" office:value="0.133974358974359" calcext:value-type="float">
            <text:p>0.13397435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413124810586767" calcext:value-type="float">
            <text:p>0.4131248106</text:p>
          </table:table-cell>
          <table:table-cell office:value-type="float" office:value="0.169135802469136" calcext:value-type="float">
            <text:p>0.16913580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72233512891726" calcext:value-type="float">
            <text:p>0.3722335129</text:p>
          </table:table-cell>
          <table:table-cell office:value-type="float" office:value="0.131481481481481" calcext:value-type="float">
            <text:p>0.1314814815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417854308740236" calcext:value-type="float">
            <text:p>0.4178543087</text:p>
          </table:table-cell>
          <table:table-cell office:value-type="float" office:value="0.165773809523809" calcext:value-type="float">
            <text:p>0.165773809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74052382983623" calcext:value-type="float">
            <text:p>0.374052383</text:p>
          </table:table-cell>
          <table:table-cell office:value-type="float" office:value="0.12797619047619" calcext:value-type="float">
            <text:p>0.127976190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422743149492563" calcext:value-type="float">
            <text:p>0.4227431495</text:p>
          </table:table-cell>
          <table:table-cell office:value-type="float" office:value="0.162931034482759" calcext:value-type="float">
            <text:p>0.162931034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77834663439665" calcext:value-type="float">
            <text:p>0.3778346634</text:p>
          </table:table-cell>
          <table:table-cell office:value-type="float" office:value="0.125287356321839" calcext:value-type="float">
            <text:p>0.125287356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24773373354016" calcext:value-type="float">
            <text:p>0.4247733734</text:p>
          </table:table-cell>
          <table:table-cell office:value-type="float" office:value="0.159444444444444" calcext:value-type="float">
            <text:p>0.15944444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85283193223721" calcext:value-type="float">
            <text:p>0.3852831932</text:p>
          </table:table-cell>
          <table:table-cell office:value-type="float" office:value="0.123611111111111" calcext:value-type="float">
            <text:p>0.1236111111</text:p>
          </table:table-cell>
        </table:table-row>
      </table:table>
      <table:table table:name="Fold8" table:style-name="ta1">
        <table:shapes>
          <draw:frame draw:z-index="0" draw:style-name="gr1" draw:text-style-name="P1" svg:width="453.46pt" svg:height="255.26pt" svg:x="580.71pt" svg:y="252.26pt">
            <loext:p draw:notify-on-update-of-ranges="Fold8.C8:Fold8.C37 Fold8.D8:Fold8.D37 Fold8.G8:Fold8.G37 Fold8.H8:Fold8.H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707248964675095" calcext:value-type="float">
            <text:p>0.070724896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9655771600067" calcext:value-type="float">
            <text:p>0.0696557716</text:p>
          </table:table-cell>
          <table:table-cell office:value-type="float" office:value="0.658333333333333" calcext:value-type="float">
            <text:p>0.65833333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15444681589965" calcext:value-type="float">
            <text:p>0.1154446816</text:p>
          </table:table-cell>
          <table:table-cell office:value-type="float" office:value="0.575" calcext:value-type="float">
            <text:p>0.5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964119546087426" calcext:value-type="float">
            <text:p>0.0964119546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43097973320457" calcext:value-type="float">
            <text:p>0.1430979733</text:p>
          </table:table-cell>
          <table:table-cell office:value-type="float" office:value="0.486111111111111" calcext:value-type="float">
            <text:p>0.48611111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2121310235371" calcext:value-type="float">
            <text:p>0.1212131024</text:p>
          </table:table-cell>
          <table:table-cell office:value-type="float" office:value="0.397222222222222" calcext:value-type="float">
            <text:p>0.397222222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7091928798768" calcext:value-type="float">
            <text:p>0.170919288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44848573877749" calcext:value-type="float">
            <text:p>0.1448485739</text:p>
          </table:table-cell>
          <table:table-cell office:value-type="float" office:value="0.358333333333333" calcext:value-type="float">
            <text:p>0.35833333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90722232308748" calcext:value-type="float">
            <text:p>0.1907222323</text:p>
          </table:table-cell>
          <table:table-cell office:value-type="float" office:value="0.415" calcext:value-type="float">
            <text:p>0.4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65069274553624" calcext:value-type="float">
            <text:p>0.1650692746</text:p>
          </table:table-cell>
          <table:table-cell office:value-type="float" office:value="0.328333333333333" calcext:value-type="float">
            <text:p>0.328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0980216452838" calcext:value-type="float">
            <text:p>0.2098021645</text:p>
          </table:table-cell>
          <table:table-cell office:value-type="float" office:value="0.3875" calcext:value-type="float">
            <text:p>0.38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75536630749398" calcext:value-type="float">
            <text:p>0.1755366307</text:p>
          </table:table-cell>
          <table:table-cell office:value-type="float" office:value="0.290277777777778" calcext:value-type="float">
            <text:p>0.290277777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21882103667538" calcext:value-type="float">
            <text:p>0.2218821037</text:p>
          </table:table-cell>
          <table:table-cell office:value-type="float" office:value="0.357142857142857" calcext:value-type="float">
            <text:p>0.357142857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83710664679246" calcext:value-type="float">
            <text:p>0.1837106647</text:p>
          </table:table-cell>
          <table:table-cell office:value-type="float" office:value="0.26547619047619" calcext:value-type="float">
            <text:p>0.265476190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34766341979304" calcext:value-type="float">
            <text:p>0.234766342</text:p>
          </table:table-cell>
          <table:table-cell office:value-type="float" office:value="0.335416666666667" calcext:value-type="float">
            <text:p>0.33541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88800296462191" calcext:value-type="float">
            <text:p>0.1888002965</text:p>
          </table:table-cell>
          <table:table-cell office:value-type="float" office:value="0.240625" calcext:value-type="float">
            <text:p>0.24062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249986839357407" calcext:value-type="float">
            <text:p>0.2499868394</text:p>
          </table:table-cell>
          <table:table-cell office:value-type="float" office:value="0.319444444444444" calcext:value-type="float">
            <text:p>0.31944444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99882009414269" calcext:value-type="float">
            <text:p>0.1998820094</text:p>
          </table:table-cell>
          <table:table-cell office:value-type="float" office:value="0.228703703703703" calcext:value-type="float">
            <text:p>0.228703703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66969194350084" calcext:value-type="float">
            <text:p>0.2669691944</text:p>
          </table:table-cell>
          <table:table-cell office:value-type="float" office:value="0.306666666666667" calcext:value-type="float">
            <text:p>0.306666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11708207993662" calcext:value-type="float">
            <text:p>0.211708208</text:p>
          </table:table-cell>
          <table:table-cell office:value-type="float" office:value="0.218333333333333" calcext:value-type="float">
            <text:p>0.21833333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275854887847651" calcext:value-type="float">
            <text:p>0.2758548878</text:p>
          </table:table-cell>
          <table:table-cell office:value-type="float" office:value="0.293181818181818" calcext:value-type="float">
            <text:p>0.293181818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21275248696129" calcext:value-type="float">
            <text:p>0.2212752487</text:p>
          </table:table-cell>
          <table:table-cell office:value-type="float" office:value="0.207575757575758" calcext:value-type="float">
            <text:p>0.207575757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285006913264376" calcext:value-type="float">
            <text:p>0.2850069133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3252882491294" calcext:value-type="float">
            <text:p>0.2325288249</text:p>
          </table:table-cell>
          <table:table-cell office:value-type="float" office:value="0.199305555555556" calcext:value-type="float">
            <text:p>0.199305555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9209142301543" calcext:value-type="float">
            <text:p>0.292091423</text:p>
          </table:table-cell>
          <table:table-cell office:value-type="float" office:value="0.27051282051282" calcext:value-type="float">
            <text:p>0.27051282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39787642900175" calcext:value-type="float">
            <text:p>0.2397876429</text:p>
          </table:table-cell>
          <table:table-cell office:value-type="float" office:value="0.190384615384615" calcext:value-type="float">
            <text:p>0.190384615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97994873593134" calcext:value-type="float">
            <text:p>0.2979948736</text:p>
          </table:table-cell>
          <table:table-cell office:value-type="float" office:value="0.258928571428571" calcext:value-type="float">
            <text:p>0.25892857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45652628094429" calcext:value-type="float">
            <text:p>0.2456526281</text:p>
          </table:table-cell>
          <table:table-cell office:value-type="float" office:value="0.182142857142857" calcext:value-type="float">
            <text:p>0.182142857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303120798344535" calcext:value-type="float">
            <text:p>0.3031207983</text:p>
          </table:table-cell>
          <table:table-cell office:value-type="float" office:value="0.247777777777778" calcext:value-type="float">
            <text:p>0.24777777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53089326188257" calcext:value-type="float">
            <text:p>0.2530893262</text:p>
          </table:table-cell>
          <table:table-cell office:value-type="float" office:value="0.176111111111111" calcext:value-type="float">
            <text:p>0.176111111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310000772251301" calcext:value-type="float">
            <text:p>0.3100007723</text:p>
          </table:table-cell>
          <table:table-cell office:value-type="float" office:value="0.2390625" calcext:value-type="float">
            <text:p>0.239062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263759873840468" calcext:value-type="float">
            <text:p>0.2637598738</text:p>
          </table:table-cell>
          <table:table-cell office:value-type="float" office:value="0.1734375" calcext:value-type="float">
            <text:p>0.173437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16214493837402" calcext:value-type="float">
            <text:p>0.3162144938</text:p>
          </table:table-cell>
          <table:table-cell office:value-type="float" office:value="0.230392156862745" calcext:value-type="float">
            <text:p>0.23039215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72307718955546" calcext:value-type="float">
            <text:p>0.272307719</text:p>
          </table:table-cell>
          <table:table-cell office:value-type="float" office:value="0.171078431372549" calcext:value-type="float">
            <text:p>0.171078431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25244892936591" calcext:value-type="float">
            <text:p>0.3252448929</text:p>
          </table:table-cell>
          <table:table-cell office:value-type="float" office:value="0.225" calcext:value-type="float">
            <text:p>0.2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278271409951367" calcext:value-type="float">
            <text:p>0.27827141</text:p>
          </table:table-cell>
          <table:table-cell office:value-type="float" office:value="0.166203703703704" calcext:value-type="float">
            <text:p>0.166203703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332835102027277" calcext:value-type="float">
            <text:p>0.332835102</text:p>
          </table:table-cell>
          <table:table-cell office:value-type="float" office:value="0.218421052631579" calcext:value-type="float">
            <text:p>0.218421052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285879296512412" calcext:value-type="float">
            <text:p>0.2858792965</text:p>
          </table:table-cell>
          <table:table-cell office:value-type="float" office:value="0.163157894736842" calcext:value-type="float">
            <text:p>0.163157894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339289512337747" calcext:value-type="float">
            <text:p>0.3392895123</text:p>
          </table:table-cell>
          <table:table-cell office:value-type="float" office:value="0.211666666666667" calcext:value-type="float">
            <text:p>0.21166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91945586234543" calcext:value-type="float">
            <text:p>0.2919455862</text:p>
          </table:table-cell>
          <table:table-cell office:value-type="float" office:value="0.159166666666667" calcext:value-type="float">
            <text:p>0.159166666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341830047544826" calcext:value-type="float">
            <text:p>0.3418300475</text:p>
          </table:table-cell>
          <table:table-cell office:value-type="float" office:value="0.20515873015873" calcext:value-type="float">
            <text:p>0.205158730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00278030144514" calcext:value-type="float">
            <text:p>0.3002780301</text:p>
          </table:table-cell>
          <table:table-cell office:value-type="float" office:value="0.157539682539682" calcext:value-type="float">
            <text:p>0.15753968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348912681114334" calcext:value-type="float">
            <text:p>0.3489126811</text:p>
          </table:table-cell>
          <table:table-cell office:value-type="float" office:value="0.201515151515152" calcext:value-type="float">
            <text:p>0.201515151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01992057954606" calcext:value-type="float">
            <text:p>0.301992058</text:p>
          </table:table-cell>
          <table:table-cell office:value-type="float" office:value="0.153030303030303" calcext:value-type="float">
            <text:p>0.15303030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351945217644699" calcext:value-type="float">
            <text:p>0.3519452176</text:p>
          </table:table-cell>
          <table:table-cell office:value-type="float" office:value="0.196376811594203" calcext:value-type="float">
            <text:p>0.196376811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09240883041788" calcext:value-type="float">
            <text:p>0.309240883</text:p>
          </table:table-cell>
          <table:table-cell office:value-type="float" office:value="0.151086956521739" calcext:value-type="float">
            <text:p>0.151086956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353657300232258" calcext:value-type="float">
            <text:p>0.3536573002</text:p>
          </table:table-cell>
          <table:table-cell office:value-type="float" office:value="0.190625" calcext:value-type="float">
            <text:p>0.1906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11950578030895" calcext:value-type="float">
            <text:p>0.311950578</text:p>
          </table:table-cell>
          <table:table-cell office:value-type="float" office:value="0.146527777777778" calcext:value-type="float">
            <text:p>0.146527777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357695304017642" calcext:value-type="float">
            <text:p>0.357695304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18446430436898" calcext:value-type="float">
            <text:p>0.3184464304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364277889189519" calcext:value-type="float">
            <text:p>0.3642778892</text:p>
          </table:table-cell>
          <table:table-cell office:value-type="float" office:value="0.183653846153846" calcext:value-type="float">
            <text:p>0.183653846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23160503634651" calcext:value-type="float">
            <text:p>0.3231605036</text:p>
          </table:table-cell>
          <table:table-cell office:value-type="float" office:value="0.141025641025641" calcext:value-type="float">
            <text:p>0.14102564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366664326780701" calcext:value-type="float">
            <text:p>0.3666643268</text:p>
          </table:table-cell>
          <table:table-cell office:value-type="float" office:value="0.179320987654321" calcext:value-type="float">
            <text:p>0.179320987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28357629236188" calcext:value-type="float">
            <text:p>0.3283576292</text:p>
          </table:table-cell>
          <table:table-cell office:value-type="float" office:value="0.138271604938272" calcext:value-type="float">
            <text:p>0.138271604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369585730495084" calcext:value-type="float">
            <text:p>0.3695857305</text:p>
          </table:table-cell>
          <table:table-cell office:value-type="float" office:value="0.175297619047619" calcext:value-type="float">
            <text:p>0.17529761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34039760701884" calcext:value-type="float">
            <text:p>0.3340397607</text:p>
          </table:table-cell>
          <table:table-cell office:value-type="float" office:value="0.136011904761905" calcext:value-type="float">
            <text:p>0.136011904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374101740124478" calcext:value-type="float">
            <text:p>0.3741017401</text:p>
          </table:table-cell>
          <table:table-cell office:value-type="float" office:value="0.172126436781609" calcext:value-type="float">
            <text:p>0.172126436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38357137774873" calcext:value-type="float">
            <text:p>0.3383571378</text:p>
          </table:table-cell>
          <table:table-cell office:value-type="float" office:value="0.134195402298851" calcext:value-type="float">
            <text:p>0.134195402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379742480344962" calcext:value-type="float">
            <text:p>0.3797424803</text:p>
          </table:table-cell>
          <table:table-cell office:value-type="float" office:value="0.169444444444444" calcext:value-type="float">
            <text:p>0.16944444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4125759367379" calcext:value-type="float">
            <text:p>0.3412575937</text:p>
          </table:table-cell>
          <table:table-cell office:value-type="float" office:value="0.131111111111111" calcext:value-type="float">
            <text:p>0.1311111111</text:p>
          </table:table-cell>
        </table:table-row>
      </table:table>
      <table:table table:name="Fold7" table:style-name="ta1">
        <table:shapes>
          <draw:frame draw:z-index="0" draw:style-name="gr1" draw:text-style-name="P1" svg:width="453.46pt" svg:height="255.26pt" svg:x="590.06pt" svg:y="277.88pt">
            <loext:p draw:notify-on-update-of-ranges="Fold7.C8:Fold7.C37 Fold7.D8:Fold7.D37 Fold7.G8:Fold7.G37 Fold7.H8:Fold7.H3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646989630737462" calcext:value-type="float">
            <text:p>0.064698963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96185579572759" calcext:value-type="float">
            <text:p>0.059618558</text:p>
          </table:table-cell>
          <table:table-cell office:value-type="float" office:value="0.616666666666667" calcext:value-type="float">
            <text:p>0.61666666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983644396400788" calcext:value-type="float">
            <text:p>0.0983644396</text:p>
          </table:table-cell>
          <table:table-cell office:value-type="float" office:value="0.5375" calcext:value-type="float">
            <text:p>0.53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795960023461168" calcext:value-type="float">
            <text:p>0.0795960023</text:p>
          </table:table-cell>
          <table:table-cell office:value-type="float" office:value="0.4375" calcext:value-type="float">
            <text:p>0.43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33573535470225" calcext:value-type="float">
            <text:p>0.1335735355</text:p>
          </table:table-cell>
          <table:table-cell office:value-type="float" office:value="0.483333333333333" calcext:value-type="float">
            <text:p>0.4833333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985433969189347" calcext:value-type="float">
            <text:p>0.0985433969</text:p>
          </table:table-cell>
          <table:table-cell office:value-type="float" office:value="0.361111111111111" calcext:value-type="float">
            <text:p>0.36111111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59174766670083" calcext:value-type="float">
            <text:p>0.1591747667</text:p>
          </table:table-cell>
          <table:table-cell office:value-type="float" office:value="0.44375" calcext:value-type="float">
            <text:p>0.443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10344865088129" calcext:value-type="float">
            <text:p>0.1103448651</text:p>
          </table:table-cell>
          <table:table-cell office:value-type="float" office:value="0.304166666666667" calcext:value-type="float">
            <text:p>0.30416666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7847782707702" calcext:value-type="float">
            <text:p>0.1784778271</text:p>
          </table:table-cell>
          <table:table-cell office:value-type="float" office:value="0.406666666666667" calcext:value-type="float">
            <text:p>0.406666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27810465760886" calcext:value-type="float">
            <text:p>0.1278104658</text:p>
          </table:table-cell>
          <table:table-cell office:value-type="float" office:value="0.278333333333333" calcext:value-type="float">
            <text:p>0.278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99201064874722" calcext:value-type="float">
            <text:p>0.1992010649</text:p>
          </table:table-cell>
          <table:table-cell office:value-type="float" office:value="0.384722222222222" calcext:value-type="float">
            <text:p>0.38472222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40208532920497" calcext:value-type="float">
            <text:p>0.1402085329</text:p>
          </table:table-cell>
          <table:table-cell office:value-type="float" office:value="0.255555555555556" calcext:value-type="float">
            <text:p>0.255555555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12286814823387" calcext:value-type="float">
            <text:p>0.2122868148</text:p>
          </table:table-cell>
          <table:table-cell office:value-type="float" office:value="0.357142857142857" calcext:value-type="float">
            <text:p>0.357142857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51133286036393" calcext:value-type="float">
            <text:p>0.151133286</text:p>
          </table:table-cell>
          <table:table-cell office:value-type="float" office:value="0.236904761904762" calcext:value-type="float">
            <text:p>0.236904761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22307414806068" calcext:value-type="float">
            <text:p>0.2223074148</text:p>
          </table:table-cell>
          <table:table-cell office:value-type="float" office:value="0.334375" calcext:value-type="float">
            <text:p>0.3343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65160550137103" calcext:value-type="float">
            <text:p>0.1651605501</text:p>
          </table:table-cell>
          <table:table-cell office:value-type="float" office:value="0.227083333333333" calcext:value-type="float">
            <text:p>0.227083333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232512883345112" calcext:value-type="float">
            <text:p>0.2325128833</text:p>
          </table:table-cell>
          <table:table-cell office:value-type="float" office:value="0.317592592592592" calcext:value-type="float">
            <text:p>0.317592592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76327620799875" calcext:value-type="float">
            <text:p>0.1763276208</text:p>
          </table:table-cell>
          <table:table-cell office:value-type="float" office:value="0.21574074074074" calcext:value-type="float">
            <text:p>0.215740740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40735121124789" calcext:value-type="float">
            <text:p>0.2407351211</text:p>
          </table:table-cell>
          <table:table-cell office:value-type="float" office:value="0.299166666666667" calcext:value-type="float">
            <text:p>0.299166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85317266150215" calcext:value-type="float">
            <text:p>0.1853172662</text:p>
          </table:table-cell>
          <table:table-cell office:value-type="float" office:value="0.206666666666667" calcext:value-type="float">
            <text:p>0.206666666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250176500074778" calcext:value-type="float">
            <text:p>0.2501765001</text:p>
          </table:table-cell>
          <table:table-cell office:value-type="float" office:value="0.28939393939394" calcext:value-type="float">
            <text:p>0.289393939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96186102601981" calcext:value-type="float">
            <text:p>0.1961861026</text:p>
          </table:table-cell>
          <table:table-cell office:value-type="float" office:value="0.198484848484849" calcext:value-type="float">
            <text:p>0.198484848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258016781180167" calcext:value-type="float">
            <text:p>0.2580167812</text:p>
          </table:table-cell>
          <table:table-cell office:value-type="float" office:value="0.279861111111111" calcext:value-type="float">
            <text:p>0.27986111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09658387632329" calcext:value-type="float">
            <text:p>0.2096583876</text:p>
          </table:table-cell>
          <table:table-cell office:value-type="float" office:value="0.19375" calcext:value-type="float">
            <text:p>0.1937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65092726777368" calcext:value-type="float">
            <text:p>0.2650927268</text:p>
          </table:table-cell>
          <table:table-cell office:value-type="float" office:value="0.27051282051282" calcext:value-type="float">
            <text:p>0.27051282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20796371962568" calcext:value-type="float">
            <text:p>0.220796372</text:p>
          </table:table-cell>
          <table:table-cell office:value-type="float" office:value="0.188461538461538" calcext:value-type="float">
            <text:p>0.188461538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7587817950028" calcext:value-type="float">
            <text:p>0.2758781795</text:p>
          </table:table-cell>
          <table:table-cell office:value-type="float" office:value="0.261904761904762" calcext:value-type="float">
            <text:p>0.261904761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27704919337272" calcext:value-type="float">
            <text:p>0.2277049193</text:p>
          </table:table-cell>
          <table:table-cell office:value-type="float" office:value="0.180357142857143" calcext:value-type="float">
            <text:p>0.180357142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88454331029252" calcext:value-type="float">
            <text:p>0.288454331</text:p>
          </table:table-cell>
          <table:table-cell office:value-type="float" office:value="0.256666666666666" calcext:value-type="float">
            <text:p>0.25666666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34735484874122" calcext:value-type="float">
            <text:p>0.2347354849</text:p>
          </table:table-cell>
          <table:table-cell office:value-type="float" office:value="0.175555555555555" calcext:value-type="float">
            <text:p>0.175555555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93588871775328" calcext:value-type="float">
            <text:p>0.2935888718</text:p>
          </table:table-cell>
          <table:table-cell office:value-type="float" office:value="0.246875" calcext:value-type="float">
            <text:p>0.24687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241958439430417" calcext:value-type="float">
            <text:p>0.2419584394</text:p>
          </table:table-cell>
          <table:table-cell office:value-type="float" office:value="0.170833333333333" calcext:value-type="float">
            <text:p>0.170833333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0367267391657" calcext:value-type="float">
            <text:p>0.3036726739</text:p>
          </table:table-cell>
          <table:table-cell office:value-type="float" office:value="0.242156862745098" calcext:value-type="float">
            <text:p>0.24215686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52772007400979" calcext:value-type="float">
            <text:p>0.2527720074</text:p>
          </table:table-cell>
          <table:table-cell office:value-type="float" office:value="0.169607843137255" calcext:value-type="float">
            <text:p>0.169607843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08895044717582" calcext:value-type="float">
            <text:p>0.3088950447</text:p>
          </table:table-cell>
          <table:table-cell office:value-type="float" office:value="0.235648148148148" calcext:value-type="float">
            <text:p>0.235648148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256494255296871" calcext:value-type="float">
            <text:p>0.2564942553</text:p>
          </table:table-cell>
          <table:table-cell office:value-type="float" office:value="0.164351851851852" calcext:value-type="float">
            <text:p>0.164351851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317394887785111" calcext:value-type="float">
            <text:p>0.3173948878</text:p>
          </table:table-cell>
          <table:table-cell office:value-type="float" office:value="0.230263157894737" calcext:value-type="float">
            <text:p>0.230263157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260527230479471" calcext:value-type="float">
            <text:p>0.2605272305</text:p>
          </table:table-cell>
          <table:table-cell office:value-type="float" office:value="0.160087719298246" calcext:value-type="float">
            <text:p>0.160087719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322333875283026" calcext:value-type="float">
            <text:p>0.3223338753</text:p>
          </table:table-cell>
          <table:table-cell office:value-type="float" office:value="0.224166666666667" calcext:value-type="float">
            <text:p>0.22416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64581548946405" calcext:value-type="float">
            <text:p>0.2645815489</text:p>
          </table:table-cell>
          <table:table-cell office:value-type="float" office:value="0.15625" calcext:value-type="float">
            <text:p>0.1562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326096937978528" calcext:value-type="float">
            <text:p>0.326096938</text:p>
          </table:table-cell>
          <table:table-cell office:value-type="float" office:value="0.218650793650793" calcext:value-type="float">
            <text:p>0.218650793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272055146325509" calcext:value-type="float">
            <text:p>0.2720551463</text:p>
          </table:table-cell>
          <table:table-cell office:value-type="float" office:value="0.15515873015873" calcext:value-type="float">
            <text:p>0.155158730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332487336910612" calcext:value-type="float">
            <text:p>0.3324873369</text:p>
          </table:table-cell>
          <table:table-cell office:value-type="float" office:value="0.215530303030303" calcext:value-type="float">
            <text:p>0.21553030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80146684720096" calcext:value-type="float">
            <text:p>0.2801466847</text:p>
          </table:table-cell>
          <table:table-cell office:value-type="float" office:value="0.153409090909091" calcext:value-type="float">
            <text:p>0.153409090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339243369282823" calcext:value-type="float">
            <text:p>0.3392433693</text:p>
          </table:table-cell>
          <table:table-cell office:value-type="float" office:value="0.211231884057971" calcext:value-type="float">
            <text:p>0.211231884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28287141574265" calcext:value-type="float">
            <text:p>0.2828714157</text:p>
          </table:table-cell>
          <table:table-cell office:value-type="float" office:value="0.14963768115942" calcext:value-type="float">
            <text:p>0.149637681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342573441737855" calcext:value-type="float">
            <text:p>0.3425734417</text:p>
          </table:table-cell>
          <table:table-cell office:value-type="float" office:value="0.206597222222222" calcext:value-type="float">
            <text:p>0.206597222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288083720013017" calcext:value-type="float">
            <text:p>0.28808372</text:p>
          </table:table-cell>
          <table:table-cell office:value-type="float" office:value="0.145833333333333" calcext:value-type="float">
            <text:p>0.145833333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343918332700669" calcext:value-type="float">
            <text:p>0.3439183327</text:p>
          </table:table-cell>
          <table:table-cell office:value-type="float" office:value="0.201333333333333" calcext:value-type="float">
            <text:p>0.20133333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293853975341122" calcext:value-type="float">
            <text:p>0.2938539753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345919389498392" calcext:value-type="float">
            <text:p>0.3459193895</text:p>
          </table:table-cell>
          <table:table-cell office:value-type="float" office:value="0.195833333333333" calcext:value-type="float">
            <text:p>0.195833333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297517203637714" calcext:value-type="float">
            <text:p>0.2975172036</text:p>
          </table:table-cell>
          <table:table-cell office:value-type="float" office:value="0.141666666666667" calcext:value-type="float">
            <text:p>0.141666666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34996672405125" calcext:value-type="float">
            <text:p>0.3499667241</text:p>
          </table:table-cell>
          <table:table-cell office:value-type="float" office:value="0.191975308641975" calcext:value-type="float">
            <text:p>0.191975308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05295599286639" calcext:value-type="float">
            <text:p>0.3052955993</text:p>
          </table:table-cell>
          <table:table-cell office:value-type="float" office:value="0.140740740740741" calcext:value-type="float">
            <text:p>0.140740740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352575119112561" calcext:value-type="float">
            <text:p>0.3525751191</text:p>
          </table:table-cell>
          <table:table-cell office:value-type="float" office:value="0.187797619047619" calcext:value-type="float">
            <text:p>0.18779761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08396457586759" calcext:value-type="float">
            <text:p>0.3083964576</text:p>
          </table:table-cell>
          <table:table-cell office:value-type="float" office:value="0.138690476190476" calcext:value-type="float">
            <text:p>0.138690476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356458937220443" calcext:value-type="float">
            <text:p>0.3564589372</text:p>
          </table:table-cell>
          <table:table-cell office:value-type="float" office:value="0.18448275862069" calcext:value-type="float">
            <text:p>0.184482758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13374862544754" calcext:value-type="float">
            <text:p>0.3133748625</text:p>
          </table:table-cell>
          <table:table-cell office:value-type="float" office:value="0.137068965517241" calcext:value-type="float">
            <text:p>0.137068965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361381297350492" calcext:value-type="float">
            <text:p>0.3613812974</text:p>
          </table:table-cell>
          <table:table-cell office:value-type="float" office:value="0.182222222222222" calcext:value-type="float">
            <text:p>0.18222222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16486982020025" calcext:value-type="float">
            <text:p>0.316486982</text:p>
          </table:table-cell>
          <table:table-cell office:value-type="float" office:value="0.134722222222222" calcext:value-type="float">
            <text:p>0.1347222222</text:p>
          </table:table-cell>
        </table:table-row>
      </table:table>
      <table:table table:name="Fold6" table:style-name="ta1">
        <table:shapes>
          <draw:frame draw:z-index="0" draw:style-name="gr1" draw:text-style-name="P1" svg:width="453.46pt" svg:height="255.26pt" svg:x="565.88pt" svg:y="259.06pt">
            <loext:p draw:notify-on-update-of-ranges="Fold6.C8:Fold6.C37 Fold6.D8:Fold6.D37 Fold6.G8:Fold6.G37 Fold6.H8:Fold6.H3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469702263720828" calcext:value-type="float">
            <text:p>0.0469702264</text:p>
          </table:table-cell>
          <table:table-cell office:value-type="float" office:value="0.691666666666667" calcext:value-type="float">
            <text:p>0.691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39611550821191" calcext:value-type="float">
            <text:p>0.0439611551</text:p>
          </table:table-cell>
          <table:table-cell office:value-type="float" office:value="0.591666666666667" calcext:value-type="float">
            <text:p>0.59166666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762684223096497" calcext:value-type="float">
            <text:p>0.0762684223</text:p>
          </table:table-cell>
          <table:table-cell office:value-type="float" office:value="0.575" calcext:value-type="float">
            <text:p>0.5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642241624644787" calcext:value-type="float">
            <text:p>0.064224162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991563918239623" calcext:value-type="float">
            <text:p>0.0991563918</text:p>
          </table:table-cell>
          <table:table-cell office:value-type="float" office:value="0.511111111111111" calcext:value-type="float">
            <text:p>0.51111111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788655967978542" calcext:value-type="float">
            <text:p>0.0788655968</text:p>
          </table:table-cell>
          <table:table-cell office:value-type="float" office:value="0.380555555555556" calcext:value-type="float">
            <text:p>0.380555555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21025566498675" calcext:value-type="float">
            <text:p>0.1210255665</text:p>
          </table:table-cell>
          <table:table-cell office:value-type="float" office:value="0.485416666666667" calcext:value-type="float">
            <text:p>0.48541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864110329537058" calcext:value-type="float">
            <text:p>0.086411033</text:p>
          </table:table-cell>
          <table:table-cell office:value-type="float" office:value="0.322916666666667" calcext:value-type="float">
            <text:p>0.32291666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35054419666808" calcext:value-type="float">
            <text:p>0.1350544197</text:p>
          </table:table-cell>
          <table:table-cell office:value-type="float" office:value="0.441666666666667" calcext:value-type="float">
            <text:p>0.441666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971808385601596" calcext:value-type="float">
            <text:p>0.0971808386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45260410671675" calcext:value-type="float">
            <text:p>0.1452604107</text:p>
          </table:table-cell>
          <table:table-cell office:value-type="float" office:value="0.408333333333333" calcext:value-type="float">
            <text:p>0.408333333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03420072312137" calcext:value-type="float">
            <text:p>0.1034200723</text:p>
          </table:table-cell>
          <table:table-cell office:value-type="float" office:value="0.261111111111111" calcext:value-type="float">
            <text:p>0.261111111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54320527744447" calcext:value-type="float">
            <text:p>0.1543205277</text:p>
          </table:table-cell>
          <table:table-cell office:value-type="float" office:value="0.380952380952381" calcext:value-type="float">
            <text:p>0.38095238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14451477560161" calcext:value-type="float">
            <text:p>0.1144514776</text:p>
          </table:table-cell>
          <table:table-cell office:value-type="float" office:value="0.244047619047619" calcext:value-type="float">
            <text:p>0.24404761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63820479594061" calcext:value-type="float">
            <text:p>0.1638204796</text:p>
          </table:table-cell>
          <table:table-cell office:value-type="float" office:value="0.360416666666667" calcext:value-type="float">
            <text:p>0.36041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25334561256604" calcext:value-type="float">
            <text:p>0.1253345613</text:p>
          </table:table-cell>
          <table:table-cell office:value-type="float" office:value="0.232291666666667" calcext:value-type="float">
            <text:p>0.23229166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77337812992099" calcext:value-type="float">
            <text:p>0.177337813</text:p>
          </table:table-cell>
          <table:table-cell office:value-type="float" office:value="0.344444444444444" calcext:value-type="float">
            <text:p>0.34444444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29704840994487" calcext:value-type="float">
            <text:p>0.129704841</text:p>
          </table:table-cell>
          <table:table-cell office:value-type="float" office:value="0.21574074074074" calcext:value-type="float">
            <text:p>0.215740740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86581072279279" calcext:value-type="float">
            <text:p>0.1865810723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33375701000429" calcext:value-type="float">
            <text:p>0.133375701</text:p>
          </table:table-cell>
          <table:table-cell office:value-type="float" office:value="0.2025" calcext:value-type="float">
            <text:p>0.202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192892592456116" calcext:value-type="float">
            <text:p>0.1928925925</text:p>
          </table:table-cell>
          <table:table-cell office:value-type="float" office:value="0.315151515151515" calcext:value-type="float">
            <text:p>0.315151515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37912696254192" calcext:value-type="float">
            <text:p>0.1379126963</text:p>
          </table:table-cell>
          <table:table-cell office:value-type="float" office:value="0.192424242424242" calcext:value-type="float">
            <text:p>0.192424242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99746855931266" calcext:value-type="float">
            <text:p>0.1997468559</text:p>
          </table:table-cell>
          <table:table-cell office:value-type="float" office:value="0.304166666666667" calcext:value-type="float">
            <text:p>0.30416666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43800366335176" calcext:value-type="float">
            <text:p>0.1438003663</text:p>
          </table:table-cell>
          <table:table-cell office:value-type="float" office:value="0.185416666666667" calcext:value-type="float">
            <text:p>0.185416666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07846826309988" calcext:value-type="float">
            <text:p>0.2078468263</text:p>
          </table:table-cell>
          <table:table-cell office:value-type="float" office:value="0.294871794871795" calcext:value-type="float">
            <text:p>0.29487179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51570684030766" calcext:value-type="float">
            <text:p>0.151570684</text:p>
          </table:table-cell>
          <table:table-cell office:value-type="float" office:value="0.181410256410256" calcext:value-type="float">
            <text:p>0.181410256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16285845095539" calcext:value-type="float">
            <text:p>0.2162858451</text:p>
          </table:table-cell>
          <table:table-cell office:value-type="float" office:value="0.2875" calcext:value-type="float">
            <text:p>0.28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58164644241423" calcext:value-type="float">
            <text:p>0.1581646442</text:p>
          </table:table-cell>
          <table:table-cell office:value-type="float" office:value="0.178571428571429" calcext:value-type="float">
            <text:p>0.178571428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22401139838243" calcext:value-type="float">
            <text:p>0.2224011398</text:p>
          </table:table-cell>
          <table:table-cell office:value-type="float" office:value="0.279444444444444" calcext:value-type="float">
            <text:p>0.279444444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65788458877221" calcext:value-type="float">
            <text:p>0.1657884589</text:p>
          </table:table-cell>
          <table:table-cell office:value-type="float" office:value="0.176666666666667" calcext:value-type="float">
            <text:p>0.176666666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28214535221518" calcext:value-type="float">
            <text:p>0.2282145352</text:p>
          </table:table-cell>
          <table:table-cell office:value-type="float" office:value="0.270833333333333" calcext:value-type="float">
            <text:p>0.2708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71021438441722" calcext:value-type="float">
            <text:p>0.1710214384</text:p>
          </table:table-cell>
          <table:table-cell office:value-type="float" office:value="0.171875" calcext:value-type="float">
            <text:p>0.17187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235118937627486" calcext:value-type="float">
            <text:p>0.2351189376</text:p>
          </table:table-cell>
          <table:table-cell office:value-type="float" office:value="0.264215686274509" calcext:value-type="float">
            <text:p>0.264215686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74502152904075" calcext:value-type="float">
            <text:p>0.1745021529</text:p>
          </table:table-cell>
          <table:table-cell office:value-type="float" office:value="0.166666666666666" calcext:value-type="float">
            <text:p>0.166666666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240112819006163" calcext:value-type="float">
            <text:p>0.240112819</text:p>
          </table:table-cell>
          <table:table-cell office:value-type="float" office:value="0.256481481481482" calcext:value-type="float">
            <text:p>0.25648148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82569985641351" calcext:value-type="float">
            <text:p>0.1825699856</text:p>
          </table:table-cell>
          <table:table-cell office:value-type="float" office:value="0.16712962962963" calcext:value-type="float">
            <text:p>0.167129629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247589444328105" calcext:value-type="float">
            <text:p>0.2475894443</text:p>
          </table:table-cell>
          <table:table-cell office:value-type="float" office:value="0.250438596491228" calcext:value-type="float">
            <text:p>0.250438596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88337313785246" calcext:value-type="float">
            <text:p>0.1883373138</text:p>
          </table:table-cell>
          <table:table-cell office:value-type="float" office:value="0.16359649122807" calcext:value-type="float">
            <text:p>0.163596491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254389791811839" calcext:value-type="float">
            <text:p>0.2543897918</text:p>
          </table:table-cell>
          <table:table-cell office:value-type="float" office:value="0.246666666666667" calcext:value-type="float">
            <text:p>0.24666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92999499482364" calcext:value-type="float">
            <text:p>0.1929994995</text:p>
          </table:table-cell>
          <table:table-cell office:value-type="float" office:value="0.161666666666667" calcext:value-type="float">
            <text:p>0.161666666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260779545463404" calcext:value-type="float">
            <text:p>0.2607795455</text:p>
          </table:table-cell>
          <table:table-cell office:value-type="float" office:value="0.242857142857142" calcext:value-type="float">
            <text:p>0.242857142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96973618604788" calcext:value-type="float">
            <text:p>0.1969736186</text:p>
          </table:table-cell>
          <table:table-cell office:value-type="float" office:value="0.157539682539682" calcext:value-type="float">
            <text:p>0.15753968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266491656472923" calcext:value-type="float">
            <text:p>0.2664916565</text:p>
          </table:table-cell>
          <table:table-cell office:value-type="float" office:value="0.238636363636364" calcext:value-type="float">
            <text:p>0.238636363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00783436338482" calcext:value-type="float">
            <text:p>0.2007834363</text:p>
          </table:table-cell>
          <table:table-cell office:value-type="float" office:value="0.156439393939394" calcext:value-type="float">
            <text:p>0.156439393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270828506193059" calcext:value-type="float">
            <text:p>0.2708285062</text:p>
          </table:table-cell>
          <table:table-cell office:value-type="float" office:value="0.233333333333333" calcext:value-type="float">
            <text:p>0.233333333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204229177391902" calcext:value-type="float">
            <text:p>0.2042291774</text:p>
          </table:table-cell>
          <table:table-cell office:value-type="float" office:value="0.153985507246377" calcext:value-type="float">
            <text:p>0.153985507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275686367177486" calcext:value-type="float">
            <text:p>0.2756863672</text:p>
          </table:table-cell>
          <table:table-cell office:value-type="float" office:value="0.228125" calcext:value-type="float">
            <text:p>0.2281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210961683811551" calcext:value-type="float">
            <text:p>0.2109616838</text:p>
          </table:table-cell>
          <table:table-cell office:value-type="float" office:value="0.153125" calcext:value-type="float">
            <text:p>0.15312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278104109602608" calcext:value-type="float">
            <text:p>0.2781041096</text:p>
          </table:table-cell>
          <table:table-cell office:value-type="float" office:value="0.222666666666666" calcext:value-type="float">
            <text:p>0.22266666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214124436359549" calcext:value-type="float">
            <text:p>0.214124436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281746489982581" calcext:value-type="float">
            <text:p>0.28174649</text:p>
          </table:table-cell>
          <table:table-cell office:value-type="float" office:value="0.218269230769231" calcext:value-type="float">
            <text:p>0.21826923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221539226853608" calcext:value-type="float">
            <text:p>0.2215392269</text:p>
          </table:table-cell>
          <table:table-cell office:value-type="float" office:value="0.149679487179487" calcext:value-type="float">
            <text:p>0.149679487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287189389562292" calcext:value-type="float">
            <text:p>0.2871893896</text:p>
          </table:table-cell>
          <table:table-cell office:value-type="float" office:value="0.215123456790123" calcext:value-type="float">
            <text:p>0.215123456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22566820615454" calcext:value-type="float">
            <text:p>0.2256682062</text:p>
          </table:table-cell>
          <table:table-cell office:value-type="float" office:value="0.148148148148148" calcext:value-type="float">
            <text:p>0.148148148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289743458393464" calcext:value-type="float">
            <text:p>0.2897434584</text:p>
          </table:table-cell>
          <table:table-cell office:value-type="float" office:value="0.210714285714286" calcext:value-type="float">
            <text:p>0.210714285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230141961926436" calcext:value-type="float">
            <text:p>0.2301419619</text:p>
          </table:table-cell>
          <table:table-cell office:value-type="float" office:value="0.14702380952381" calcext:value-type="float">
            <text:p>0.147023809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292648577071888" calcext:value-type="float">
            <text:p>0.2926485771</text:p>
          </table:table-cell>
          <table:table-cell office:value-type="float" office:value="0.206609195402299" calcext:value-type="float">
            <text:p>0.206609195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233875890704329" calcext:value-type="float">
            <text:p>0.2338758907</text:p>
          </table:table-cell>
          <table:table-cell office:value-type="float" office:value="0.145114942528736" calcext:value-type="float">
            <text:p>0.145114942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295949956105454" calcext:value-type="float">
            <text:p>0.2959499561</text:p>
          </table:table-cell>
          <table:table-cell office:value-type="float" office:value="0.2025" calcext:value-type="float">
            <text:p>0.20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23878413734665" calcext:value-type="float">
            <text:p>0.2387841373</text:p>
          </table:table-cell>
          <table:table-cell office:value-type="float" office:value="0.143611111111111" calcext:value-type="float">
            <text:p>0.1436111111</text:p>
          </table:table-cell>
        </table:table-row>
      </table:table>
      <table:table table:name="Fold5" table:style-name="ta1">
        <table:shapes>
          <draw:frame draw:z-index="0" draw:style-name="gr1" draw:text-style-name="P1" svg:width="453.46pt" svg:height="255.26pt" svg:x="551.82pt" svg:y="215.38pt">
            <loext:p draw:notify-on-update-of-ranges="Fold5.C8:Fold5.C37 Fold5.D8:Fold5.D37 Fold5.G8:Fold5.G37 Fold5.H8:Fold5.H3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527178259712957" calcext:value-type="float">
            <text:p>0.052717826</text:p>
          </table:table-cell>
          <table:table-cell office:value-type="float" office:value="0.775" calcext:value-type="float">
            <text:p>0.7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51379865011558" calcext:value-type="float">
            <text:p>0.0451379865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809826056957377" calcext:value-type="float">
            <text:p>0.0809826057</text:p>
          </table:table-cell>
          <table:table-cell office:value-type="float" office:value="0.645833333333333" calcext:value-type="float">
            <text:p>0.6458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70916038964522" calcext:value-type="float">
            <text:p>0.070916039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04500413073534" calcext:value-type="float">
            <text:p>0.1045004131</text:p>
          </table:table-cell>
          <table:table-cell office:value-type="float" office:value="0.572222222222222" calcext:value-type="float">
            <text:p>0.57222222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859259877667047" calcext:value-type="float">
            <text:p>0.0859259878</text:p>
          </table:table-cell>
          <table:table-cell office:value-type="float" office:value="0.472222222222222" calcext:value-type="float">
            <text:p>0.472222222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17768487406127" calcext:value-type="float">
            <text:p>0.1177684874</text:p>
          </table:table-cell>
          <table:table-cell office:value-type="float" office:value="0.50625" calcext:value-type="float">
            <text:p>0.506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91481958207921" calcext:value-type="float">
            <text:p>0.091481958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32788256914704" calcext:value-type="float">
            <text:p>0.1327882569</text:p>
          </table:table-cell>
          <table:table-cell office:value-type="float" office:value="0.471666666666667" calcext:value-type="float">
            <text:p>0.471666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982781409766147" calcext:value-type="float">
            <text:p>0.098278141</text:p>
          </table:table-cell>
          <table:table-cell office:value-type="float" office:value="0.328333333333333" calcext:value-type="float">
            <text:p>0.328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44536900922366" calcext:value-type="float">
            <text:p>0.1445369009</text:p>
          </table:table-cell>
          <table:table-cell office:value-type="float" office:value="0.441666666666666" calcext:value-type="float">
            <text:p>0.4416666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07237995317579" calcext:value-type="float">
            <text:p>0.1072379953</text:p>
          </table:table-cell>
          <table:table-cell office:value-type="float" office:value="0.302777777777778" calcext:value-type="float">
            <text:p>0.302777777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58349216813093" calcext:value-type="float">
            <text:p>0.1583492168</text:p>
          </table:table-cell>
          <table:table-cell office:value-type="float" office:value="0.413095238095238" calcext:value-type="float">
            <text:p>0.413095238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16446179874988" calcext:value-type="float">
            <text:p>0.1164461799</text:p>
          </table:table-cell>
          <table:table-cell office:value-type="float" office:value="0.283333333333333" calcext:value-type="float">
            <text:p>0.283333333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69252488554534" calcext:value-type="float">
            <text:p>0.1692524886</text:p>
          </table:table-cell>
          <table:table-cell office:value-type="float" office:value="0.389583333333333" calcext:value-type="float">
            <text:p>0.38958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26174071987748" calcext:value-type="float">
            <text:p>0.126174072</text:p>
          </table:table-cell>
          <table:table-cell office:value-type="float" office:value="0.266666666666667" calcext:value-type="float">
            <text:p>0.26666666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77045462243228" calcext:value-type="float">
            <text:p>0.1770454622</text:p>
          </table:table-cell>
          <table:table-cell office:value-type="float" office:value="0.371296296296296" calcext:value-type="float">
            <text:p>0.37129629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34882569014744" calcext:value-type="float">
            <text:p>0.134882569</text:p>
          </table:table-cell>
          <table:table-cell office:value-type="float" office:value="0.253703703703703" calcext:value-type="float">
            <text:p>0.253703703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85774674046306" calcext:value-type="float">
            <text:p>0.185774674</text:p>
          </table:table-cell>
          <table:table-cell office:value-type="float" office:value="0.354166666666667" calcext:value-type="float">
            <text:p>0.354166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4167327014368" calcext:value-type="float">
            <text:p>0.1416732701</text:p>
          </table:table-cell>
          <table:table-cell office:value-type="float" office:value="0.236666666666667" calcext:value-type="float">
            <text:p>0.236666666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19415682635129" calcext:value-type="float">
            <text:p>0.1941568264</text:p>
          </table:table-cell>
          <table:table-cell office:value-type="float" office:value="0.340151515151515" calcext:value-type="float">
            <text:p>0.340151515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46132529099252" calcext:value-type="float">
            <text:p>0.1461325291</text:p>
          </table:table-cell>
          <table:table-cell office:value-type="float" office:value="0.226515151515152" calcext:value-type="float">
            <text:p>0.226515151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201442386201652" calcext:value-type="float">
            <text:p>0.2014423862</text:p>
          </table:table-cell>
          <table:table-cell office:value-type="float" office:value="0.324305555555556" calcext:value-type="float">
            <text:p>0.324305555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51846063496324" calcext:value-type="float">
            <text:p>0.1518460635</text:p>
          </table:table-cell>
          <table:table-cell office:value-type="float" office:value="0.217361111111111" calcext:value-type="float">
            <text:p>0.217361111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08719724427103" calcext:value-type="float">
            <text:p>0.2087197244</text:p>
          </table:table-cell>
          <table:table-cell office:value-type="float" office:value="0.31025641025641" calcext:value-type="float">
            <text:p>0.31025641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59726521216796" calcext:value-type="float">
            <text:p>0.1597265212</text:p>
          </table:table-cell>
          <table:table-cell office:value-type="float" office:value="0.212820512820512" calcext:value-type="float">
            <text:p>0.212820512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16257092932766" calcext:value-type="float">
            <text:p>0.2162570929</text:p>
          </table:table-cell>
          <table:table-cell office:value-type="float" office:value="0.300595238095238" calcext:value-type="float">
            <text:p>0.300595238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6506015113325" calcext:value-type="float">
            <text:p>0.1650601511</text:p>
          </table:table-cell>
          <table:table-cell office:value-type="float" office:value="0.205357142857143" calcext:value-type="float">
            <text:p>0.205357142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21720561562687" calcext:value-type="float">
            <text:p>0.2217205616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74661283074763" calcext:value-type="float">
            <text:p>0.1746612831</text:p>
          </table:table-cell>
          <table:table-cell office:value-type="float" office:value="0.203333333333333" calcext:value-type="float">
            <text:p>0.203333333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27424758038172" calcext:value-type="float">
            <text:p>0.227424758</text:p>
          </table:table-cell>
          <table:table-cell office:value-type="float" office:value="0.280729166666667" calcext:value-type="float">
            <text:p>0.2807291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80444916629276" calcext:value-type="float">
            <text:p>0.180444916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233927893885545" calcext:value-type="float">
            <text:p>0.2339278939</text:p>
          </table:table-cell>
          <table:table-cell office:value-type="float" office:value="0.271078431372549" calcext:value-type="float">
            <text:p>0.27107843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86869290840397" calcext:value-type="float">
            <text:p>0.1868692908</text:p>
          </table:table-cell>
          <table:table-cell office:value-type="float" office:value="0.197058823529411" calcext:value-type="float">
            <text:p>0.197058823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239796002398529" calcext:value-type="float">
            <text:p>0.2397960024</text:p>
          </table:table-cell>
          <table:table-cell office:value-type="float" office:value="0.264351851851852" calcext:value-type="float">
            <text:p>0.26435185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92069519039893" calcext:value-type="float">
            <text:p>0.192069519</text:p>
          </table:table-cell>
          <table:table-cell office:value-type="float" office:value="0.193055555555555" calcext:value-type="float">
            <text:p>0.193055555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246730297524431" calcext:value-type="float">
            <text:p>0.2467302975</text:p>
          </table:table-cell>
          <table:table-cell office:value-type="float" office:value="0.259210526315789" calcext:value-type="float">
            <text:p>0.259210526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9672093487552" calcext:value-type="float">
            <text:p>0.1967209349</text:p>
          </table:table-cell>
          <table:table-cell office:value-type="float" office:value="0.187719298245614" calcext:value-type="float">
            <text:p>0.187719298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255493269939485" calcext:value-type="float">
            <text:p>0.2554932699</text:p>
          </table:table-cell>
          <table:table-cell office:value-type="float" office:value="0.254583333333333" calcext:value-type="float">
            <text:p>0.25458333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02842735684278" calcext:value-type="float">
            <text:p>0.2028427357</text:p>
          </table:table-cell>
          <table:table-cell office:value-type="float" office:value="0.185833333333333" calcext:value-type="float">
            <text:p>0.185833333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264365086187242" calcext:value-type="float">
            <text:p>0.2643650862</text:p>
          </table:table-cell>
          <table:table-cell office:value-type="float" office:value="0.251190476190476" calcext:value-type="float">
            <text:p>0.251190476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206155659310888" calcext:value-type="float">
            <text:p>0.2061556593</text:p>
          </table:table-cell>
          <table:table-cell office:value-type="float" office:value="0.181746031746031" calcext:value-type="float">
            <text:p>0.181746031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272636303421922" calcext:value-type="float">
            <text:p>0.2726363034</text:p>
          </table:table-cell>
          <table:table-cell office:value-type="float" office:value="0.247727272727273" calcext:value-type="float">
            <text:p>0.24772727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09758598221656" calcext:value-type="float">
            <text:p>0.2097585982</text:p>
          </table:table-cell>
          <table:table-cell office:value-type="float" office:value="0.178409090909091" calcext:value-type="float">
            <text:p>0.178409090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28003910584616" calcext:value-type="float">
            <text:p>0.2800391058</text:p>
          </table:table-cell>
          <table:table-cell office:value-type="float" office:value="0.244202898550725" calcext:value-type="float">
            <text:p>0.244202898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215110565571621" calcext:value-type="float">
            <text:p>0.2151105656</text:p>
          </table:table-cell>
          <table:table-cell office:value-type="float" office:value="0.17536231884058" calcext:value-type="float">
            <text:p>0.175362318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283210998274051" calcext:value-type="float">
            <text:p>0.2832109983</text:p>
          </table:table-cell>
          <table:table-cell office:value-type="float" office:value="0.237152777777778" calcext:value-type="float">
            <text:p>0.237152777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219831677792733" calcext:value-type="float">
            <text:p>0.2198316778</text:p>
          </table:table-cell>
          <table:table-cell office:value-type="float" office:value="0.171527777777778" calcext:value-type="float">
            <text:p>0.171527777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286935319485242" calcext:value-type="float">
            <text:p>0.2869353195</text:p>
          </table:table-cell>
          <table:table-cell office:value-type="float" office:value="0.232" calcext:value-type="float">
            <text:p>0.23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222683756987856" calcext:value-type="float">
            <text:p>0.222683757</text:p>
          </table:table-cell>
          <table:table-cell office:value-type="float" office:value="0.167666666666666" calcext:value-type="float">
            <text:p>0.167666666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290750972680393" calcext:value-type="float">
            <text:p>0.2907509727</text:p>
          </table:table-cell>
          <table:table-cell office:value-type="float" office:value="0.22724358974359" calcext:value-type="float">
            <text:p>0.227243589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227724287744529" calcext:value-type="float">
            <text:p>0.2277242877</text:p>
          </table:table-cell>
          <table:table-cell office:value-type="float" office:value="0.166346153846154" calcext:value-type="float">
            <text:p>0.166346153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29501097334585" calcext:value-type="float">
            <text:p>0.2950109733</text:p>
          </table:table-cell>
          <table:table-cell office:value-type="float" office:value="0.223148148148148" calcext:value-type="float">
            <text:p>0.223148148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230188696021437" calcext:value-type="float">
            <text:p>0.230188696</text:p>
          </table:table-cell>
          <table:table-cell office:value-type="float" office:value="0.162654320987654" calcext:value-type="float">
            <text:p>0.16265432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298987416488804" calcext:value-type="float">
            <text:p>0.2989874165</text:p>
          </table:table-cell>
          <table:table-cell office:value-type="float" office:value="0.219345238095238" calcext:value-type="float">
            <text:p>0.219345238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233483232791759" calcext:value-type="float">
            <text:p>0.2334832328</text:p>
          </table:table-cell>
          <table:table-cell office:value-type="float" office:value="0.160119047619048" calcext:value-type="float">
            <text:p>0.160119047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301610444167753" calcext:value-type="float">
            <text:p>0.3016104442</text:p>
          </table:table-cell>
          <table:table-cell office:value-type="float" office:value="0.214655172413793" calcext:value-type="float">
            <text:p>0.214655172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238414335036682" calcext:value-type="float">
            <text:p>0.238414335</text:p>
          </table:table-cell>
          <table:table-cell office:value-type="float" office:value="0.157758620689655" calcext:value-type="float">
            <text:p>0.157758620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304818220546001" calcext:value-type="float">
            <text:p>0.3048182205</text:p>
          </table:table-cell>
          <table:table-cell office:value-type="float" office:value="0.211111111111111" calcext:value-type="float">
            <text:p>0.21111111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241256361418385" calcext:value-type="float">
            <text:p>0.2412563614</text:p>
          </table:table-cell>
          <table:table-cell office:value-type="float" office:value="0.155277777777778" calcext:value-type="float">
            <text:p>0.1552777778</text:p>
          </table:table-cell>
        </table:table-row>
      </table:table>
      <table:table table:name="Fold4" table:style-name="ta1">
        <table:shapes>
          <draw:frame draw:z-index="0" draw:style-name="gr1" draw:text-style-name="P1" svg:width="453.46pt" svg:height="255.26pt" svg:x="657.98pt" svg:y="293.67pt">
            <loext:p draw:notify-on-update-of-ranges="Fold4.C8:Fold4.C37 Fold4.D8:Fold4.D37 Fold4.G8:Fold4.G37 Fold4.H8:Fold4.H3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455013824577866" calcext:value-type="float">
            <text:p>0.0455013825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40870394816645" calcext:value-type="float">
            <text:p>0.044087039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772216475049467" calcext:value-type="float">
            <text:p>0.0772216475</text:p>
          </table:table-cell>
          <table:table-cell office:value-type="float" office:value="0.591666666666667" calcext:value-type="float">
            <text:p>0.591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671387181467087" calcext:value-type="float">
            <text:p>0.0671387181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953597150713765" calcext:value-type="float">
            <text:p>0.0953597151</text:p>
          </table:table-cell>
          <table:table-cell office:value-type="float" office:value="0.508333333333333" calcext:value-type="float">
            <text:p>0.5083333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79095592635731" calcext:value-type="float">
            <text:p>0.0790955926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12037876992298" calcext:value-type="float">
            <text:p>0.112037877</text:p>
          </table:table-cell>
          <table:table-cell office:value-type="float" office:value="0.464583333333333" calcext:value-type="float">
            <text:p>0.46458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893937137361081" calcext:value-type="float">
            <text:p>0.0893937137</text:p>
          </table:table-cell>
          <table:table-cell office:value-type="float" office:value="0.364583333333333" calcext:value-type="float">
            <text:p>0.36458333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25685007123845" calcext:value-type="float">
            <text:p>0.1256850071</text:p>
          </table:table-cell>
          <table:table-cell office:value-type="float" office:value="0.425" calcext:value-type="float">
            <text:p>0.4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988214020376883" calcext:value-type="float">
            <text:p>0.098821402</text:p>
          </table:table-cell>
          <table:table-cell office:value-type="float" office:value="0.323333333333333" calcext:value-type="float">
            <text:p>0.323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40583165552934" calcext:value-type="float">
            <text:p>0.1405831656</text:p>
          </table:table-cell>
          <table:table-cell office:value-type="float" office:value="0.398611111111111" calcext:value-type="float">
            <text:p>0.39861111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04097361266013" calcext:value-type="float">
            <text:p>0.1040973613</text:p>
          </table:table-cell>
          <table:table-cell office:value-type="float" office:value="0.286111111111111" calcext:value-type="float">
            <text:p>0.286111111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50753213528884" calcext:value-type="float">
            <text:p>0.1507532135</text:p>
          </table:table-cell>
          <table:table-cell office:value-type="float" office:value="0.377380952380952" calcext:value-type="float">
            <text:p>0.37738095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10310557620835" calcext:value-type="float">
            <text:p>0.1103105576</text:p>
          </table:table-cell>
          <table:table-cell office:value-type="float" office:value="0.255952380952381" calcext:value-type="float">
            <text:p>0.25595238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59829628965091" calcext:value-type="float">
            <text:p>0.159829629</text:p>
          </table:table-cell>
          <table:table-cell office:value-type="float" office:value="0.357291666666667" calcext:value-type="float">
            <text:p>0.357291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15791003612666" calcext:value-type="float">
            <text:p>0.1157910036</text:p>
          </table:table-cell>
          <table:table-cell office:value-type="float" office:value="0.238541666666667" calcext:value-type="float">
            <text:p>0.23854166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68381717479708" calcext:value-type="float">
            <text:p>0.1683817175</text:p>
          </table:table-cell>
          <table:table-cell office:value-type="float" office:value="0.344444444444444" calcext:value-type="float">
            <text:p>0.34444444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24473771171213" calcext:value-type="float">
            <text:p>0.1244737712</text:p>
          </table:table-cell>
          <table:table-cell office:value-type="float" office:value="0.233333333333333" calcext:value-type="float">
            <text:p>0.233333333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79857750526204" calcext:value-type="float">
            <text:p>0.1798577505</text:p>
          </table:table-cell>
          <table:table-cell office:value-type="float" office:value="0.335" calcext:value-type="float">
            <text:p>0.3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9359505287475" calcext:value-type="float">
            <text:p>0.1293595053</text:p>
          </table:table-cell>
          <table:table-cell office:value-type="float" office:value="0.220833333333333" calcext:value-type="float">
            <text:p>0.22083333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191566984336292" calcext:value-type="float">
            <text:p>0.1915669843</text:p>
          </table:table-cell>
          <table:table-cell office:value-type="float" office:value="0.324242424242424" calcext:value-type="float">
            <text:p>0.32424242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36152867618858" calcext:value-type="float">
            <text:p>0.1361528676</text:p>
          </table:table-cell>
          <table:table-cell office:value-type="float" office:value="0.211363636363637" calcext:value-type="float">
            <text:p>0.211363636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2012624532724" calcext:value-type="float">
            <text:p>0.2012624533</text:p>
          </table:table-cell>
          <table:table-cell office:value-type="float" office:value="0.315277777777778" calcext:value-type="float">
            <text:p>0.315277777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42740619393458" calcext:value-type="float">
            <text:p>0.1427406194</text:p>
          </table:table-cell>
          <table:table-cell office:value-type="float" office:value="0.204861111111111" calcext:value-type="float">
            <text:p>0.204861111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09560549410505" calcext:value-type="float">
            <text:p>0.2095605494</text:p>
          </table:table-cell>
          <table:table-cell office:value-type="float" office:value="0.302564102564102" calcext:value-type="float">
            <text:p>0.302564102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5131715039318" calcext:value-type="float">
            <text:p>0.1513171504</text:p>
          </table:table-cell>
          <table:table-cell office:value-type="float" office:value="0.200641025641025" calcext:value-type="float">
            <text:p>0.200641025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15535030156361" calcext:value-type="float">
            <text:p>0.2155350302</text:p>
          </table:table-cell>
          <table:table-cell office:value-type="float" office:value="0.290476190476191" calcext:value-type="float">
            <text:p>0.29047619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56843219944269" calcext:value-type="float">
            <text:p>0.1568432199</text:p>
          </table:table-cell>
          <table:table-cell office:value-type="float" office:value="0.193452380952381" calcext:value-type="float">
            <text:p>0.19345238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21531283655783" calcext:value-type="float">
            <text:p>0.2215312837</text:p>
          </table:table-cell>
          <table:table-cell office:value-type="float" office:value="0.282222222222222" calcext:value-type="float">
            <text:p>0.28222222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66418872603291" calcext:value-type="float">
            <text:p>0.1664188726</text:p>
          </table:table-cell>
          <table:table-cell office:value-type="float" office:value="0.193333333333333" calcext:value-type="float">
            <text:p>0.193333333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29898117505299" calcext:value-type="float">
            <text:p>0.2298981175</text:p>
          </table:table-cell>
          <table:table-cell office:value-type="float" office:value="0.276041666666667" calcext:value-type="float">
            <text:p>0.276041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72144198655429" calcext:value-type="float">
            <text:p>0.1721441987</text:p>
          </table:table-cell>
          <table:table-cell office:value-type="float" office:value="0.190104166666667" calcext:value-type="float">
            <text:p>0.190104166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235585602201137" calcext:value-type="float">
            <text:p>0.2355856022</text:p>
          </table:table-cell>
          <table:table-cell office:value-type="float" office:value="0.269117647058823" calcext:value-type="float">
            <text:p>0.269117647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76928484969481" calcext:value-type="float">
            <text:p>0.176928485</text:p>
          </table:table-cell>
          <table:table-cell office:value-type="float" office:value="0.186274509803921" calcext:value-type="float">
            <text:p>0.186274509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241649573573189" calcext:value-type="float">
            <text:p>0.2416495736</text:p>
          </table:table-cell>
          <table:table-cell office:value-type="float" office:value="0.261574074074074" calcext:value-type="float">
            <text:p>0.261574074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81641833437776" calcext:value-type="float">
            <text:p>0.1816418334</text:p>
          </table:table-cell>
          <table:table-cell office:value-type="float" office:value="0.181481481481481" calcext:value-type="float">
            <text:p>0.181481481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248276029633236" calcext:value-type="float">
            <text:p>0.2482760296</text:p>
          </table:table-cell>
          <table:table-cell office:value-type="float" office:value="0.255701754385965" calcext:value-type="float">
            <text:p>0.25570175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88932447073815" calcext:value-type="float">
            <text:p>0.1889324471</text:p>
          </table:table-cell>
          <table:table-cell office:value-type="float" office:value="0.178508771929824" calcext:value-type="float">
            <text:p>0.178508771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256578774187516" calcext:value-type="float">
            <text:p>0.2565787742</text:p>
          </table:table-cell>
          <table:table-cell office:value-type="float" office:value="0.2525" calcext:value-type="float">
            <text:p>0.25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95552541994696" calcext:value-type="float">
            <text:p>0.195552542</text:p>
          </table:table-cell>
          <table:table-cell office:value-type="float" office:value="0.175416666666667" calcext:value-type="float">
            <text:p>0.175416666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262606468583749" calcext:value-type="float">
            <text:p>0.2626064686</text:p>
          </table:table-cell>
          <table:table-cell office:value-type="float" office:value="0.247222222222222" calcext:value-type="float">
            <text:p>0.247222222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202097496024859" calcext:value-type="float">
            <text:p>0.202097496</text:p>
          </table:table-cell>
          <table:table-cell office:value-type="float" office:value="0.173015873015873" calcext:value-type="float">
            <text:p>0.17301587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269158603450024" calcext:value-type="float">
            <text:p>0.2691586035</text:p>
          </table:table-cell>
          <table:table-cell office:value-type="float" office:value="0.242045454545455" calcext:value-type="float">
            <text:p>0.242045454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06287940248917" calcext:value-type="float">
            <text:p>0.2062879402</text:p>
          </table:table-cell>
          <table:table-cell office:value-type="float" office:value="0.170454545454546" calcext:value-type="float">
            <text:p>0.170454545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273864679352145" calcext:value-type="float">
            <text:p>0.2738646794</text:p>
          </table:table-cell>
          <table:table-cell office:value-type="float" office:value="0.235869565217391" calcext:value-type="float">
            <text:p>0.235869565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213136577698688" calcext:value-type="float">
            <text:p>0.2131365777</text:p>
          </table:table-cell>
          <table:table-cell office:value-type="float" office:value="0.169202898550725" calcext:value-type="float">
            <text:p>0.169202898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279819720307048" calcext:value-type="float">
            <text:p>0.2798197203</text:p>
          </table:table-cell>
          <table:table-cell office:value-type="float" office:value="0.232638888888889" calcext:value-type="float">
            <text:p>0.232638888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217581346093655" calcext:value-type="float">
            <text:p>0.2175813461</text:p>
          </table:table-cell>
          <table:table-cell office:value-type="float" office:value="0.166666666666667" calcext:value-type="float">
            <text:p>0.166666666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282582135504668" calcext:value-type="float">
            <text:p>0.2825821355</text:p>
          </table:table-cell>
          <table:table-cell office:value-type="float" office:value="0.226666666666667" calcext:value-type="float">
            <text:p>0.22666666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222589977281821" calcext:value-type="float">
            <text:p>0.2225899773</text:p>
          </table:table-cell>
          <table:table-cell office:value-type="float" office:value="0.164333333333333" calcext:value-type="float">
            <text:p>0.164333333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286555842558876" calcext:value-type="float">
            <text:p>0.2865558426</text:p>
          </table:table-cell>
          <table:table-cell office:value-type="float" office:value="0.222115384615385" calcext:value-type="float">
            <text:p>0.222115384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227379123325969" calcext:value-type="float">
            <text:p>0.2273791233</text:p>
          </table:table-cell>
          <table:table-cell office:value-type="float" office:value="0.161858974358974" calcext:value-type="float">
            <text:p>0.1618589744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291512742410278" calcext:value-type="float">
            <text:p>0.2915127424</text:p>
          </table:table-cell>
          <table:table-cell office:value-type="float" office:value="0.21820987654321" calcext:value-type="float">
            <text:p>0.218209876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229678605882351" calcext:value-type="float">
            <text:p>0.2296786059</text:p>
          </table:table-cell>
          <table:table-cell office:value-type="float" office:value="0.158333333333333" calcext:value-type="float">
            <text:p>0.158333333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294579857100111" calcext:value-type="float">
            <text:p>0.2945798571</text:p>
          </table:table-cell>
          <table:table-cell office:value-type="float" office:value="0.2125" calcext:value-type="float">
            <text:p>0.212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236628574543741" calcext:value-type="float">
            <text:p>0.2366285745</text:p>
          </table:table-cell>
          <table:table-cell office:value-type="float" office:value="0.158333333333333" calcext:value-type="float">
            <text:p>0.1583333333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300070684715396" calcext:value-type="float">
            <text:p>0.3000706847</text:p>
          </table:table-cell>
          <table:table-cell office:value-type="float" office:value="0.210344827586207" calcext:value-type="float">
            <text:p>0.210344827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24067809341657" calcext:value-type="float">
            <text:p>0.2406780934</text:p>
          </table:table-cell>
          <table:table-cell office:value-type="float" office:value="0.155459770114943" calcext:value-type="float">
            <text:p>0.155459770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306595769328676" calcext:value-type="float">
            <text:p>0.3065957693</text:p>
          </table:table-cell>
          <table:table-cell office:value-type="float" office:value="0.208055555555556" calcext:value-type="float">
            <text:p>0.208055555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243135042105136" calcext:value-type="float">
            <text:p>0.2431350421</text:p>
          </table:table-cell>
          <table:table-cell office:value-type="float" office:value="0.152777777777778" calcext:value-type="float">
            <text:p>0.1527777778</text:p>
          </table:table-cell>
        </table:table-row>
      </table:table>
      <table:table table:name="Fold3" table:style-name="ta1">
        <table:shapes>
          <draw:frame draw:z-index="0" draw:style-name="gr1" draw:text-style-name="P1" svg:width="453.46pt" svg:height="255.26pt" svg:x="572.12pt" svg:y="261.33pt">
            <loext:p draw:notify-on-update-of-ranges="Fold3.C8:Fold3.C37 Fold3.D8:Fold3.D37 Fold3.G8:Fold3.G37 Fold3.H8:Fold3.H3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5691335509848" calcext:value-type="float">
            <text:p>0.1056913355</text:p>
          </table:table-cell>
          <table:table-cell office:value-type="float" office:value="0.825" calcext:value-type="float">
            <text:p>0.8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57313029689513" calcext:value-type="float">
            <text:p>0.09573130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5887062295987" calcext:value-type="float">
            <text:p>0.1558870623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23698032760226" calcext:value-type="float">
            <text:p>0.123698032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96036007395912" calcext:value-type="float">
            <text:p>0.1960360074</text:p>
          </table:table-cell>
          <table:table-cell office:value-type="float" office:value="0.525" calcext:value-type="float">
            <text:p>0.5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40250497568141" calcext:value-type="float">
            <text:p>0.1402504976</text:p>
          </table:table-cell>
          <table:table-cell office:value-type="float" office:value="0.386111111111112" calcext:value-type="float">
            <text:p>0.38611111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26808006357587" calcext:value-type="float">
            <text:p>0.2268080064</text:p>
          </table:table-cell>
          <table:table-cell office:value-type="float" office:value="0.466666666666667" calcext:value-type="float">
            <text:p>0.46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59327352426246" calcext:value-type="float">
            <text:p>0.1593273524</text:p>
          </table:table-cell>
          <table:table-cell office:value-type="float" office:value="0.322916666666667" calcext:value-type="float">
            <text:p>0.32291666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53574375499473" calcext:value-type="float">
            <text:p>0.2535743755</text:p>
          </table:table-cell>
          <table:table-cell office:value-type="float" office:value="0.426666666666667" calcext:value-type="float">
            <text:p>0.426666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76897607938016" calcext:value-type="float">
            <text:p>0.1768976079</text:p>
          </table:table-cell>
          <table:table-cell office:value-type="float" office:value="0.291666666666667" calcext:value-type="float">
            <text:p>0.29166666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6719395507016" calcext:value-type="float">
            <text:p>0.2671939551</text:p>
          </table:table-cell>
          <table:table-cell office:value-type="float" office:value="0.383333333333333" calcext:value-type="float">
            <text:p>0.383333333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02428613901007" calcext:value-type="float">
            <text:p>0.2024286139</text:p>
          </table:table-cell>
          <table:table-cell office:value-type="float" office:value="0.277777777777778" calcext:value-type="float">
            <text:p>0.277777777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83274511164324" calcext:value-type="float">
            <text:p>0.2832745112</text:p>
          </table:table-cell>
          <table:table-cell office:value-type="float" office:value="0.354761904761905" calcext:value-type="float">
            <text:p>0.35476190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17887352287377" calcext:value-type="float">
            <text:p>0.2178873523</text:p>
          </table:table-cell>
          <table:table-cell office:value-type="float" office:value="0.254761904761904" calcext:value-type="float">
            <text:p>0.254761904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304278577107033" calcext:value-type="float">
            <text:p>0.3042785771</text:p>
          </table:table-cell>
          <table:table-cell office:value-type="float" office:value="0.336458333333333" calcext:value-type="float">
            <text:p>0.336458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31066132099831" calcext:value-type="float">
            <text:p>0.2310661321</text:p>
          </table:table-cell>
          <table:table-cell office:value-type="float" office:value="0.239583333333333" calcext:value-type="float">
            <text:p>0.239583333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314700590104574" calcext:value-type="float">
            <text:p>0.3147005901</text:p>
          </table:table-cell>
          <table:table-cell office:value-type="float" office:value="0.312962962962963" calcext:value-type="float">
            <text:p>0.3129629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4947943176313" calcext:value-type="float">
            <text:p>0.2494794318</text:p>
          </table:table-cell>
          <table:table-cell office:value-type="float" office:value="0.227777777777777" calcext:value-type="float">
            <text:p>0.227777777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2687351142128" calcext:value-type="float">
            <text:p>0.3268735114</text:p>
          </table:table-cell>
          <table:table-cell office:value-type="float" office:value="0.294166666666667" calcext:value-type="float">
            <text:p>0.294166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65778712207632" calcext:value-type="float">
            <text:p>0.2657787122</text:p>
          </table:table-cell>
          <table:table-cell office:value-type="float" office:value="0.221666666666667" calcext:value-type="float">
            <text:p>0.221666666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43962423418422" calcext:value-type="float">
            <text:p>0.3439624234</text:p>
          </table:table-cell>
          <table:table-cell office:value-type="float" office:value="0.284090909090909" calcext:value-type="float">
            <text:p>0.284090909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75794922240289" calcext:value-type="float">
            <text:p>0.2757949222</text:p>
          </table:table-cell>
          <table:table-cell office:value-type="float" office:value="0.210606060606061" calcext:value-type="float">
            <text:p>0.210606060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354752618339648" calcext:value-type="float">
            <text:p>0.3547526183</text:p>
          </table:table-cell>
          <table:table-cell office:value-type="float" office:value="0.270138888888889" calcext:value-type="float">
            <text:p>0.27013888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82359009466204" calcext:value-type="float">
            <text:p>0.282359009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360951795693059" calcext:value-type="float">
            <text:p>0.3609517957</text:p>
          </table:table-cell>
          <table:table-cell office:value-type="float" office:value="0.25576923076923" calcext:value-type="float">
            <text:p>0.255769230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95144697102752" calcext:value-type="float">
            <text:p>0.2951446971</text:p>
          </table:table-cell>
          <table:table-cell office:value-type="float" office:value="0.19551282051282" calcext:value-type="float">
            <text:p>0.195512820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367179516496129" calcext:value-type="float">
            <text:p>0.3671795165</text:p>
          </table:table-cell>
          <table:table-cell office:value-type="float" office:value="0.243452380952381" calcext:value-type="float">
            <text:p>0.24345238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04954060873513" calcext:value-type="float">
            <text:p>0.3049540609</text:p>
          </table:table-cell>
          <table:table-cell office:value-type="float" office:value="0.188690476190476" calcext:value-type="float">
            <text:p>0.188690476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370792783562215" calcext:value-type="float">
            <text:p>0.3707927836</text:p>
          </table:table-cell>
          <table:table-cell office:value-type="float" office:value="0.231666666666666" calcext:value-type="float">
            <text:p>0.23166666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18511568554004" calcext:value-type="float">
            <text:p>0.3185115686</text:p>
          </table:table-cell>
          <table:table-cell office:value-type="float" office:value="0.183333333333333" calcext:value-type="float">
            <text:p>0.183333333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377235769051316" calcext:value-type="float">
            <text:p>0.3772357691</text:p>
          </table:table-cell>
          <table:table-cell office:value-type="float" office:value="0.222916666666667" calcext:value-type="float">
            <text:p>0.22291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2576817317516" calcext:value-type="float">
            <text:p>0.3257681732</text:p>
          </table:table-cell>
          <table:table-cell office:value-type="float" office:value="0.1765625" calcext:value-type="float">
            <text:p>0.176562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86368314746362" calcext:value-type="float">
            <text:p>0.3863683147</text:p>
          </table:table-cell>
          <table:table-cell office:value-type="float" office:value="0.215196078431372" calcext:value-type="float">
            <text:p>0.215196078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34544845759399" calcext:value-type="float">
            <text:p>0.3345448458</text:p>
          </table:table-cell>
          <table:table-cell office:value-type="float" office:value="0.17156862745098" calcext:value-type="float">
            <text:p>0.171568627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94111194146213" calcext:value-type="float">
            <text:p>0.3941111941</text:p>
          </table:table-cell>
          <table:table-cell office:value-type="float" office:value="0.209722222222222" calcext:value-type="float">
            <text:p>0.209722222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44256746226329" calcext:value-type="float">
            <text:p>0.3442567462</text:p>
          </table:table-cell>
          <table:table-cell office:value-type="float" office:value="0.168055555555555" calcext:value-type="float">
            <text:p>0.168055555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402412802924698" calcext:value-type="float">
            <text:p>0.4024128029</text:p>
          </table:table-cell>
          <table:table-cell office:value-type="float" office:value="0.205263157894737" calcext:value-type="float">
            <text:p>0.205263157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52033104759345" calcext:value-type="float">
            <text:p>0.3520331048</text:p>
          </table:table-cell>
          <table:table-cell office:value-type="float" office:value="0.164035087719298" calcext:value-type="float">
            <text:p>0.164035087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408573342015787" calcext:value-type="float">
            <text:p>0.408573342</text:p>
          </table:table-cell>
          <table:table-cell office:value-type="float" office:value="0.199166666666667" calcext:value-type="float">
            <text:p>0.19916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54935668562644" calcext:value-type="float">
            <text:p>0.3549356686</text:p>
          </table:table-cell>
          <table:table-cell office:value-type="float" office:value="0.157916666666667" calcext:value-type="float">
            <text:p>0.157916666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412333170066828" calcext:value-type="float">
            <text:p>0.4123331701</text:p>
          </table:table-cell>
          <table:table-cell office:value-type="float" office:value="0.192857142857143" calcext:value-type="float">
            <text:p>0.192857142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60241387065826" calcext:value-type="float">
            <text:p>0.3602413871</text:p>
          </table:table-cell>
          <table:table-cell office:value-type="float" office:value="0.153174603174603" calcext:value-type="float">
            <text:p>0.153174603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4169141467803" calcext:value-type="float">
            <text:p>0.4169141468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69818114723871" calcext:value-type="float">
            <text:p>0.3698181147</text:p>
          </table:table-cell>
          <table:table-cell office:value-type="float" office:value="0.151515151515152" calcext:value-type="float">
            <text:p>0.151515151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422065821086386" calcext:value-type="float">
            <text:p>0.4220658211</text:p>
          </table:table-cell>
          <table:table-cell office:value-type="float" office:value="0.182971014492754" calcext:value-type="float">
            <text:p>0.182971014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74321098407404" calcext:value-type="float">
            <text:p>0.3743210984</text:p>
          </table:table-cell>
          <table:table-cell office:value-type="float" office:value="0.147463768115942" calcext:value-type="float">
            <text:p>0.147463768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425012357490803" calcext:value-type="float">
            <text:p>0.4250123575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79042604821861" calcext:value-type="float">
            <text:p>0.3790426048</text:p>
          </table:table-cell>
          <table:table-cell office:value-type="float" office:value="0.144444444444444" calcext:value-type="float">
            <text:p>0.144444444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431758691505922" calcext:value-type="float">
            <text:p>0.4317586915</text:p>
          </table:table-cell>
          <table:table-cell office:value-type="float" office:value="0.174" calcext:value-type="float">
            <text:p>0.17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82562484996153" calcext:value-type="float">
            <text:p>0.382562485</text:p>
          </table:table-cell>
          <table:table-cell office:value-type="float" office:value="0.140333333333333" calcext:value-type="float">
            <text:p>0.140333333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434159251946681" calcext:value-type="float">
            <text:p>0.4341592519</text:p>
          </table:table-cell>
          <table:table-cell office:value-type="float" office:value="0.169551282051282" calcext:value-type="float">
            <text:p>0.169551282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88967399526067" calcext:value-type="float">
            <text:p>0.3889673995</text:p>
          </table:table-cell>
          <table:table-cell office:value-type="float" office:value="0.1375" calcext:value-type="float">
            <text:p>0.137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44153221380592" calcext:value-type="float">
            <text:p>0.4415322138</text:p>
          </table:table-cell>
          <table:table-cell office:value-type="float" office:value="0.167283950617284" calcext:value-type="float">
            <text:p>0.167283950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9409514830805" calcext:value-type="float">
            <text:p>0.3940951483</text:p>
          </table:table-cell>
          <table:table-cell office:value-type="float" office:value="0.134567901234568" calcext:value-type="float">
            <text:p>0.134567901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450908341150797" calcext:value-type="float">
            <text:p>0.4509083412</text:p>
          </table:table-cell>
          <table:table-cell office:value-type="float" office:value="0.164880952380952" calcext:value-type="float">
            <text:p>0.164880952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96590991131711" calcext:value-type="float">
            <text:p>0.3965909911</text:p>
          </table:table-cell>
          <table:table-cell office:value-type="float" office:value="0.13125" calcext:value-type="float">
            <text:p>0.1312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455740173971761" calcext:value-type="float">
            <text:p>0.455740174</text:p>
          </table:table-cell>
          <table:table-cell office:value-type="float" office:value="0.161494252873563" calcext:value-type="float">
            <text:p>0.16149425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99903922702591" calcext:value-type="float">
            <text:p>0.3999039227</text:p>
          </table:table-cell>
          <table:table-cell office:value-type="float" office:value="0.128735632183908" calcext:value-type="float">
            <text:p>0.128735632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61976553249354" calcext:value-type="float">
            <text:p>0.4619765532</text:p>
          </table:table-cell>
          <table:table-cell office:value-type="float" office:value="0.159166666666667" calcext:value-type="float">
            <text:p>0.15916666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03837162665242" calcext:value-type="float">
            <text:p>0.4038371627</text:p>
          </table:table-cell>
          <table:table-cell office:value-type="float" office:value="0.125833333333333" calcext:value-type="float">
            <text:p>0.1258333333</text:p>
          </table:table-cell>
        </table:table-row>
      </table:table>
      <table:table table:name="Fold2" table:style-name="ta1">
        <table:shapes>
          <draw:frame draw:z-index="0" draw:style-name="gr1" draw:text-style-name="P1" svg:width="453.46pt" svg:height="255.26pt" svg:x="596.32pt" svg:y="176.26pt">
            <loext:p draw:notify-on-update-of-ranges="Fold2.C8:Fold2.C37 Fold2.D8:Fold2.D37 Fold2.G8:Fold2.G37 Fold2.H8:Fold2.H3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1603937686826" calcext:value-type="float">
            <text:p>0.1116039377</text:p>
          </table:table-cell>
          <table:table-cell office:value-type="float" office:value="0.808333333333333" calcext:value-type="float">
            <text:p>0.808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08201653696307" calcext:value-type="float">
            <text:p>0.1082016537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72888666516198" calcext:value-type="float">
            <text:p>0.1728886665</text:p>
          </table:table-cell>
          <table:table-cell office:value-type="float" office:value="0.620833333333333" calcext:value-type="float">
            <text:p>0.6208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53967299227819" calcext:value-type="float">
            <text:p>0.1539672992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207784941751233" calcext:value-type="float">
            <text:p>0.2077849418</text:p>
          </table:table-cell>
          <table:table-cell office:value-type="float" office:value="0.513888888888889" calcext:value-type="float">
            <text:p>0.51388888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76596255919276" calcext:value-type="float">
            <text:p>0.1765962559</text:p>
          </table:table-cell>
          <table:table-cell office:value-type="float" office:value="0.430555555555556" calcext:value-type="float">
            <text:p>0.430555555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38269325967235" calcext:value-type="float">
            <text:p>0.238269326</text:p>
          </table:table-cell>
          <table:table-cell office:value-type="float" office:value="0.447916666666667" calcext:value-type="float">
            <text:p>0.44791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01117783547421" calcext:value-type="float">
            <text:p>0.2011177835</text:p>
          </table:table-cell>
          <table:table-cell office:value-type="float" office:value="0.370833333333333" calcext:value-type="float">
            <text:p>0.37083333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64173535762837" calcext:value-type="float">
            <text:p>0.2641735358</text:p>
          </table:table-cell>
          <table:table-cell office:value-type="float" office:value="0.406666666666667" calcext:value-type="float">
            <text:p>0.406666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08481001561899" calcext:value-type="float">
            <text:p>0.2084810016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86128716598445" calcext:value-type="float">
            <text:p>0.2861287166</text:p>
          </table:table-cell>
          <table:table-cell office:value-type="float" office:value="0.373611111111111" calcext:value-type="float">
            <text:p>0.37361111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19486187403395" calcext:value-type="float">
            <text:p>0.2194861874</text:p>
          </table:table-cell>
          <table:table-cell office:value-type="float" office:value="0.277777777777778" calcext:value-type="float">
            <text:p>0.277777777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302181128119249" calcext:value-type="float">
            <text:p>0.3021811281</text:p>
          </table:table-cell>
          <table:table-cell office:value-type="float" office:value="0.344047619047619" calcext:value-type="float">
            <text:p>0.3440476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35015588557796" calcext:value-type="float">
            <text:p>0.2350155886</text:p>
          </table:table-cell>
          <table:table-cell office:value-type="float" office:value="0.253571428571428" calcext:value-type="float">
            <text:p>0.253571428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316996093246714" calcext:value-type="float">
            <text:p>0.3169960932</text:p>
          </table:table-cell>
          <table:table-cell office:value-type="float" office:value="0.315625" calcext:value-type="float">
            <text:p>0.3156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46489018509487" calcext:value-type="float">
            <text:p>0.2464890185</text:p>
          </table:table-cell>
          <table:table-cell office:value-type="float" office:value="0.232291666666667" calcext:value-type="float">
            <text:p>0.23229166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328657630012418" calcext:value-type="float">
            <text:p>0.32865763</text:p>
          </table:table-cell>
          <table:table-cell office:value-type="float" office:value="0.291666666666666" calcext:value-type="float">
            <text:p>0.29166666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64209376854845" calcext:value-type="float">
            <text:p>0.2642093769</text:p>
          </table:table-cell>
          <table:table-cell office:value-type="float" office:value="0.221296296296296" calcext:value-type="float">
            <text:p>0.221296296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41048676465964" calcext:value-type="float">
            <text:p>0.3410486765</text:p>
          </table:table-cell>
          <table:table-cell office:value-type="float" office:value="0.2725" calcext:value-type="float">
            <text:p>0.27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77851817416929" calcext:value-type="float">
            <text:p>0.277851817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5296434181913" calcext:value-type="float">
            <text:p>0.3529643418</text:p>
          </table:table-cell>
          <table:table-cell office:value-type="float" office:value="0.256818181818182" calcext:value-type="float">
            <text:p>0.256818181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89372657282067" calcext:value-type="float">
            <text:p>0.2893726573</text:p>
          </table:table-cell>
          <table:table-cell office:value-type="float" office:value="0.201515151515152" calcext:value-type="float">
            <text:p>0.201515151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366185167655087" calcext:value-type="float">
            <text:p>0.3661851677</text:p>
          </table:table-cell>
          <table:table-cell office:value-type="float" office:value="0.245138888888889" calcext:value-type="float">
            <text:p>0.24513888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98439655099065" calcext:value-type="float">
            <text:p>0.2984396551</text:p>
          </table:table-cell>
          <table:table-cell office:value-type="float" office:value="0.192361111111111" calcext:value-type="float">
            <text:p>0.192361111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380826941322596" calcext:value-type="float">
            <text:p>0.3808269413</text:p>
          </table:table-cell>
          <table:table-cell office:value-type="float" office:value="0.236538461538461" calcext:value-type="float">
            <text:p>0.23653846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31479878962396" calcext:value-type="float">
            <text:p>0.3147987896</text:p>
          </table:table-cell>
          <table:table-cell office:value-type="float" office:value="0.188461538461538" calcext:value-type="float">
            <text:p>0.188461538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391793740726895" calcext:value-type="float">
            <text:p>0.3917937407</text:p>
          </table:table-cell>
          <table:table-cell office:value-type="float" office:value="0.227380952380952" calcext:value-type="float">
            <text:p>0.22738095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27271739954053" calcext:value-type="float">
            <text:p>0.32727174</text:p>
          </table:table-cell>
          <table:table-cell office:value-type="float" office:value="0.182738095238095" calcext:value-type="float">
            <text:p>0.182738095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399831805483353" calcext:value-type="float">
            <text:p>0.3998318055</text:p>
          </table:table-cell>
          <table:table-cell office:value-type="float" office:value="0.217777777777778" calcext:value-type="float">
            <text:p>0.21777777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3655356497601" calcext:value-type="float">
            <text:p>0.336553565</text:p>
          </table:table-cell>
          <table:table-cell office:value-type="float" office:value="0.176111111111111" calcext:value-type="float">
            <text:p>0.176111111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405918415632463" calcext:value-type="float">
            <text:p>0.4059184156</text:p>
          </table:table-cell>
          <table:table-cell office:value-type="float" office:value="0.2078125" calcext:value-type="float">
            <text:p>0.207812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47035624252712" calcext:value-type="float">
            <text:p>0.3470356243</text:p>
          </table:table-cell>
          <table:table-cell office:value-type="float" office:value="0.171354166666667" calcext:value-type="float">
            <text:p>0.171354166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411591110992658" calcext:value-type="float">
            <text:p>0.41159111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57914432944021" calcext:value-type="float">
            <text:p>0.3579144329</text:p>
          </table:table-cell>
          <table:table-cell office:value-type="float" office:value="0.166666666666666" calcext:value-type="float">
            <text:p>0.166666666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416123379319569" calcext:value-type="float">
            <text:p>0.4161233793</text:p>
          </table:table-cell>
          <table:table-cell office:value-type="float" office:value="0.193055555555556" calcext:value-type="float">
            <text:p>0.193055555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65171126867382" calcext:value-type="float">
            <text:p>0.3651711269</text:p>
          </table:table-cell>
          <table:table-cell office:value-type="float" office:value="0.160648148148148" calcext:value-type="float">
            <text:p>0.160648148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426445291203981" calcext:value-type="float">
            <text:p>0.4264452912</text:p>
          </table:table-cell>
          <table:table-cell office:value-type="float" office:value="0.187280701754386" calcext:value-type="float">
            <text:p>0.187280701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76408889649262" calcext:value-type="float">
            <text:p>0.3764088896</text:p>
          </table:table-cell>
          <table:table-cell office:value-type="float" office:value="0.157017543859649" calcext:value-type="float">
            <text:p>0.157017543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430744915191105" calcext:value-type="float">
            <text:p>0.4307449152</text:p>
          </table:table-cell>
          <table:table-cell office:value-type="float" office:value="0.180416666666667" calcext:value-type="float">
            <text:p>0.18041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91195822988827" calcext:value-type="float">
            <text:p>0.391195823</text:p>
          </table:table-cell>
          <table:table-cell office:value-type="float" office:value="0.154166666666667" calcext:value-type="float">
            <text:p>0.154166666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435530858414548" calcext:value-type="float">
            <text:p>0.4355308584</text:p>
          </table:table-cell>
          <table:table-cell office:value-type="float" office:value="0.174206349206349" calcext:value-type="float">
            <text:p>0.174206349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402321815052319" calcext:value-type="float">
            <text:p>0.4023218151</text:p>
          </table:table-cell>
          <table:table-cell office:value-type="float" office:value="0.150396825396825" calcext:value-type="float">
            <text:p>0.150396825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441140977462167" calcext:value-type="float">
            <text:p>0.4411409775</text:p>
          </table:table-cell>
          <table:table-cell office:value-type="float" office:value="0.168560606060606" calcext:value-type="float">
            <text:p>0.168560606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409234844152848" calcext:value-type="float">
            <text:p>0.4092348442</text:p>
          </table:table-cell>
          <table:table-cell office:value-type="float" office:value="0.146590909090909" calcext:value-type="float">
            <text:p>0.146590909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44985861313317" calcext:value-type="float">
            <text:p>0.4498586131</text:p>
          </table:table-cell>
          <table:table-cell office:value-type="float" office:value="0.164855072463768" calcext:value-type="float">
            <text:p>0.164855072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411265752437752" calcext:value-type="float">
            <text:p>0.4112657524</text:p>
          </table:table-cell>
          <table:table-cell office:value-type="float" office:value="0.142028985507246" calcext:value-type="float">
            <text:p>0.142028985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454166692716985" calcext:value-type="float">
            <text:p>0.4541666927</text:p>
          </table:table-cell>
          <table:table-cell office:value-type="float" office:value="0.160416666666667" calcext:value-type="float">
            <text:p>0.160416666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421259018975136" calcext:value-type="float">
            <text:p>0.421259019</text:p>
          </table:table-cell>
          <table:table-cell office:value-type="float" office:value="0.139583333333333" calcext:value-type="float">
            <text:p>0.139583333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460894536632329" calcext:value-type="float">
            <text:p>0.4608945366</text:p>
          </table:table-cell>
          <table:table-cell office:value-type="float" office:value="0.156666666666667" calcext:value-type="float">
            <text:p>0.15666666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426401896930515" calcext:value-type="float">
            <text:p>0.4264018969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467787470087762" calcext:value-type="float">
            <text:p>0.4677874701</text:p>
          </table:table-cell>
          <table:table-cell office:value-type="float" office:value="0.153205128205128" calcext:value-type="float">
            <text:p>0.15320512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430952161480779" calcext:value-type="float">
            <text:p>0.4309521615</text:p>
          </table:table-cell>
          <table:table-cell office:value-type="float" office:value="0.132371794871795" calcext:value-type="float">
            <text:p>0.132371794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474010440336468" calcext:value-type="float">
            <text:p>0.4740104403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432561346821582" calcext:value-type="float">
            <text:p>0.4325613468</text:p>
          </table:table-cell>
          <table:table-cell office:value-type="float" office:value="0.128703703703704" calcext:value-type="float">
            <text:p>0.128703703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47765737596257" calcext:value-type="float">
            <text:p>0.477657376</text:p>
          </table:table-cell>
          <table:table-cell office:value-type="float" office:value="0.146130952380952" calcext:value-type="float">
            <text:p>0.146130952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438257170605641" calcext:value-type="float">
            <text:p>0.4382571706</text:p>
          </table:table-cell>
          <table:table-cell office:value-type="float" office:value="0.125892857142857" calcext:value-type="float">
            <text:p>0.125892857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481015302757997" calcext:value-type="float">
            <text:p>0.4810153028</text:p>
          </table:table-cell>
          <table:table-cell office:value-type="float" office:value="0.142528735632184" calcext:value-type="float">
            <text:p>0.142528735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446072140723243" calcext:value-type="float">
            <text:p>0.4460721407</text:p>
          </table:table-cell>
          <table:table-cell office:value-type="float" office:value="0.123850574712644" calcext:value-type="float">
            <text:p>0.12385057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81089707519902" calcext:value-type="float">
            <text:p>0.4810897075</text:p>
          </table:table-cell>
          <table:table-cell office:value-type="float" office:value="0.138055555555555" calcext:value-type="float">
            <text:p>0.138055555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47284261935364" calcext:value-type="float">
            <text:p>0.4472842619</text:p>
          </table:table-cell>
          <table:table-cell office:value-type="float" office:value="0.120277777777778" calcext:value-type="float">
            <text:p>0.1202777778</text:p>
          </table:table-cell>
        </table:table-row>
      </table:table>
      <table:table table:name="Fold1" table:style-name="ta1">
        <table:shapes>
          <draw:frame draw:z-index="0" draw:style-name="gr1" draw:text-style-name="P1" svg:width="453.46pt" svg:height="255.26pt" svg:x="658.77pt" svg:y="171.69pt">
            <loext:p draw:notify-on-update-of-ranges="Fold1.C8:Fold1.C37 Fold1.D8:Fold1.D37 Fold1.G8:Fold1.G37 Fold1.H8:Fold1.H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7339750509507" calcext:value-type="float">
            <text:p>0.1073397505</text:p>
          </table:table-cell>
          <table:table-cell office:value-type="float" office:value="0.816666666666667" calcext:value-type="float">
            <text:p>0.81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07057866472828" calcext:value-type="float">
            <text:p>0.0907057866</text:p>
          </table:table-cell>
          <table:table-cell office:value-type="float" office:value="0.683333333333333" calcext:value-type="float">
            <text:p>0.68333333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7979939627957" calcext:value-type="float">
            <text:p>0.1579799396</text:p>
          </table:table-cell>
          <table:table-cell office:value-type="float" office:value="0.595833333333333" calcext:value-type="float">
            <text:p>0.5958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29121441041198" calcext:value-type="float">
            <text:p>0.12912144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200804949644464" calcext:value-type="float">
            <text:p>0.2008049496</text:p>
          </table:table-cell>
          <table:table-cell office:value-type="float" office:value="0.511111111111111" calcext:value-type="float">
            <text:p>0.51111111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55584950357968" calcext:value-type="float">
            <text:p>0.1555849504</text:p>
          </table:table-cell>
          <table:table-cell office:value-type="float" office:value="0.408333333333334" calcext:value-type="float">
            <text:p>0.408333333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30685034216044" calcext:value-type="float">
            <text:p>0.2306850342</text:p>
          </table:table-cell>
          <table:table-cell office:value-type="float" office:value="0.445833333333333" calcext:value-type="float">
            <text:p>0.4458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76582555812095" calcext:value-type="float">
            <text:p>0.1765825558</text:p>
          </table:table-cell>
          <table:table-cell office:value-type="float" office:value="0.35625" calcext:value-type="float">
            <text:p>0.356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55824080958352" calcext:value-type="float">
            <text:p>0.255824081</text:p>
          </table:table-cell>
          <table:table-cell office:value-type="float" office:value="0.401666666666667" calcext:value-type="float">
            <text:p>0.401666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04273074834136" calcext:value-type="float">
            <text:p>0.2042730748</text:p>
          </table:table-cell>
          <table:table-cell office:value-type="float" office:value="0.328333333333333" calcext:value-type="float">
            <text:p>0.328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7069253778333" calcext:value-type="float">
            <text:p>0.2706925378</text:p>
          </table:table-cell>
          <table:table-cell office:value-type="float" office:value="0.3625" calcext:value-type="float">
            <text:p>0.36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15317388694946" calcext:value-type="float">
            <text:p>0.2153173887</text:p>
          </table:table-cell>
          <table:table-cell office:value-type="float" office:value="0.288888888888889" calcext:value-type="float">
            <text:p>0.288888888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90732651654966" calcext:value-type="float">
            <text:p>0.2907326517</text:p>
          </table:table-cell>
          <table:table-cell office:value-type="float" office:value="0.335714285714286" calcext:value-type="float">
            <text:p>0.33571428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28816366568924" calcext:value-type="float">
            <text:p>0.2288163666</text:p>
          </table:table-cell>
          <table:table-cell office:value-type="float" office:value="0.264285714285714" calcext:value-type="float">
            <text:p>0.264285714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303055883978199" calcext:value-type="float">
            <text:p>0.303055884</text:p>
          </table:table-cell>
          <table:table-cell office:value-type="float" office:value="0.30625" calcext:value-type="float">
            <text:p>0.306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4071250284006" calcext:value-type="float">
            <text:p>0.2407125028</text:p>
          </table:table-cell>
          <table:table-cell office:value-type="float" office:value="0.244791666666667" calcext:value-type="float">
            <text:p>0.24479166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319665674029485" calcext:value-type="float">
            <text:p>0.319665674</text:p>
          </table:table-cell>
          <table:table-cell office:value-type="float" office:value="0.288888888888889" calcext:value-type="float">
            <text:p>0.288888888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53998036750594" calcext:value-type="float">
            <text:p>0.2539980368</text:p>
          </table:table-cell>
          <table:table-cell office:value-type="float" office:value="0.229629629629629" calcext:value-type="float">
            <text:p>0.229629629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24009331579664" calcext:value-type="float">
            <text:p>0.3240093316</text:p>
          </table:table-cell>
          <table:table-cell office:value-type="float" office:value="0.2675" calcext:value-type="float">
            <text:p>0.26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65593030808823" calcext:value-type="float">
            <text:p>0.2655930308</text:p>
          </table:table-cell>
          <table:table-cell office:value-type="float" office:value="0.2175" calcext:value-type="float">
            <text:p>0.217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32927982373315" calcext:value-type="float">
            <text:p>0.3329279824</text:p>
          </table:table-cell>
          <table:table-cell office:value-type="float" office:value="0.252272727272728" calcext:value-type="float">
            <text:p>0.25227272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81791989861043" calcext:value-type="float">
            <text:p>0.2817919899</text:p>
          </table:table-cell>
          <table:table-cell office:value-type="float" office:value="0.209848484848485" calcext:value-type="float">
            <text:p>0.209848484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342049138994471" calcext:value-type="float">
            <text:p>0.342049139</text:p>
          </table:table-cell>
          <table:table-cell office:value-type="float" office:value="0.240277777777778" calcext:value-type="float">
            <text:p>0.240277777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91601994671048" calcext:value-type="float">
            <text:p>0.2916019947</text:p>
          </table:table-cell>
          <table:table-cell office:value-type="float" office:value="0.199305555555556" calcext:value-type="float">
            <text:p>0.199305555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350508911792479" calcext:value-type="float">
            <text:p>0.3505089118</text:p>
          </table:table-cell>
          <table:table-cell office:value-type="float" office:value="0.228846153846153" calcext:value-type="float">
            <text:p>0.22884615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99243118643694" calcext:value-type="float">
            <text:p>0.2992431186</text:p>
          </table:table-cell>
          <table:table-cell office:value-type="float" office:value="0.189743589743589" calcext:value-type="float">
            <text:p>0.189743589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355408124898214" calcext:value-type="float">
            <text:p>0.3554081249</text:p>
          </table:table-cell>
          <table:table-cell office:value-type="float" office:value="0.217261904761905" calcext:value-type="float">
            <text:p>0.217261904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09679927205502" calcext:value-type="float">
            <text:p>0.3096799272</text:p>
          </table:table-cell>
          <table:table-cell office:value-type="float" office:value="0.183333333333333" calcext:value-type="float">
            <text:p>0.183333333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361881554849905" calcext:value-type="float">
            <text:p>0.3618815548</text:p>
          </table:table-cell>
          <table:table-cell office:value-type="float" office:value="0.207777777777777" calcext:value-type="float">
            <text:p>0.20777777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16826877477453" calcext:value-type="float">
            <text:p>0.3168268775</text:p>
          </table:table-cell>
          <table:table-cell office:value-type="float" office:value="0.176111111111111" calcext:value-type="float">
            <text:p>0.176111111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368076116007702" calcext:value-type="float">
            <text:p>0.368076116</text:p>
          </table:table-cell>
          <table:table-cell office:value-type="float" office:value="0.198958333333333" calcext:value-type="float">
            <text:p>0.198958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25040503507575" calcext:value-type="float">
            <text:p>0.3250405035</text:p>
          </table:table-cell>
          <table:table-cell office:value-type="float" office:value="0.170833333333333" calcext:value-type="float">
            <text:p>0.170833333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69742782674368" calcext:value-type="float">
            <text:p>0.3697427827</text:p>
          </table:table-cell>
          <table:table-cell office:value-type="float" office:value="0.188725490196078" calcext:value-type="float">
            <text:p>0.188725490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29572070855638" calcext:value-type="float">
            <text:p>0.3295720709</text:p>
          </table:table-cell>
          <table:table-cell office:value-type="float" office:value="0.164705882352941" calcext:value-type="float">
            <text:p>0.16470588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76583276118123" calcext:value-type="float">
            <text:p>0.3765832761</text:p>
          </table:table-cell>
          <table:table-cell office:value-type="float" office:value="0.18287037037037" calcext:value-type="float">
            <text:p>0.182870370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36494218756047" calcext:value-type="float">
            <text:p>0.3364942188</text:p>
          </table:table-cell>
          <table:table-cell office:value-type="float" office:value="0.159722222222222" calcext:value-type="float">
            <text:p>0.159722222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384444026478873" calcext:value-type="float">
            <text:p>0.3844440265</text:p>
          </table:table-cell>
          <table:table-cell office:value-type="float" office:value="0.178070175438596" calcext:value-type="float">
            <text:p>0.178070175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41724262464352" calcext:value-type="float">
            <text:p>0.3417242625</text:p>
          </table:table-cell>
          <table:table-cell office:value-type="float" office:value="0.154385964912281" calcext:value-type="float">
            <text:p>0.154385964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39174561378046" calcext:value-type="float">
            <text:p>0.3917456138</text:p>
          </table:table-cell>
          <table:table-cell office:value-type="float" office:value="0.1725" calcext:value-type="float">
            <text:p>0.17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48839161454251" calcext:value-type="float">
            <text:p>0.348839161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397856216141063" calcext:value-type="float">
            <text:p>0.3978562161</text:p>
          </table:table-cell>
          <table:table-cell office:value-type="float" office:value="0.167460317460317" calcext:value-type="float">
            <text:p>0.167460317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51269717009807" calcext:value-type="float">
            <text:p>0.351269717</text:p>
          </table:table-cell>
          <table:table-cell office:value-type="float" office:value="0.143650793650793" calcext:value-type="float">
            <text:p>0.143650793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40473012122149" calcext:value-type="float">
            <text:p>0.4047301212</text:p>
          </table:table-cell>
          <table:table-cell office:value-type="float" office:value="0.163636363636364" calcext:value-type="float">
            <text:p>0.163636363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59345113835203" calcext:value-type="float">
            <text:p>0.3593451138</text:p>
          </table:table-cell>
          <table:table-cell office:value-type="float" office:value="0.140151515151515" calcext:value-type="float">
            <text:p>0.140151515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40598012122149" calcext:value-type="float">
            <text:p>0.4059801212</text:p>
          </table:table-cell>
          <table:table-cell office:value-type="float" office:value="0.157246376811594" calcext:value-type="float">
            <text:p>0.157246376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64054108544198" calcext:value-type="float">
            <text:p>0.3640541085</text:p>
          </table:table-cell>
          <table:table-cell office:value-type="float" office:value="0.135869565217391" calcext:value-type="float">
            <text:p>0.135869565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413634106728736" calcext:value-type="float">
            <text:p>0.4136341067</text:p>
          </table:table-cell>
          <table:table-cell office:value-type="float" office:value="0.154166666666667" calcext:value-type="float">
            <text:p>0.154166666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68885457750547" calcext:value-type="float">
            <text:p>0.3688854578</text:p>
          </table:table-cell>
          <table:table-cell office:value-type="float" office:value="0.131944444444444" calcext:value-type="float">
            <text:p>0.131944444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415600196194825" calcext:value-type="float">
            <text:p>0.4156001962</text:p>
          </table:table-cell>
          <table:table-cell office:value-type="float" office:value="0.149" calcext:value-type="float">
            <text:p>0.14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75425954291044" calcext:value-type="float">
            <text:p>0.3754259543</text:p>
          </table:table-cell>
          <table:table-cell office:value-type="float" office:value="0.129666666666666" calcext:value-type="float">
            <text:p>0.129666666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42280438089901" calcext:value-type="float">
            <text:p>0.4228043809</text:p>
          </table:table-cell>
          <table:table-cell office:value-type="float" office:value="0.145833333333333" calcext:value-type="float">
            <text:p>0.145833333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80485478100568" calcext:value-type="float">
            <text:p>0.3804854781</text:p>
          </table:table-cell>
          <table:table-cell office:value-type="float" office:value="0.126602564102564" calcext:value-type="float">
            <text:p>0.126602564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429550412645042" calcext:value-type="float">
            <text:p>0.4295504126</text:p>
          </table:table-cell>
          <table:table-cell office:value-type="float" office:value="0.141975308641975" calcext:value-type="float">
            <text:p>0.141975308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87122683487773" calcext:value-type="float">
            <text:p>0.3871226835</text:p>
          </table:table-cell>
          <table:table-cell office:value-type="float" office:value="0.124691358024691" calcext:value-type="float">
            <text:p>0.12469135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431005439100068" calcext:value-type="float">
            <text:p>0.4310054391</text:p>
          </table:table-cell>
          <table:table-cell office:value-type="float" office:value="0.138095238095238" calcext:value-type="float">
            <text:p>0.138095238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91626651741741" calcext:value-type="float">
            <text:p>0.3916266517</text:p>
          </table:table-cell>
          <table:table-cell office:value-type="float" office:value="0.12172619047619" calcext:value-type="float">
            <text:p>0.121726190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432533216877846" calcext:value-type="float">
            <text:p>0.4325332169</text:p>
          </table:table-cell>
          <table:table-cell office:value-type="float" office:value="0.133908045977012" calcext:value-type="float">
            <text:p>0.13390804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96129960311546" calcext:value-type="float">
            <text:p>0.3961299603</text:p>
          </table:table-cell>
          <table:table-cell office:value-type="float" office:value="0.119540229885058" calcext:value-type="float">
            <text:p>0.119540229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39646312115941" calcext:value-type="float">
            <text:p>0.4396463121</text:p>
          </table:table-cell>
          <table:table-cell office:value-type="float" office:value="0.131944444444444" calcext:value-type="float">
            <text:p>0.13194444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9947729924712" calcext:value-type="float">
            <text:p>0.3994772992</text:p>
          </table:table-cell>
          <table:table-cell office:value-type="float" office:value="0.116388888888889" calcext:value-type="float">
            <text:p>0.11638888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 style:data-style-name="N2" text:time-value="21:00:30.582124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3:36:19.169213370</meta:creation-date>
    <dc:date>2018-01-16T23:08:06.857858083</dc:date>
    <meta:editing-duration>PT5H10M56S</meta:editing-duration>
    <meta:editing-cycles>59</meta:editing-cycles>
    <meta:generator>LibreOffice/5.1.6.2$Linux_X86_64 LibreOffice_project/10m0$Build-2</meta:generator>
    <meta:document-statistic meta:table-count="10" meta:cell-count="1802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955cm" style:legend-expansion="high" chart:style-name="ch2"/>
        <chart:plot-area chart:style-name="ch3" table:cell-range-address="Fold10.C8:Fold10.D37 Fold10.H8:Fold10.H37" svg:x="0.319cm" svg:y="0.18cm" svg:width="12.508cm" svg:height="8.646cm">
          <chartooo:coordinate-region svg:x="1.046cm" svg:y="0.379cm" svg:width="11.54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d10.D8:Fold10.D37" chart:class="chart:scatter">
            <chart:domain table:cell-range-address="Fold10.C8:Fold10.C37"/>
            <chart:data-point chart:repeated="30"/>
          </chart:series>
          <chart:series chart:style-name="ch7" chart:values-cell-range-address="Fold10.H8:Fold10.H37" chart:class="chart:scatter">
            <chart:domain table:cell-range-address="Fold10.G8:Fold10.G37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52889466503166">
                <text:p>0.0752889466503166</text:p>
                <draw:g>
                  <svg:desc>Fold10.C8:Fold10.C37</svg:desc>
                </draw:g>
              </table:table-cell>
              <table:table-cell office:value-type="float" office:value="0.7">
                <text:p>0.7</text:p>
                <draw:g>
                  <svg:desc>Fold10.D8:Fold10.D37</svg:desc>
                </draw:g>
              </table:table-cell>
              <table:table-cell office:value-type="float" office:value="0.0690849594894833">
                <text:p>0.0690849594894833</text:p>
                <draw:g>
                  <svg:desc>Fold10.G8:Fold10.G37</svg:desc>
                </draw:g>
              </table:table-cell>
              <table:table-cell office:value-type="float" office:value="0.625">
                <text:p>0.625</text:p>
                <draw:g>
                  <svg:desc>Fold10.H8:Fold10.H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8938607254565">
                <text:p>0.128938607254565</text:p>
              </table:table-cell>
              <table:table-cell office:value-type="float" office:value="0.608333333333333">
                <text:p>0.608333333333333</text:p>
              </table:table-cell>
              <table:table-cell office:value-type="float" office:value="0.0992868129550156">
                <text:p>0.099286812955015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6953676025128">
                <text:p>0.166953676025128</text:p>
              </table:table-cell>
              <table:table-cell office:value-type="float" office:value="0.530555555555555">
                <text:p>0.530555555555555</text:p>
              </table:table-cell>
              <table:table-cell office:value-type="float" office:value="0.120946960529797">
                <text:p>0.120946960529797</text:p>
              </table:table-cell>
              <table:table-cell office:value-type="float" office:value="0.361111111111111">
                <text:p>0.36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6767794356646">
                <text:p>0.206767794356646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0.139721569929477">
                <text:p>0.139721569929477</text:p>
              </table:table-cell>
              <table:table-cell office:value-type="float" office:value="0.308333333333333">
                <text:p>0.308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4645339987983">
                <text:p>0.224645339987983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158118729599572">
                <text:p>0.158118729599572</text:p>
              </table:table-cell>
              <table:table-cell office:value-type="float" office:value="0.278333333333333">
                <text:p>0.27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8623096471257">
                <text:p>0.248623096471257</text:p>
              </table:table-cell>
              <table:table-cell office:value-type="float" office:value="0.405555555555556">
                <text:p>0.405555555555556</text:p>
              </table:table-cell>
              <table:table-cell office:value-type="float" office:value="0.177210867717445">
                <text:p>0.177210867717445</text:p>
              </table:table-cell>
              <table:table-cell office:value-type="float" office:value="0.261111111111111">
                <text:p>0.2611111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8945248983467">
                <text:p>0.268945248983467</text:p>
              </table:table-cell>
              <table:table-cell office:value-type="float" office:value="0.38452380952381">
                <text:p>0.38452380952381</text:p>
              </table:table-cell>
              <table:table-cell office:value-type="float" office:value="0.20337798800755">
                <text:p>0.20337798800755</text:p>
              </table:table-cell>
              <table:table-cell office:value-type="float" office:value="0.255952380952381">
                <text:p>0.255952380952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8437455991036">
                <text:p>0.288437455991036</text:p>
              </table:table-cell>
              <table:table-cell office:value-type="float" office:value="0.365625">
                <text:p>0.365625</text:p>
              </table:table-cell>
              <table:table-cell office:value-type="float" office:value="0.222423487228664">
                <text:p>0.222423487228664</text:p>
              </table:table-cell>
              <table:table-cell office:value-type="float" office:value="0.244791666666667">
                <text:p>0.244791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01157773652645">
                <text:p>0.301157773652645</text:p>
              </table:table-cell>
              <table:table-cell office:value-type="float" office:value="0.343518518518518">
                <text:p>0.343518518518518</text:p>
              </table:table-cell>
              <table:table-cell office:value-type="float" office:value="0.239106711411888">
                <text:p>0.239106711411888</text:p>
              </table:table-cell>
              <table:table-cell office:value-type="float" office:value="0.235185185185185">
                <text:p>0.2351851851851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5743591267989">
                <text:p>0.315743591267989</text:p>
              </table:table-cell>
              <table:table-cell office:value-type="float" office:value="0.330833333333333">
                <text:p>0.330833333333333</text:p>
              </table:table-cell>
              <table:table-cell office:value-type="float" office:value="0.255303136349034">
                <text:p>0.255303136349034</text:p>
              </table:table-cell>
              <table:table-cell office:value-type="float" office:value="0.225833333333333">
                <text:p>0.2258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7879931447685">
                <text:p>0.327879931447685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0.27084702660336">
                <text:p>0.27084702660336</text:p>
              </table:table-cell>
              <table:table-cell office:value-type="float" office:value="0.221212121212121">
                <text:p>0.221212121212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9455583627176">
                <text:p>0.339455583627176</text:p>
              </table:table-cell>
              <table:table-cell office:value-type="float" office:value="0.302083333333333">
                <text:p>0.302083333333333</text:p>
              </table:table-cell>
              <table:table-cell office:value-type="float" office:value="0.278517932086766">
                <text:p>0.278517932086766</text:p>
              </table:table-cell>
              <table:table-cell office:value-type="float" office:value="0.209722222222222">
                <text:p>0.209722222222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9552633726002">
                <text:p>0.349552633726002</text:p>
              </table:table-cell>
              <table:table-cell office:value-type="float" office:value="0.291666666666666">
                <text:p>0.291666666666666</text:p>
              </table:table-cell>
              <table:table-cell office:value-type="float" office:value="0.284488504656361">
                <text:p>0.284488504656361</text:p>
              </table:table-cell>
              <table:table-cell office:value-type="float" office:value="0.200641025641025">
                <text:p>0.200641025641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9599848691572">
                <text:p>0.359599848691572</text:p>
              </table:table-cell>
              <table:table-cell office:value-type="float" office:value="0.280952380952381">
                <text:p>0.280952380952381</text:p>
              </table:table-cell>
              <table:table-cell office:value-type="float" office:value="0.294498647492591">
                <text:p>0.294498647492591</text:p>
              </table:table-cell>
              <table:table-cell office:value-type="float" office:value="0.193452380952381">
                <text:p>0.1934523809523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0978812189978">
                <text:p>0.370978812189978</text:p>
              </table:table-cell>
              <table:table-cell office:value-type="float" office:value="0.272777777777777">
                <text:p>0.272777777777777</text:p>
              </table:table-cell>
              <table:table-cell office:value-type="float" office:value="0.302226867449741">
                <text:p>0.302226867449741</text:p>
              </table:table-cell>
              <table:table-cell office:value-type="float" office:value="0.187222222222222">
                <text:p>0.187222222222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7686069564517">
                <text:p>0.377686069564517</text:p>
              </table:table-cell>
              <table:table-cell office:value-type="float" office:value="0.265104166666667">
                <text:p>0.265104166666667</text:p>
              </table:table-cell>
              <table:table-cell office:value-type="float" office:value="0.31617341985673">
                <text:p>0.31617341985673</text:p>
              </table:table-cell>
              <table:table-cell office:value-type="float" office:value="0.184895833333333">
                <text:p>0.1848958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6076237873041">
                <text:p>0.386076237873041</text:p>
              </table:table-cell>
              <table:table-cell office:value-type="float" office:value="0.256862745098039">
                <text:p>0.256862745098039</text:p>
              </table:table-cell>
              <table:table-cell office:value-type="float" office:value="0.324863349548951">
                <text:p>0.324863349548951</text:p>
              </table:table-cell>
              <table:table-cell office:value-type="float" office:value="0.179901960784313">
                <text:p>0.1799019607843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00822087835847">
                <text:p>0.400822087835847</text:p>
              </table:table-cell>
              <table:table-cell office:value-type="float" office:value="0.252314814814815">
                <text:p>0.252314814814815</text:p>
              </table:table-cell>
              <table:table-cell office:value-type="float" office:value="0.333889250729596">
                <text:p>0.333889250729596</text:p>
              </table:table-cell>
              <table:table-cell office:value-type="float" office:value="0.175462962962963">
                <text:p>0.1754629629629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0698956996547">
                <text:p>0.40698956996547</text:p>
              </table:table-cell>
              <table:table-cell office:value-type="float" office:value="0.245175438596491">
                <text:p>0.245175438596491</text:p>
              </table:table-cell>
              <table:table-cell office:value-type="float" office:value="0.340781912276217">
                <text:p>0.340781912276217</text:p>
              </table:table-cell>
              <table:table-cell office:value-type="float" office:value="0.171929824561403">
                <text:p>0.1719298245614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12466772883964">
                <text:p>0.412466772883964</text:p>
              </table:table-cell>
              <table:table-cell office:value-type="float" office:value="0.237916666666667">
                <text:p>0.237916666666667</text:p>
              </table:table-cell>
              <table:table-cell office:value-type="float" office:value="0.347063051899625">
                <text:p>0.347063051899625</text:p>
              </table:table-cell>
              <table:table-cell office:value-type="float" office:value="0.169166666666667">
                <text:p>0.1691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5939670025217">
                <text:p>0.415939670025217</text:p>
              </table:table-cell>
              <table:table-cell office:value-type="float" office:value="0.230952380952381">
                <text:p>0.230952380952381</text:p>
              </table:table-cell>
              <table:table-cell office:value-type="float" office:value="0.353819716855431">
                <text:p>0.353819716855431</text:p>
              </table:table-cell>
              <table:table-cell office:value-type="float" office:value="0.166269841269841">
                <text:p>0.166269841269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0633406512309">
                <text:p>0.420633406512309</text:p>
              </table:table-cell>
              <table:table-cell office:value-type="float" office:value="0.224621212121212">
                <text:p>0.224621212121212</text:p>
              </table:table-cell>
              <table:table-cell office:value-type="float" office:value="0.359779731006688">
                <text:p>0.359779731006688</text:p>
              </table:table-cell>
              <table:table-cell office:value-type="float" office:value="0.162878787878788">
                <text:p>0.162878787878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26842002349626">
                <text:p>0.426842002349626</text:p>
              </table:table-cell>
              <table:table-cell office:value-type="float" office:value="0.220289855072464">
                <text:p>0.220289855072464</text:p>
              </table:table-cell>
              <table:table-cell office:value-type="float" office:value="0.365766297575366">
                <text:p>0.365766297575366</text:p>
              </table:table-cell>
              <table:table-cell office:value-type="float" office:value="0.159420289855072">
                <text:p>0.1594202898550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29972236087441">
                <text:p>0.429972236087441</text:p>
              </table:table-cell>
              <table:table-cell office:value-type="float" office:value="0.214930555555556">
                <text:p>0.214930555555556</text:p>
              </table:table-cell>
              <table:table-cell office:value-type="float" office:value="0.371294725850539">
                <text:p>0.371294725850539</text:p>
              </table:table-cell>
              <table:table-cell office:value-type="float" office:value="0.155902777777778">
                <text:p>0.155902777777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3479682335325">
                <text:p>0.43479682335325</text:p>
              </table:table-cell>
              <table:table-cell office:value-type="float" office:value="0.209">
                <text:p>0.209</text:p>
              </table:table-cell>
              <table:table-cell office:value-type="float" office:value="0.371655607717445">
                <text:p>0.371655607717445</text:p>
              </table:table-cell>
              <table:table-cell office:value-type="float" office:value="0.150666666666667">
                <text:p>0.150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3608062906902">
                <text:p>0.43608062906902</text:p>
              </table:table-cell>
              <table:table-cell office:value-type="float" office:value="0.203846153846154">
                <text:p>0.203846153846154</text:p>
              </table:table-cell>
              <table:table-cell office:value-type="float" office:value="0.382415205621724">
                <text:p>0.38241520562172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0456833698946">
                <text:p>0.440456833698946</text:p>
              </table:table-cell>
              <table:table-cell office:value-type="float" office:value="0.198765432098765">
                <text:p>0.198765432098765</text:p>
              </table:table-cell>
              <table:table-cell office:value-type="float" office:value="0.384949666597693">
                <text:p>0.384949666597693</text:p>
              </table:table-cell>
              <table:table-cell office:value-type="float" office:value="0.146296296296296">
                <text:p>0.146296296296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47077962293786">
                <text:p>0.447077962293786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393976163450277">
                <text:p>0.393976163450277</text:p>
              </table:table-cell>
              <table:table-cell office:value-type="float" office:value="0.14375">
                <text:p>0.14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50159396878942">
                <text:p>0.450159396878942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0.396425938786623">
                <text:p>0.396425938786623</text:p>
              </table:table-cell>
              <table:table-cell office:value-type="float" office:value="0.140229885057471">
                <text:p>0.1402298850574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5628132036882">
                <text:p>0.455628132036882</text:p>
              </table:table-cell>
              <table:table-cell office:value-type="float" office:value="0.188333333333333">
                <text:p>0.188333333333333</text:p>
              </table:table-cell>
              <table:table-cell office:value-type="float" office:value="0.403397798834053">
                <text:p>0.403397798834053</text:p>
              </table:table-cell>
              <table:table-cell office:value-type="float" office:value="0.138888888888889">
                <text:p>0.138888888888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955cm" style:legend-expansion="high" chart:style-name="ch2"/>
        <chart:plot-area chart:style-name="ch3" table:cell-range-address="Fold1.C8:Fold1.D37 Fold1.H8:Fold1.H37" svg:x="0.319cm" svg:y="0.18cm" svg:width="12.508cm" svg:height="8.646cm">
          <chartooo:coordinate-region svg:x="1.046cm" svg:y="0.38cm" svg:width="11.54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d1.D8:Fold1.D37" chart:class="chart:scatter">
            <chart:domain table:cell-range-address="Fold1.C8:Fold1.C37"/>
            <chart:data-point chart:repeated="30"/>
          </chart:series>
          <chart:series chart:style-name="ch7" chart:values-cell-range-address="Fold1.H8:Fold1.H37" chart:class="chart:scatter">
            <chart:domain table:cell-range-address="Fold1.G8:Fold1.G37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7339750509507">
                <text:p>0.107339750509507</text:p>
                <draw:g>
                  <svg:desc>Fold1.C8:Fold1.C37</svg:desc>
                </draw:g>
              </table:table-cell>
              <table:table-cell office:value-type="float" office:value="0.816666666666667">
                <text:p>0.816666666666667</text:p>
                <draw:g>
                  <svg:desc>Fold1.D8:Fold1.D37</svg:desc>
                </draw:g>
              </table:table-cell>
              <table:table-cell office:value-type="float" office:value="0.0907057866472828">
                <text:p>0.0907057866472828</text:p>
                <draw:g>
                  <svg:desc>Fold1.G8:Fold1.G37</svg:desc>
                </draw:g>
              </table:table-cell>
              <table:table-cell office:value-type="float" office:value="0.683333333333333">
                <text:p>0.683333333333333</text:p>
                <draw:g>
                  <svg:desc>Fold1.H8:Fold1.H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7979939627957">
                <text:p>0.157979939627957</text:p>
              </table:table-cell>
              <table:table-cell office:value-type="float" office:value="0.595833333333333">
                <text:p>0.595833333333333</text:p>
              </table:table-cell>
              <table:table-cell office:value-type="float" office:value="0.129121441041198">
                <text:p>0.1291214410411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0804949644464">
                <text:p>0.200804949644464</text:p>
              </table:table-cell>
              <table:table-cell office:value-type="float" office:value="0.511111111111111">
                <text:p>0.511111111111111</text:p>
              </table:table-cell>
              <table:table-cell office:value-type="float" office:value="0.155584950357968">
                <text:p>0.155584950357968</text:p>
              </table:table-cell>
              <table:table-cell office:value-type="float" office:value="0.408333333333334">
                <text:p>0.408333333333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0685034216044">
                <text:p>0.230685034216044</text:p>
              </table:table-cell>
              <table:table-cell office:value-type="float" office:value="0.445833333333333">
                <text:p>0.445833333333333</text:p>
              </table:table-cell>
              <table:table-cell office:value-type="float" office:value="0.176582555812095">
                <text:p>0.176582555812095</text:p>
              </table:table-cell>
              <table:table-cell office:value-type="float" office:value="0.35625">
                <text:p>0.3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5824080958352">
                <text:p>0.255824080958352</text:p>
              </table:table-cell>
              <table:table-cell office:value-type="float" office:value="0.401666666666667">
                <text:p>0.401666666666667</text:p>
              </table:table-cell>
              <table:table-cell office:value-type="float" office:value="0.204273074834136">
                <text:p>0.204273074834136</text:p>
              </table:table-cell>
              <table:table-cell office:value-type="float" office:value="0.328333333333333">
                <text:p>0.32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069253778333">
                <text:p>0.27069253778333</text:p>
              </table:table-cell>
              <table:table-cell office:value-type="float" office:value="0.3625">
                <text:p>0.3625</text:p>
              </table:table-cell>
              <table:table-cell office:value-type="float" office:value="0.215317388694946">
                <text:p>0.215317388694946</text:p>
              </table:table-cell>
              <table:table-cell office:value-type="float" office:value="0.288888888888889">
                <text:p>0.2888888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0732651654966">
                <text:p>0.290732651654966</text:p>
              </table:table-cell>
              <table:table-cell office:value-type="float" office:value="0.335714285714286">
                <text:p>0.335714285714286</text:p>
              </table:table-cell>
              <table:table-cell office:value-type="float" office:value="0.228816366568924">
                <text:p>0.228816366568924</text:p>
              </table:table-cell>
              <table:table-cell office:value-type="float" office:value="0.264285714285714">
                <text:p>0.264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3055883978199">
                <text:p>0.303055883978199</text:p>
              </table:table-cell>
              <table:table-cell office:value-type="float" office:value="0.30625">
                <text:p>0.30625</text:p>
              </table:table-cell>
              <table:table-cell office:value-type="float" office:value="0.24071250284006">
                <text:p>0.24071250284006</text:p>
              </table:table-cell>
              <table:table-cell office:value-type="float" office:value="0.244791666666667">
                <text:p>0.244791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9665674029485">
                <text:p>0.319665674029485</text:p>
              </table:table-cell>
              <table:table-cell office:value-type="float" office:value="0.288888888888889">
                <text:p>0.288888888888889</text:p>
              </table:table-cell>
              <table:table-cell office:value-type="float" office:value="0.253998036750594">
                <text:p>0.253998036750594</text:p>
              </table:table-cell>
              <table:table-cell office:value-type="float" office:value="0.229629629629629">
                <text:p>0.229629629629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4009331579664">
                <text:p>0.324009331579664</text:p>
              </table:table-cell>
              <table:table-cell office:value-type="float" office:value="0.2675">
                <text:p>0.2675</text:p>
              </table:table-cell>
              <table:table-cell office:value-type="float" office:value="0.265593030808823">
                <text:p>0.265593030808823</text:p>
              </table:table-cell>
              <table:table-cell office:value-type="float" office:value="0.2175">
                <text:p>0.21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32927982373315">
                <text:p>0.332927982373315</text:p>
              </table:table-cell>
              <table:table-cell office:value-type="float" office:value="0.252272727272728">
                <text:p>0.252272727272728</text:p>
              </table:table-cell>
              <table:table-cell office:value-type="float" office:value="0.281791989861043">
                <text:p>0.281791989861043</text:p>
              </table:table-cell>
              <table:table-cell office:value-type="float" office:value="0.209848484848485">
                <text:p>0.2098484848484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2049138994471">
                <text:p>0.342049138994471</text:p>
              </table:table-cell>
              <table:table-cell office:value-type="float" office:value="0.240277777777778">
                <text:p>0.240277777777778</text:p>
              </table:table-cell>
              <table:table-cell office:value-type="float" office:value="0.291601994671048">
                <text:p>0.291601994671048</text:p>
              </table:table-cell>
              <table:table-cell office:value-type="float" office:value="0.199305555555556">
                <text:p>0.199305555555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0508911792479">
                <text:p>0.350508911792479</text:p>
              </table:table-cell>
              <table:table-cell office:value-type="float" office:value="0.228846153846153">
                <text:p>0.228846153846153</text:p>
              </table:table-cell>
              <table:table-cell office:value-type="float" office:value="0.299243118643694">
                <text:p>0.299243118643694</text:p>
              </table:table-cell>
              <table:table-cell office:value-type="float" office:value="0.189743589743589">
                <text:p>0.1897435897435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5408124898214">
                <text:p>0.355408124898214</text:p>
              </table:table-cell>
              <table:table-cell office:value-type="float" office:value="0.217261904761905">
                <text:p>0.217261904761905</text:p>
              </table:table-cell>
              <table:table-cell office:value-type="float" office:value="0.309679927205502">
                <text:p>0.309679927205502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1881554849905">
                <text:p>0.361881554849905</text:p>
              </table:table-cell>
              <table:table-cell office:value-type="float" office:value="0.207777777777777">
                <text:p>0.207777777777777</text:p>
              </table:table-cell>
              <table:table-cell office:value-type="float" office:value="0.316826877477453">
                <text:p>0.316826877477453</text:p>
              </table:table-cell>
              <table:table-cell office:value-type="float" office:value="0.176111111111111">
                <text:p>0.176111111111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8076116007702">
                <text:p>0.368076116007702</text:p>
              </table:table-cell>
              <table:table-cell office:value-type="float" office:value="0.198958333333333">
                <text:p>0.198958333333333</text:p>
              </table:table-cell>
              <table:table-cell office:value-type="float" office:value="0.325040503507575">
                <text:p>0.325040503507575</text:p>
              </table:table-cell>
              <table:table-cell office:value-type="float" office:value="0.170833333333333">
                <text:p>0.1708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9742782674368">
                <text:p>0.369742782674368</text:p>
              </table:table-cell>
              <table:table-cell office:value-type="float" office:value="0.188725490196078">
                <text:p>0.188725490196078</text:p>
              </table:table-cell>
              <table:table-cell office:value-type="float" office:value="0.329572070855638">
                <text:p>0.329572070855638</text:p>
              </table:table-cell>
              <table:table-cell office:value-type="float" office:value="0.164705882352941">
                <text:p>0.164705882352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6583276118123">
                <text:p>0.376583276118123</text:p>
              </table:table-cell>
              <table:table-cell office:value-type="float" office:value="0.18287037037037">
                <text:p>0.18287037037037</text:p>
              </table:table-cell>
              <table:table-cell office:value-type="float" office:value="0.336494218756047">
                <text:p>0.336494218756047</text:p>
              </table:table-cell>
              <table:table-cell office:value-type="float" office:value="0.159722222222222">
                <text:p>0.15972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4444026478873">
                <text:p>0.384444026478873</text:p>
              </table:table-cell>
              <table:table-cell office:value-type="float" office:value="0.178070175438596">
                <text:p>0.178070175438596</text:p>
              </table:table-cell>
              <table:table-cell office:value-type="float" office:value="0.341724262464352">
                <text:p>0.341724262464352</text:p>
              </table:table-cell>
              <table:table-cell office:value-type="float" office:value="0.154385964912281">
                <text:p>0.1543859649122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9174561378046">
                <text:p>0.39174561378046</text:p>
              </table:table-cell>
              <table:table-cell office:value-type="float" office:value="0.1725">
                <text:p>0.1725</text:p>
              </table:table-cell>
              <table:table-cell office:value-type="float" office:value="0.348839161454251">
                <text:p>0.34883916145425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97856216141063">
                <text:p>0.397856216141063</text:p>
              </table:table-cell>
              <table:table-cell office:value-type="float" office:value="0.167460317460317">
                <text:p>0.167460317460317</text:p>
              </table:table-cell>
              <table:table-cell office:value-type="float" office:value="0.351269717009807">
                <text:p>0.351269717009807</text:p>
              </table:table-cell>
              <table:table-cell office:value-type="float" office:value="0.143650793650793">
                <text:p>0.1436507936507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0473012122149">
                <text:p>0.40473012122149</text:p>
              </table:table-cell>
              <table:table-cell office:value-type="float" office:value="0.163636363636364">
                <text:p>0.163636363636364</text:p>
              </table:table-cell>
              <table:table-cell office:value-type="float" office:value="0.359345113835203">
                <text:p>0.359345113835203</text:p>
              </table:table-cell>
              <table:table-cell office:value-type="float" office:value="0.140151515151515">
                <text:p>0.1401515151515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598012122149">
                <text:p>0.40598012122149</text:p>
              </table:table-cell>
              <table:table-cell office:value-type="float" office:value="0.157246376811594">
                <text:p>0.157246376811594</text:p>
              </table:table-cell>
              <table:table-cell office:value-type="float" office:value="0.364054108544198">
                <text:p>0.364054108544198</text:p>
              </table:table-cell>
              <table:table-cell office:value-type="float" office:value="0.135869565217391">
                <text:p>0.1358695652173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13634106728736">
                <text:p>0.413634106728736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0.368885457750547">
                <text:p>0.368885457750547</text:p>
              </table:table-cell>
              <table:table-cell office:value-type="float" office:value="0.131944444444444">
                <text:p>0.131944444444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5600196194825">
                <text:p>0.415600196194825</text:p>
              </table:table-cell>
              <table:table-cell office:value-type="float" office:value="0.149">
                <text:p>0.149</text:p>
              </table:table-cell>
              <table:table-cell office:value-type="float" office:value="0.375425954291044">
                <text:p>0.375425954291044</text:p>
              </table:table-cell>
              <table:table-cell office:value-type="float" office:value="0.129666666666666">
                <text:p>0.1296666666666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280438089901">
                <text:p>0.42280438089901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380485478100568">
                <text:p>0.380485478100568</text:p>
              </table:table-cell>
              <table:table-cell office:value-type="float" office:value="0.126602564102564">
                <text:p>0.1266025641025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29550412645042">
                <text:p>0.429550412645042</text:p>
              </table:table-cell>
              <table:table-cell office:value-type="float" office:value="0.141975308641975">
                <text:p>0.141975308641975</text:p>
              </table:table-cell>
              <table:table-cell office:value-type="float" office:value="0.387122683487773">
                <text:p>0.387122683487773</text:p>
              </table:table-cell>
              <table:table-cell office:value-type="float" office:value="0.124691358024691">
                <text:p>0.1246913580246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31005439100068">
                <text:p>0.431005439100068</text:p>
              </table:table-cell>
              <table:table-cell office:value-type="float" office:value="0.138095238095238">
                <text:p>0.138095238095238</text:p>
              </table:table-cell>
              <table:table-cell office:value-type="float" office:value="0.391626651741741">
                <text:p>0.391626651741741</text:p>
              </table:table-cell>
              <table:table-cell office:value-type="float" office:value="0.12172619047619">
                <text:p>0.12172619047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2533216877846">
                <text:p>0.432533216877846</text:p>
              </table:table-cell>
              <table:table-cell office:value-type="float" office:value="0.133908045977012">
                <text:p>0.133908045977012</text:p>
              </table:table-cell>
              <table:table-cell office:value-type="float" office:value="0.396129960311546">
                <text:p>0.396129960311546</text:p>
              </table:table-cell>
              <table:table-cell office:value-type="float" office:value="0.119540229885058">
                <text:p>0.1195402298850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39646312115941">
                <text:p>0.439646312115941</text:p>
              </table:table-cell>
              <table:table-cell office:value-type="float" office:value="0.131944444444444">
                <text:p>0.131944444444444</text:p>
              </table:table-cell>
              <table:table-cell office:value-type="float" office:value="0.39947729924712">
                <text:p>0.39947729924712</text:p>
              </table:table-cell>
              <table:table-cell office:value-type="float" office:value="0.116388888888889">
                <text:p>0.11638888888888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955cm" style:legend-expansion="high" chart:style-name="ch2"/>
        <chart:plot-area chart:style-name="ch3" table:cell-range-address="Fold9.C8:Fold9.D37 Fold9.H8:Fold9.H37" svg:x="0.319cm" svg:y="0.18cm" svg:width="12.508cm" svg:height="8.646cm">
          <chartooo:coordinate-region svg:x="1.046cm" svg:y="0.379cm" svg:width="11.4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d9.D8:Fold9.D37" chart:class="chart:scatter">
            <chart:domain table:cell-range-address="Fold9.C8:Fold9.C37"/>
            <chart:data-point chart:repeated="30"/>
          </chart:series>
          <chart:series chart:style-name="ch7" chart:values-cell-range-address="Fold9.H8:Fold9.H37" chart:class="chart:scatter">
            <chart:domain table:cell-range-address="Fold9.G8:Fold9.G37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09227512686859">
                <text:p>0.0909227512686859</text:p>
                <draw:g>
                  <svg:desc>Fold9.C8:Fold9.C37</svg:desc>
                </draw:g>
              </table:table-cell>
              <table:table-cell office:value-type="float" office:value="0.716666666666667">
                <text:p>0.716666666666667</text:p>
                <draw:g>
                  <svg:desc>Fold9.D8:Fold9.D37</svg:desc>
                </draw:g>
              </table:table-cell>
              <table:table-cell office:value-type="float" office:value="0.091445810385495">
                <text:p>0.091445810385495</text:p>
                <draw:g>
                  <svg:desc>Fold9.G8:Fold9.G37</svg:desc>
                </draw:g>
              </table:table-cell>
              <table:table-cell office:value-type="float" office:value="0.716666666666667">
                <text:p>0.716666666666667</text:p>
                <draw:g>
                  <svg:desc>Fold9.H8:Fold9.H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752906569191">
                <text:p>0.12752906569191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117655725095578">
                <text:p>0.117655725095578</text:p>
              </table:table-cell>
              <table:table-cell office:value-type="float" office:value="0.479166666666667">
                <text:p>0.4791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1840139635627">
                <text:p>0.171840139635627</text:p>
              </table:table-cell>
              <table:table-cell office:value-type="float" office:value="0.486111111111111">
                <text:p>0.486111111111111</text:p>
              </table:table-cell>
              <table:table-cell office:value-type="float" office:value="0.144834460898306">
                <text:p>0.14483446089830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0414378323352">
                <text:p>0.200414378323352</text:p>
              </table:table-cell>
              <table:table-cell office:value-type="float" office:value="0.435416666666667">
                <text:p>0.435416666666667</text:p>
              </table:table-cell>
              <table:table-cell office:value-type="float" office:value="0.164964780969359">
                <text:p>0.164964780969359</text:p>
              </table:table-cell>
              <table:table-cell office:value-type="float" office:value="0.341666666666667">
                <text:p>0.341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7985270087427">
                <text:p>0.217985270087427</text:p>
              </table:table-cell>
              <table:table-cell office:value-type="float" office:value="0.391666666666667">
                <text:p>0.391666666666667</text:p>
              </table:table-cell>
              <table:table-cell office:value-type="float" office:value="0.180823158078953">
                <text:p>0.180823158078953</text:p>
              </table:table-cell>
              <table:table-cell office:value-type="float" office:value="0.301666666666667">
                <text:p>0.301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5576432755312">
                <text:p>0.245576432755312</text:p>
              </table:table-cell>
              <table:table-cell office:value-type="float" office:value="0.369444444444444">
                <text:p>0.369444444444444</text:p>
              </table:table-cell>
              <table:table-cell office:value-type="float" office:value="0.1991311706002">
                <text:p>0.1991311706002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0160890668717">
                <text:p>0.260160890668717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0.212758559438543">
                <text:p>0.212758559438543</text:p>
              </table:table-cell>
              <table:table-cell office:value-type="float" office:value="0.257142857142857">
                <text:p>0.25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62244041302">
                <text:p>0.2762244041302</text:p>
              </table:table-cell>
              <table:table-cell office:value-type="float" office:value="0.321875">
                <text:p>0.321875</text:p>
              </table:table-cell>
              <table:table-cell office:value-type="float" office:value="0.227585682904888">
                <text:p>0.227585682904888</text:p>
              </table:table-cell>
              <table:table-cell office:value-type="float" office:value="0.244791666666667">
                <text:p>0.244791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1917658061941">
                <text:p>0.291917658061941</text:p>
              </table:table-cell>
              <table:table-cell office:value-type="float" office:value="0.302777777777778">
                <text:p>0.302777777777778</text:p>
              </table:table-cell>
              <table:table-cell office:value-type="float" office:value="0.241472867411558">
                <text:p>0.241472867411558</text:p>
              </table:table-cell>
              <table:table-cell office:value-type="float" office:value="0.232407407407407">
                <text:p>0.2324074074074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9634314449069">
                <text:p>0.299634314449069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251757132965036">
                <text:p>0.25175713296503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6498278389755">
                <text:p>0.306498278389755</text:p>
              </table:table-cell>
              <table:table-cell office:value-type="float" office:value="0.267424242424243">
                <text:p>0.267424242424243</text:p>
              </table:table-cell>
              <table:table-cell office:value-type="float" office:value="0.254324473032376">
                <text:p>0.254324473032376</text:p>
              </table:table-cell>
              <table:table-cell office:value-type="float" office:value="0.202272727272727">
                <text:p>0.2022727272727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14956246895421">
                <text:p>0.314956246895421</text:p>
              </table:table-cell>
              <table:table-cell office:value-type="float" office:value="0.255555555555556">
                <text:p>0.255555555555556</text:p>
              </table:table-cell>
              <table:table-cell office:value-type="float" office:value="0.266580322560671">
                <text:p>0.266580322560671</text:p>
              </table:table-cell>
              <table:table-cell office:value-type="float" office:value="0.195833333333333">
                <text:p>0.1958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9486940313321">
                <text:p>0.329486940313321</text:p>
              </table:table-cell>
              <table:table-cell office:value-type="float" office:value="0.249358974358974">
                <text:p>0.249358974358974</text:p>
              </table:table-cell>
              <table:table-cell office:value-type="float" office:value="0.279893575212159">
                <text:p>0.279893575212159</text:p>
              </table:table-cell>
              <table:table-cell office:value-type="float" office:value="0.190384615384615">
                <text:p>0.190384615384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7844442034309">
                <text:p>0.337844442034309</text:p>
              </table:table-cell>
              <table:table-cell office:value-type="float" office:value="0.239285714285714">
                <text:p>0.239285714285714</text:p>
              </table:table-cell>
              <table:table-cell office:value-type="float" office:value="0.292345301848096">
                <text:p>0.292345301848096</text:p>
              </table:table-cell>
              <table:table-cell office:value-type="float" office:value="0.18452380952381">
                <text:p>0.184523809523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9705431008785">
                <text:p>0.349705431008785</text:p>
              </table:table-cell>
              <table:table-cell office:value-type="float" office:value="0.232222222222222">
                <text:p>0.232222222222222</text:p>
              </table:table-cell>
              <table:table-cell office:value-type="float" office:value="0.299674900354166">
                <text:p>0.299674900354166</text:p>
              </table:table-cell>
              <table:table-cell office:value-type="float" office:value="0.177222222222222">
                <text:p>0.177222222222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8495154375231">
                <text:p>0.358495154375231</text:p>
              </table:table-cell>
              <table:table-cell office:value-type="float" office:value="0.225520833333333">
                <text:p>0.225520833333333</text:p>
              </table:table-cell>
              <table:table-cell office:value-type="float" office:value="0.308302405084128">
                <text:p>0.308302405084128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238448438128">
                <text:p>0.36238448438128</text:p>
              </table:table-cell>
              <table:table-cell office:value-type="float" office:value="0.215686274509804">
                <text:p>0.215686274509804</text:p>
              </table:table-cell>
              <table:table-cell office:value-type="float" office:value="0.312381258130723">
                <text:p>0.312381258130723</text:p>
              </table:table-cell>
              <table:table-cell office:value-type="float" office:value="0.16421568627451">
                <text:p>0.164215686274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6290581025864">
                <text:p>0.366290581025864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318365803663449">
                <text:p>0.318365803663449</text:p>
              </table:table-cell>
              <table:table-cell office:value-type="float" office:value="0.158796296296296">
                <text:p>0.1587962962962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9844922943692">
                <text:p>0.369844922943692</text:p>
              </table:table-cell>
              <table:table-cell office:value-type="float" office:value="0.200438596491228">
                <text:p>0.200438596491228</text:p>
              </table:table-cell>
              <table:table-cell office:value-type="float" office:value="0.323055648898767">
                <text:p>0.323055648898767</text:p>
              </table:table-cell>
              <table:table-cell office:value-type="float" office:value="0.154824561403509">
                <text:p>0.1548245614035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8666400740612">
                <text:p>0.378666400740612</text:p>
              </table:table-cell>
              <table:table-cell office:value-type="float" office:value="0.197083333333333">
                <text:p>0.197083333333333</text:p>
              </table:table-cell>
              <table:table-cell office:value-type="float" office:value="0.326420239169607">
                <text:p>0.3264202391696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6349530537228">
                <text:p>0.386349530537228</text:p>
              </table:table-cell>
              <table:table-cell office:value-type="float" office:value="0.192460317460317">
                <text:p>0.192460317460317</text:p>
              </table:table-cell>
              <table:table-cell office:value-type="float" office:value="0.330995172460001">
                <text:p>0.330995172460001</text:p>
              </table:table-cell>
              <table:table-cell office:value-type="float" office:value="0.146031746031746">
                <text:p>0.1460317460317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92562024488209">
                <text:p>0.392562024488209</text:p>
              </table:table-cell>
              <table:table-cell office:value-type="float" office:value="0.187878787878788">
                <text:p>0.187878787878788</text:p>
              </table:table-cell>
              <table:table-cell office:value-type="float" office:value="0.338685909392457">
                <text:p>0.338685909392457</text:p>
              </table:table-cell>
              <table:table-cell office:value-type="float" office:value="0.143939393939394">
                <text:p>0.1439393939393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99602467415858">
                <text:p>0.399602467415858</text:p>
              </table:table-cell>
              <table:table-cell office:value-type="float" office:value="0.184420289855072">
                <text:p>0.184420289855072</text:p>
              </table:table-cell>
              <table:table-cell office:value-type="float" office:value="0.347732060122819">
                <text:p>0.347732060122819</text:p>
              </table:table-cell>
              <table:table-cell office:value-type="float" office:value="0.141304347826087">
                <text:p>0.1413043478260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02226573991687">
                <text:p>0.402226573991687</text:p>
              </table:table-cell>
              <table:table-cell office:value-type="float" office:value="0.179513888888889">
                <text:p>0.179513888888889</text:p>
              </table:table-cell>
              <table:table-cell office:value-type="float" office:value="0.353924617869653">
                <text:p>0.353924617869653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8345772813824">
                <text:p>0.408345772813824</text:p>
              </table:table-cell>
              <table:table-cell office:value-type="float" office:value="0.177">
                <text:p>0.177</text:p>
              </table:table-cell>
              <table:table-cell office:value-type="float" office:value="0.359539830257311">
                <text:p>0.359539830257311</text:p>
              </table:table-cell>
              <table:table-cell office:value-type="float" office:value="0.136333333333333">
                <text:p>0.136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11373719883954">
                <text:p>0.411373719883954</text:p>
              </table:table-cell>
              <table:table-cell office:value-type="float" office:value="0.173397435897436">
                <text:p>0.173397435897436</text:p>
              </table:table-cell>
              <table:table-cell office:value-type="float" office:value="0.365847104161568">
                <text:p>0.365847104161568</text:p>
              </table:table-cell>
              <table:table-cell office:value-type="float" office:value="0.133974358974359">
                <text:p>0.1339743589743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13124810586767">
                <text:p>0.413124810586767</text:p>
              </table:table-cell>
              <table:table-cell office:value-type="float" office:value="0.169135802469136">
                <text:p>0.169135802469136</text:p>
              </table:table-cell>
              <table:table-cell office:value-type="float" office:value="0.372233512891726">
                <text:p>0.372233512891726</text:p>
              </table:table-cell>
              <table:table-cell office:value-type="float" office:value="0.131481481481481">
                <text:p>0.131481481481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17854308740236">
                <text:p>0.417854308740236</text:p>
              </table:table-cell>
              <table:table-cell office:value-type="float" office:value="0.165773809523809">
                <text:p>0.165773809523809</text:p>
              </table:table-cell>
              <table:table-cell office:value-type="float" office:value="0.374052382983623">
                <text:p>0.374052382983623</text:p>
              </table:table-cell>
              <table:table-cell office:value-type="float" office:value="0.12797619047619">
                <text:p>0.12797619047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22743149492563">
                <text:p>0.422743149492563</text:p>
              </table:table-cell>
              <table:table-cell office:value-type="float" office:value="0.162931034482759">
                <text:p>0.162931034482759</text:p>
              </table:table-cell>
              <table:table-cell office:value-type="float" office:value="0.377834663439665">
                <text:p>0.377834663439665</text:p>
              </table:table-cell>
              <table:table-cell office:value-type="float" office:value="0.125287356321839">
                <text:p>0.1252873563218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24773373354016">
                <text:p>0.424773373354016</text:p>
              </table:table-cell>
              <table:table-cell office:value-type="float" office:value="0.159444444444444">
                <text:p>0.159444444444444</text:p>
              </table:table-cell>
              <table:table-cell office:value-type="float" office:value="0.385283193223721">
                <text:p>0.385283193223721</text:p>
              </table:table-cell>
              <table:table-cell office:value-type="float" office:value="0.123611111111111">
                <text:p>0.123611111111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955cm" style:legend-expansion="high" chart:style-name="ch2"/>
        <chart:plot-area chart:style-name="ch3" table:cell-range-address="Fold8.C8:Fold8.D37 Fold8.H8:Fold8.H37" svg:x="0.319cm" svg:y="0.18cm" svg:width="12.508cm" svg:height="8.646cm">
          <chartooo:coordinate-region svg:x="1.046cm" svg:y="0.379cm" svg:width="11.54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d8.D8:Fold8.D37" chart:class="chart:scatter">
            <chart:domain table:cell-range-address="Fold8.C8:Fold8.C37"/>
            <chart:data-point chart:repeated="30"/>
          </chart:series>
          <chart:series chart:style-name="ch7" chart:values-cell-range-address="Fold8.H8:Fold8.H37" chart:class="chart:scatter">
            <chart:domain table:cell-range-address="Fold8.G8:Fold8.G37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07248964675095">
                <text:p>0.0707248964675095</text:p>
                <draw:g>
                  <svg:desc>Fold8.C8:Fold8.C37</svg:desc>
                </draw:g>
              </table:table-cell>
              <table:table-cell office:value-type="float" office:value="0.7">
                <text:p>0.7</text:p>
                <draw:g>
                  <svg:desc>Fold8.D8:Fold8.D37</svg:desc>
                </draw:g>
              </table:table-cell>
              <table:table-cell office:value-type="float" office:value="0.069655771600067">
                <text:p>0.069655771600067</text:p>
                <draw:g>
                  <svg:desc>Fold8.G8:Fold8.G37</svg:desc>
                </draw:g>
              </table:table-cell>
              <table:table-cell office:value-type="float" office:value="0.658333333333333">
                <text:p>0.658333333333333</text:p>
                <draw:g>
                  <svg:desc>Fold8.H8:Fold8.H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5444681589965">
                <text:p>0.115444681589965</text:p>
              </table:table-cell>
              <table:table-cell office:value-type="float" office:value="0.575">
                <text:p>0.575</text:p>
              </table:table-cell>
              <table:table-cell office:value-type="float" office:value="0.0964119546087426">
                <text:p>0.0964119546087426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3097973320457">
                <text:p>0.143097973320457</text:p>
              </table:table-cell>
              <table:table-cell office:value-type="float" office:value="0.486111111111111">
                <text:p>0.486111111111111</text:p>
              </table:table-cell>
              <table:table-cell office:value-type="float" office:value="0.12121310235371">
                <text:p>0.12121310235371</text:p>
              </table:table-cell>
              <table:table-cell office:value-type="float" office:value="0.397222222222222">
                <text:p>0.397222222222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091928798768">
                <text:p>0.17091928798768</text:p>
              </table:table-cell>
              <table:table-cell office:value-type="float" office:value="0.45">
                <text:p>0.45</text:p>
              </table:table-cell>
              <table:table-cell office:value-type="float" office:value="0.144848573877749">
                <text:p>0.144848573877749</text:p>
              </table:table-cell>
              <table:table-cell office:value-type="float" office:value="0.358333333333333">
                <text:p>0.358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0722232308748">
                <text:p>0.190722232308748</text:p>
              </table:table-cell>
              <table:table-cell office:value-type="float" office:value="0.415">
                <text:p>0.415</text:p>
              </table:table-cell>
              <table:table-cell office:value-type="float" office:value="0.165069274553624">
                <text:p>0.165069274553624</text:p>
              </table:table-cell>
              <table:table-cell office:value-type="float" office:value="0.328333333333333">
                <text:p>0.32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980216452838">
                <text:p>0.20980216452838</text:p>
              </table:table-cell>
              <table:table-cell office:value-type="float" office:value="0.3875">
                <text:p>0.3875</text:p>
              </table:table-cell>
              <table:table-cell office:value-type="float" office:value="0.175536630749398">
                <text:p>0.175536630749398</text:p>
              </table:table-cell>
              <table:table-cell office:value-type="float" office:value="0.290277777777778">
                <text:p>0.29027777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1882103667538">
                <text:p>0.221882103667538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183710664679246">
                <text:p>0.183710664679246</text:p>
              </table:table-cell>
              <table:table-cell office:value-type="float" office:value="0.26547619047619">
                <text:p>0.265476190476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4766341979304">
                <text:p>0.234766341979304</text:p>
              </table:table-cell>
              <table:table-cell office:value-type="float" office:value="0.335416666666667">
                <text:p>0.335416666666667</text:p>
              </table:table-cell>
              <table:table-cell office:value-type="float" office:value="0.188800296462191">
                <text:p>0.188800296462191</text:p>
              </table:table-cell>
              <table:table-cell office:value-type="float" office:value="0.240625">
                <text:p>0.24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9986839357407">
                <text:p>0.249986839357407</text:p>
              </table:table-cell>
              <table:table-cell office:value-type="float" office:value="0.319444444444444">
                <text:p>0.319444444444444</text:p>
              </table:table-cell>
              <table:table-cell office:value-type="float" office:value="0.199882009414269">
                <text:p>0.199882009414269</text:p>
              </table:table-cell>
              <table:table-cell office:value-type="float" office:value="0.228703703703703">
                <text:p>0.2287037037037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6969194350084">
                <text:p>0.266969194350084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211708207993662">
                <text:p>0.211708207993662</text:p>
              </table:table-cell>
              <table:table-cell office:value-type="float" office:value="0.218333333333333">
                <text:p>0.218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5854887847651">
                <text:p>0.275854887847651</text:p>
              </table:table-cell>
              <table:table-cell office:value-type="float" office:value="0.293181818181818">
                <text:p>0.293181818181818</text:p>
              </table:table-cell>
              <table:table-cell office:value-type="float" office:value="0.221275248696129">
                <text:p>0.221275248696129</text:p>
              </table:table-cell>
              <table:table-cell office:value-type="float" office:value="0.207575757575758">
                <text:p>0.2075757575757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5006913264376">
                <text:p>0.285006913264376</text:p>
              </table:table-cell>
              <table:table-cell office:value-type="float" office:value="0.28125">
                <text:p>0.28125</text:p>
              </table:table-cell>
              <table:table-cell office:value-type="float" office:value="0.23252882491294">
                <text:p>0.23252882491294</text:p>
              </table:table-cell>
              <table:table-cell office:value-type="float" office:value="0.199305555555556">
                <text:p>0.199305555555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209142301543">
                <text:p>0.29209142301543</text:p>
              </table:table-cell>
              <table:table-cell office:value-type="float" office:value="0.27051282051282">
                <text:p>0.27051282051282</text:p>
              </table:table-cell>
              <table:table-cell office:value-type="float" office:value="0.239787642900175">
                <text:p>0.239787642900175</text:p>
              </table:table-cell>
              <table:table-cell office:value-type="float" office:value="0.190384615384615">
                <text:p>0.190384615384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7994873593134">
                <text:p>0.297994873593134</text:p>
              </table:table-cell>
              <table:table-cell office:value-type="float" office:value="0.258928571428571">
                <text:p>0.258928571428571</text:p>
              </table:table-cell>
              <table:table-cell office:value-type="float" office:value="0.245652628094429">
                <text:p>0.245652628094429</text:p>
              </table:table-cell>
              <table:table-cell office:value-type="float" office:value="0.182142857142857">
                <text:p>0.1821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3120798344535">
                <text:p>0.303120798344535</text:p>
              </table:table-cell>
              <table:table-cell office:value-type="float" office:value="0.247777777777778">
                <text:p>0.247777777777778</text:p>
              </table:table-cell>
              <table:table-cell office:value-type="float" office:value="0.253089326188257">
                <text:p>0.253089326188257</text:p>
              </table:table-cell>
              <table:table-cell office:value-type="float" office:value="0.176111111111111">
                <text:p>0.176111111111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0000772251301">
                <text:p>0.310000772251301</text:p>
              </table:table-cell>
              <table:table-cell office:value-type="float" office:value="0.2390625">
                <text:p>0.2390625</text:p>
              </table:table-cell>
              <table:table-cell office:value-type="float" office:value="0.263759873840468">
                <text:p>0.263759873840468</text:p>
              </table:table-cell>
              <table:table-cell office:value-type="float" office:value="0.1734375">
                <text:p>0.173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16214493837402">
                <text:p>0.316214493837402</text:p>
              </table:table-cell>
              <table:table-cell office:value-type="float" office:value="0.230392156862745">
                <text:p>0.230392156862745</text:p>
              </table:table-cell>
              <table:table-cell office:value-type="float" office:value="0.272307718955546">
                <text:p>0.272307718955546</text:p>
              </table:table-cell>
              <table:table-cell office:value-type="float" office:value="0.171078431372549">
                <text:p>0.1710784313725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25244892936591">
                <text:p>0.325244892936591</text:p>
              </table:table-cell>
              <table:table-cell office:value-type="float" office:value="0.225">
                <text:p>0.225</text:p>
              </table:table-cell>
              <table:table-cell office:value-type="float" office:value="0.278271409951367">
                <text:p>0.278271409951367</text:p>
              </table:table-cell>
              <table:table-cell office:value-type="float" office:value="0.166203703703704">
                <text:p>0.1662037037037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2835102027277">
                <text:p>0.332835102027277</text:p>
              </table:table-cell>
              <table:table-cell office:value-type="float" office:value="0.218421052631579">
                <text:p>0.218421052631579</text:p>
              </table:table-cell>
              <table:table-cell office:value-type="float" office:value="0.285879296512412">
                <text:p>0.285879296512412</text:p>
              </table:table-cell>
              <table:table-cell office:value-type="float" office:value="0.163157894736842">
                <text:p>0.163157894736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9289512337747">
                <text:p>0.339289512337747</text:p>
              </table:table-cell>
              <table:table-cell office:value-type="float" office:value="0.211666666666667">
                <text:p>0.211666666666667</text:p>
              </table:table-cell>
              <table:table-cell office:value-type="float" office:value="0.291945586234543">
                <text:p>0.291945586234543</text:p>
              </table:table-cell>
              <table:table-cell office:value-type="float" office:value="0.159166666666667">
                <text:p>0.1591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1830047544826">
                <text:p>0.341830047544826</text:p>
              </table:table-cell>
              <table:table-cell office:value-type="float" office:value="0.20515873015873">
                <text:p>0.20515873015873</text:p>
              </table:table-cell>
              <table:table-cell office:value-type="float" office:value="0.300278030144514">
                <text:p>0.300278030144514</text:p>
              </table:table-cell>
              <table:table-cell office:value-type="float" office:value="0.157539682539682">
                <text:p>0.1575396825396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8912681114334">
                <text:p>0.348912681114334</text:p>
              </table:table-cell>
              <table:table-cell office:value-type="float" office:value="0.201515151515152">
                <text:p>0.201515151515152</text:p>
              </table:table-cell>
              <table:table-cell office:value-type="float" office:value="0.301992057954606">
                <text:p>0.301992057954606</text:p>
              </table:table-cell>
              <table:table-cell office:value-type="float" office:value="0.153030303030303">
                <text:p>0.1530303030303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51945217644699">
                <text:p>0.351945217644699</text:p>
              </table:table-cell>
              <table:table-cell office:value-type="float" office:value="0.196376811594203">
                <text:p>0.196376811594203</text:p>
              </table:table-cell>
              <table:table-cell office:value-type="float" office:value="0.309240883041788">
                <text:p>0.309240883041788</text:p>
              </table:table-cell>
              <table:table-cell office:value-type="float" office:value="0.151086956521739">
                <text:p>0.1510869565217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3657300232258">
                <text:p>0.353657300232258</text:p>
              </table:table-cell>
              <table:table-cell office:value-type="float" office:value="0.190625">
                <text:p>0.190625</text:p>
              </table:table-cell>
              <table:table-cell office:value-type="float" office:value="0.311950578030895">
                <text:p>0.311950578030895</text:p>
              </table:table-cell>
              <table:table-cell office:value-type="float" office:value="0.146527777777778">
                <text:p>0.146527777777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7695304017642">
                <text:p>0.357695304017642</text:p>
              </table:table-cell>
              <table:table-cell office:value-type="float" office:value="0.186">
                <text:p>0.186</text:p>
              </table:table-cell>
              <table:table-cell office:value-type="float" office:value="0.318446430436898">
                <text:p>0.318446430436898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4277889189519">
                <text:p>0.364277889189519</text:p>
              </table:table-cell>
              <table:table-cell office:value-type="float" office:value="0.183653846153846">
                <text:p>0.183653846153846</text:p>
              </table:table-cell>
              <table:table-cell office:value-type="float" office:value="0.323160503634651">
                <text:p>0.323160503634651</text:p>
              </table:table-cell>
              <table:table-cell office:value-type="float" office:value="0.141025641025641">
                <text:p>0.1410256410256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6664326780701">
                <text:p>0.366664326780701</text:p>
              </table:table-cell>
              <table:table-cell office:value-type="float" office:value="0.179320987654321">
                <text:p>0.179320987654321</text:p>
              </table:table-cell>
              <table:table-cell office:value-type="float" office:value="0.328357629236188">
                <text:p>0.328357629236188</text:p>
              </table:table-cell>
              <table:table-cell office:value-type="float" office:value="0.138271604938272">
                <text:p>0.1382716049382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9585730495084">
                <text:p>0.369585730495084</text:p>
              </table:table-cell>
              <table:table-cell office:value-type="float" office:value="0.175297619047619">
                <text:p>0.175297619047619</text:p>
              </table:table-cell>
              <table:table-cell office:value-type="float" office:value="0.334039760701884">
                <text:p>0.334039760701884</text:p>
              </table:table-cell>
              <table:table-cell office:value-type="float" office:value="0.136011904761905">
                <text:p>0.1360119047619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74101740124478">
                <text:p>0.374101740124478</text:p>
              </table:table-cell>
              <table:table-cell office:value-type="float" office:value="0.172126436781609">
                <text:p>0.172126436781609</text:p>
              </table:table-cell>
              <table:table-cell office:value-type="float" office:value="0.338357137774873">
                <text:p>0.338357137774873</text:p>
              </table:table-cell>
              <table:table-cell office:value-type="float" office:value="0.134195402298851">
                <text:p>0.1341954022988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79742480344962">
                <text:p>0.379742480344962</text:p>
              </table:table-cell>
              <table:table-cell office:value-type="float" office:value="0.169444444444444">
                <text:p>0.169444444444444</text:p>
              </table:table-cell>
              <table:table-cell office:value-type="float" office:value="0.34125759367379">
                <text:p>0.34125759367379</text:p>
              </table:table-cell>
              <table:table-cell office:value-type="float" office:value="0.131111111111111">
                <text:p>0.1311111111111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955cm" style:legend-expansion="high" chart:style-name="ch2"/>
        <chart:plot-area chart:style-name="ch3" table:cell-range-address="Fold7.C8:Fold7.D37 Fold7.H8:Fold7.H37" svg:x="0.319cm" svg:y="0.18cm" svg:width="12.508cm" svg:height="8.646cm">
          <chartooo:coordinate-region svg:x="1.046cm" svg:y="0.379cm" svg:width="11.54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d7.D8:Fold7.D37" chart:class="chart:scatter">
            <chart:domain table:cell-range-address="Fold7.C8:Fold7.C37"/>
            <chart:data-point chart:repeated="30"/>
          </chart:series>
          <chart:series chart:style-name="ch7" chart:values-cell-range-address="Fold7.H8:Fold7.H37" chart:class="chart:scatter">
            <chart:domain table:cell-range-address="Fold7.G8:Fold7.G37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46989630737462">
                <text:p>0.0646989630737462</text:p>
                <draw:g>
                  <svg:desc>Fold7.C8:Fold7.C37</svg:desc>
                </draw:g>
              </table:table-cell>
              <table:table-cell office:value-type="float" office:value="0.666666666666667">
                <text:p>0.666666666666667</text:p>
                <draw:g>
                  <svg:desc>Fold7.D8:Fold7.D37</svg:desc>
                </draw:g>
              </table:table-cell>
              <table:table-cell office:value-type="float" office:value="0.0596185579572759">
                <text:p>0.0596185579572759</text:p>
                <draw:g>
                  <svg:desc>Fold7.G8:Fold7.G37</svg:desc>
                </draw:g>
              </table:table-cell>
              <table:table-cell office:value-type="float" office:value="0.616666666666667">
                <text:p>0.616666666666667</text:p>
                <draw:g>
                  <svg:desc>Fold7.H8:Fold7.H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83644396400788">
                <text:p>0.0983644396400788</text:p>
              </table:table-cell>
              <table:table-cell office:value-type="float" office:value="0.5375">
                <text:p>0.5375</text:p>
              </table:table-cell>
              <table:table-cell office:value-type="float" office:value="0.0795960023461168">
                <text:p>0.0795960023461168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3573535470225">
                <text:p>0.133573535470225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0.0985433969189347">
                <text:p>0.0985433969189347</text:p>
              </table:table-cell>
              <table:table-cell office:value-type="float" office:value="0.361111111111111">
                <text:p>0.36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9174766670083">
                <text:p>0.159174766670083</text:p>
              </table:table-cell>
              <table:table-cell office:value-type="float" office:value="0.44375">
                <text:p>0.44375</text:p>
              </table:table-cell>
              <table:table-cell office:value-type="float" office:value="0.110344865088129">
                <text:p>0.110344865088129</text:p>
              </table:table-cell>
              <table:table-cell office:value-type="float" office:value="0.304166666666667">
                <text:p>0.3041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847782707702">
                <text:p>0.17847782707702</text:p>
              </table:table-cell>
              <table:table-cell office:value-type="float" office:value="0.406666666666667">
                <text:p>0.406666666666667</text:p>
              </table:table-cell>
              <table:table-cell office:value-type="float" office:value="0.127810465760886">
                <text:p>0.127810465760886</text:p>
              </table:table-cell>
              <table:table-cell office:value-type="float" office:value="0.278333333333333">
                <text:p>0.27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9201064874722">
                <text:p>0.199201064874722</text:p>
              </table:table-cell>
              <table:table-cell office:value-type="float" office:value="0.384722222222222">
                <text:p>0.384722222222222</text:p>
              </table:table-cell>
              <table:table-cell office:value-type="float" office:value="0.140208532920497">
                <text:p>0.140208532920497</text:p>
              </table:table-cell>
              <table:table-cell office:value-type="float" office:value="0.255555555555556">
                <text:p>0.255555555555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2286814823387">
                <text:p>0.212286814823387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151133286036393">
                <text:p>0.151133286036393</text:p>
              </table:table-cell>
              <table:table-cell office:value-type="float" office:value="0.236904761904762">
                <text:p>0.236904761904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2307414806068">
                <text:p>0.222307414806068</text:p>
              </table:table-cell>
              <table:table-cell office:value-type="float" office:value="0.334375">
                <text:p>0.334375</text:p>
              </table:table-cell>
              <table:table-cell office:value-type="float" office:value="0.165160550137103">
                <text:p>0.165160550137103</text:p>
              </table:table-cell>
              <table:table-cell office:value-type="float" office:value="0.227083333333333">
                <text:p>0.22708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2512883345112">
                <text:p>0.232512883345112</text:p>
              </table:table-cell>
              <table:table-cell office:value-type="float" office:value="0.317592592592592">
                <text:p>0.317592592592592</text:p>
              </table:table-cell>
              <table:table-cell office:value-type="float" office:value="0.176327620799875">
                <text:p>0.176327620799875</text:p>
              </table:table-cell>
              <table:table-cell office:value-type="float" office:value="0.21574074074074">
                <text:p>0.215740740740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0735121124789">
                <text:p>0.240735121124789</text:p>
              </table:table-cell>
              <table:table-cell office:value-type="float" office:value="0.299166666666667">
                <text:p>0.299166666666667</text:p>
              </table:table-cell>
              <table:table-cell office:value-type="float" office:value="0.185317266150215">
                <text:p>0.185317266150215</text:p>
              </table:table-cell>
              <table:table-cell office:value-type="float" office:value="0.206666666666667">
                <text:p>0.20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176500074778">
                <text:p>0.250176500074778</text:p>
              </table:table-cell>
              <table:table-cell office:value-type="float" office:value="0.28939393939394">
                <text:p>0.28939393939394</text:p>
              </table:table-cell>
              <table:table-cell office:value-type="float" office:value="0.196186102601981">
                <text:p>0.196186102601981</text:p>
              </table:table-cell>
              <table:table-cell office:value-type="float" office:value="0.198484848484849">
                <text:p>0.198484848484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8016781180167">
                <text:p>0.258016781180167</text:p>
              </table:table-cell>
              <table:table-cell office:value-type="float" office:value="0.279861111111111">
                <text:p>0.279861111111111</text:p>
              </table:table-cell>
              <table:table-cell office:value-type="float" office:value="0.209658387632329">
                <text:p>0.209658387632329</text:p>
              </table:table-cell>
              <table:table-cell office:value-type="float" office:value="0.19375">
                <text:p>0.1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5092726777368">
                <text:p>0.265092726777368</text:p>
              </table:table-cell>
              <table:table-cell office:value-type="float" office:value="0.27051282051282">
                <text:p>0.27051282051282</text:p>
              </table:table-cell>
              <table:table-cell office:value-type="float" office:value="0.220796371962568">
                <text:p>0.220796371962568</text:p>
              </table:table-cell>
              <table:table-cell office:value-type="float" office:value="0.188461538461538">
                <text:p>0.188461538461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587817950028">
                <text:p>0.27587817950028</text:p>
              </table:table-cell>
              <table:table-cell office:value-type="float" office:value="0.261904761904762">
                <text:p>0.261904761904762</text:p>
              </table:table-cell>
              <table:table-cell office:value-type="float" office:value="0.227704919337272">
                <text:p>0.227704919337272</text:p>
              </table:table-cell>
              <table:table-cell office:value-type="float" office:value="0.180357142857143">
                <text:p>0.1803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8454331029252">
                <text:p>0.288454331029252</text:p>
              </table:table-cell>
              <table:table-cell office:value-type="float" office:value="0.256666666666666">
                <text:p>0.256666666666666</text:p>
              </table:table-cell>
              <table:table-cell office:value-type="float" office:value="0.234735484874122">
                <text:p>0.234735484874122</text:p>
              </table:table-cell>
              <table:table-cell office:value-type="float" office:value="0.175555555555555">
                <text:p>0.175555555555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93588871775328">
                <text:p>0.293588871775328</text:p>
              </table:table-cell>
              <table:table-cell office:value-type="float" office:value="0.246875">
                <text:p>0.246875</text:p>
              </table:table-cell>
              <table:table-cell office:value-type="float" office:value="0.241958439430417">
                <text:p>0.241958439430417</text:p>
              </table:table-cell>
              <table:table-cell office:value-type="float" office:value="0.170833333333333">
                <text:p>0.1708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367267391657">
                <text:p>0.30367267391657</text:p>
              </table:table-cell>
              <table:table-cell office:value-type="float" office:value="0.242156862745098">
                <text:p>0.242156862745098</text:p>
              </table:table-cell>
              <table:table-cell office:value-type="float" office:value="0.252772007400979">
                <text:p>0.252772007400979</text:p>
              </table:table-cell>
              <table:table-cell office:value-type="float" office:value="0.169607843137255">
                <text:p>0.169607843137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8895044717582">
                <text:p>0.308895044717582</text:p>
              </table:table-cell>
              <table:table-cell office:value-type="float" office:value="0.235648148148148">
                <text:p>0.235648148148148</text:p>
              </table:table-cell>
              <table:table-cell office:value-type="float" office:value="0.256494255296871">
                <text:p>0.256494255296871</text:p>
              </table:table-cell>
              <table:table-cell office:value-type="float" office:value="0.164351851851852">
                <text:p>0.1643518518518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7394887785111">
                <text:p>0.317394887785111</text:p>
              </table:table-cell>
              <table:table-cell office:value-type="float" office:value="0.230263157894737">
                <text:p>0.230263157894737</text:p>
              </table:table-cell>
              <table:table-cell office:value-type="float" office:value="0.260527230479471">
                <text:p>0.260527230479471</text:p>
              </table:table-cell>
              <table:table-cell office:value-type="float" office:value="0.160087719298246">
                <text:p>0.1600877192982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2333875283026">
                <text:p>0.322333875283026</text:p>
              </table:table-cell>
              <table:table-cell office:value-type="float" office:value="0.224166666666667">
                <text:p>0.224166666666667</text:p>
              </table:table-cell>
              <table:table-cell office:value-type="float" office:value="0.264581548946405">
                <text:p>0.264581548946405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26096937978528">
                <text:p>0.326096937978528</text:p>
              </table:table-cell>
              <table:table-cell office:value-type="float" office:value="0.218650793650793">
                <text:p>0.218650793650793</text:p>
              </table:table-cell>
              <table:table-cell office:value-type="float" office:value="0.272055146325509">
                <text:p>0.272055146325509</text:p>
              </table:table-cell>
              <table:table-cell office:value-type="float" office:value="0.15515873015873">
                <text:p>0.155158730158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32487336910612">
                <text:p>0.332487336910612</text:p>
              </table:table-cell>
              <table:table-cell office:value-type="float" office:value="0.215530303030303">
                <text:p>0.215530303030303</text:p>
              </table:table-cell>
              <table:table-cell office:value-type="float" office:value="0.280146684720096">
                <text:p>0.280146684720096</text:p>
              </table:table-cell>
              <table:table-cell office:value-type="float" office:value="0.153409090909091">
                <text:p>0.153409090909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39243369282823">
                <text:p>0.339243369282823</text:p>
              </table:table-cell>
              <table:table-cell office:value-type="float" office:value="0.211231884057971">
                <text:p>0.211231884057971</text:p>
              </table:table-cell>
              <table:table-cell office:value-type="float" office:value="0.28287141574265">
                <text:p>0.28287141574265</text:p>
              </table:table-cell>
              <table:table-cell office:value-type="float" office:value="0.14963768115942">
                <text:p>0.149637681159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42573441737855">
                <text:p>0.342573441737855</text:p>
              </table:table-cell>
              <table:table-cell office:value-type="float" office:value="0.206597222222222">
                <text:p>0.206597222222222</text:p>
              </table:table-cell>
              <table:table-cell office:value-type="float" office:value="0.288083720013017">
                <text:p>0.288083720013017</text:p>
              </table:table-cell>
              <table:table-cell office:value-type="float" office:value="0.145833333333333">
                <text:p>0.1458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3918332700669">
                <text:p>0.343918332700669</text:p>
              </table:table-cell>
              <table:table-cell office:value-type="float" office:value="0.201333333333333">
                <text:p>0.201333333333333</text:p>
              </table:table-cell>
              <table:table-cell office:value-type="float" office:value="0.293853975341122">
                <text:p>0.293853975341122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5919389498392">
                <text:p>0.345919389498392</text:p>
              </table:table-cell>
              <table:table-cell office:value-type="float" office:value="0.195833333333333">
                <text:p>0.195833333333333</text:p>
              </table:table-cell>
              <table:table-cell office:value-type="float" office:value="0.297517203637714">
                <text:p>0.297517203637714</text:p>
              </table:table-cell>
              <table:table-cell office:value-type="float" office:value="0.141666666666667">
                <text:p>0.141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4996672405125">
                <text:p>0.34996672405125</text:p>
              </table:table-cell>
              <table:table-cell office:value-type="float" office:value="0.191975308641975">
                <text:p>0.191975308641975</text:p>
              </table:table-cell>
              <table:table-cell office:value-type="float" office:value="0.305295599286639">
                <text:p>0.305295599286639</text:p>
              </table:table-cell>
              <table:table-cell office:value-type="float" office:value="0.140740740740741">
                <text:p>0.1407407407407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2575119112561">
                <text:p>0.352575119112561</text:p>
              </table:table-cell>
              <table:table-cell office:value-type="float" office:value="0.187797619047619">
                <text:p>0.187797619047619</text:p>
              </table:table-cell>
              <table:table-cell office:value-type="float" office:value="0.308396457586759">
                <text:p>0.308396457586759</text:p>
              </table:table-cell>
              <table:table-cell office:value-type="float" office:value="0.138690476190476">
                <text:p>0.1386904761904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56458937220443">
                <text:p>0.356458937220443</text:p>
              </table:table-cell>
              <table:table-cell office:value-type="float" office:value="0.18448275862069">
                <text:p>0.18448275862069</text:p>
              </table:table-cell>
              <table:table-cell office:value-type="float" office:value="0.313374862544754">
                <text:p>0.313374862544754</text:p>
              </table:table-cell>
              <table:table-cell office:value-type="float" office:value="0.137068965517241">
                <text:p>0.1370689655172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61381297350492">
                <text:p>0.361381297350492</text:p>
              </table:table-cell>
              <table:table-cell office:value-type="float" office:value="0.182222222222222">
                <text:p>0.182222222222222</text:p>
              </table:table-cell>
              <table:table-cell office:value-type="float" office:value="0.316486982020025">
                <text:p>0.316486982020025</text:p>
              </table:table-cell>
              <table:table-cell office:value-type="float" office:value="0.134722222222222">
                <text:p>0.1347222222222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955cm" style:legend-expansion="high" chart:style-name="ch2"/>
        <chart:plot-area chart:style-name="ch3" table:cell-range-address="Fold6.C8:Fold6.D37 Fold6.H8:Fold6.H37" svg:x="0.319cm" svg:y="0.18cm" svg:width="12.508cm" svg:height="8.646cm">
          <chartooo:coordinate-region svg:x="1.046cm" svg:y="0.379cm" svg:width="11.44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d6.D8:Fold6.D37" chart:class="chart:scatter">
            <chart:domain table:cell-range-address="Fold6.C8:Fold6.C37"/>
            <chart:data-point chart:repeated="30"/>
          </chart:series>
          <chart:series chart:style-name="ch7" chart:values-cell-range-address="Fold6.H8:Fold6.H37" chart:class="chart:scatter">
            <chart:domain table:cell-range-address="Fold6.G8:Fold6.G37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9702263720828">
                <text:p>0.0469702263720828</text:p>
                <draw:g>
                  <svg:desc>Fold6.C8:Fold6.C37</svg:desc>
                </draw:g>
              </table:table-cell>
              <table:table-cell office:value-type="float" office:value="0.691666666666667">
                <text:p>0.691666666666667</text:p>
                <draw:g>
                  <svg:desc>Fold6.D8:Fold6.D37</svg:desc>
                </draw:g>
              </table:table-cell>
              <table:table-cell office:value-type="float" office:value="0.0439611550821191">
                <text:p>0.0439611550821191</text:p>
                <draw:g>
                  <svg:desc>Fold6.G8:Fold6.G37</svg:desc>
                </draw:g>
              </table:table-cell>
              <table:table-cell office:value-type="float" office:value="0.591666666666667">
                <text:p>0.591666666666667</text:p>
                <draw:g>
                  <svg:desc>Fold6.H8:Fold6.H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62684223096497">
                <text:p>0.0762684223096497</text:p>
              </table:table-cell>
              <table:table-cell office:value-type="float" office:value="0.575">
                <text:p>0.575</text:p>
              </table:table-cell>
              <table:table-cell office:value-type="float" office:value="0.0642241624644787">
                <text:p>0.064224162464478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91563918239623">
                <text:p>0.0991563918239623</text:p>
              </table:table-cell>
              <table:table-cell office:value-type="float" office:value="0.511111111111111">
                <text:p>0.511111111111111</text:p>
              </table:table-cell>
              <table:table-cell office:value-type="float" office:value="0.0788655967978542">
                <text:p>0.0788655967978542</text:p>
              </table:table-cell>
              <table:table-cell office:value-type="float" office:value="0.380555555555556">
                <text:p>0.380555555555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1025566498675">
                <text:p>0.121025566498675</text:p>
              </table:table-cell>
              <table:table-cell office:value-type="float" office:value="0.485416666666667">
                <text:p>0.485416666666667</text:p>
              </table:table-cell>
              <table:table-cell office:value-type="float" office:value="0.0864110329537058">
                <text:p>0.0864110329537058</text:p>
              </table:table-cell>
              <table:table-cell office:value-type="float" office:value="0.322916666666667">
                <text:p>0.32291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5054419666808">
                <text:p>0.135054419666808</text:p>
              </table:table-cell>
              <table:table-cell office:value-type="float" office:value="0.441666666666667">
                <text:p>0.441666666666667</text:p>
              </table:table-cell>
              <table:table-cell office:value-type="float" office:value="0.0971808385601596">
                <text:p>0.097180838560159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5260410671675">
                <text:p>0.145260410671675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0.103420072312137">
                <text:p>0.103420072312137</text:p>
              </table:table-cell>
              <table:table-cell office:value-type="float" office:value="0.261111111111111">
                <text:p>0.2611111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4320527744447">
                <text:p>0.154320527744447</text:p>
              </table:table-cell>
              <table:table-cell office:value-type="float" office:value="0.380952380952381">
                <text:p>0.380952380952381</text:p>
              </table:table-cell>
              <table:table-cell office:value-type="float" office:value="0.114451477560161">
                <text:p>0.114451477560161</text:p>
              </table:table-cell>
              <table:table-cell office:value-type="float" office:value="0.244047619047619">
                <text:p>0.2440476190476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3820479594061">
                <text:p>0.163820479594061</text:p>
              </table:table-cell>
              <table:table-cell office:value-type="float" office:value="0.360416666666667">
                <text:p>0.360416666666667</text:p>
              </table:table-cell>
              <table:table-cell office:value-type="float" office:value="0.125334561256604">
                <text:p>0.125334561256604</text:p>
              </table:table-cell>
              <table:table-cell office:value-type="float" office:value="0.232291666666667">
                <text:p>0.232291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7337812992099">
                <text:p>0.177337812992099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0.129704840994487">
                <text:p>0.129704840994487</text:p>
              </table:table-cell>
              <table:table-cell office:value-type="float" office:value="0.21574074074074">
                <text:p>0.215740740740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6581072279279">
                <text:p>0.186581072279279</text:p>
              </table:table-cell>
              <table:table-cell office:value-type="float" office:value="0.33">
                <text:p>0.33</text:p>
              </table:table-cell>
              <table:table-cell office:value-type="float" office:value="0.133375701000429">
                <text:p>0.133375701000429</text:p>
              </table:table-cell>
              <table:table-cell office:value-type="float" office:value="0.2025">
                <text:p>0.2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2892592456116">
                <text:p>0.192892592456116</text:p>
              </table:table-cell>
              <table:table-cell office:value-type="float" office:value="0.315151515151515">
                <text:p>0.315151515151515</text:p>
              </table:table-cell>
              <table:table-cell office:value-type="float" office:value="0.137912696254192">
                <text:p>0.137912696254192</text:p>
              </table:table-cell>
              <table:table-cell office:value-type="float" office:value="0.192424242424242">
                <text:p>0.1924242424242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9746855931266">
                <text:p>0.199746855931266</text:p>
              </table:table-cell>
              <table:table-cell office:value-type="float" office:value="0.304166666666667">
                <text:p>0.304166666666667</text:p>
              </table:table-cell>
              <table:table-cell office:value-type="float" office:value="0.143800366335176">
                <text:p>0.143800366335176</text:p>
              </table:table-cell>
              <table:table-cell office:value-type="float" office:value="0.185416666666667">
                <text:p>0.18541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7846826309988">
                <text:p>0.207846826309988</text:p>
              </table:table-cell>
              <table:table-cell office:value-type="float" office:value="0.294871794871795">
                <text:p>0.294871794871795</text:p>
              </table:table-cell>
              <table:table-cell office:value-type="float" office:value="0.151570684030766">
                <text:p>0.151570684030766</text:p>
              </table:table-cell>
              <table:table-cell office:value-type="float" office:value="0.181410256410256">
                <text:p>0.181410256410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6285845095539">
                <text:p>0.216285845095539</text:p>
              </table:table-cell>
              <table:table-cell office:value-type="float" office:value="0.2875">
                <text:p>0.2875</text:p>
              </table:table-cell>
              <table:table-cell office:value-type="float" office:value="0.158164644241423">
                <text:p>0.158164644241423</text:p>
              </table:table-cell>
              <table:table-cell office:value-type="float" office:value="0.178571428571429">
                <text:p>0.17857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2401139838243">
                <text:p>0.222401139838243</text:p>
              </table:table-cell>
              <table:table-cell office:value-type="float" office:value="0.279444444444444">
                <text:p>0.279444444444444</text:p>
              </table:table-cell>
              <table:table-cell office:value-type="float" office:value="0.165788458877221">
                <text:p>0.165788458877221</text:p>
              </table:table-cell>
              <table:table-cell office:value-type="float" office:value="0.176666666666667">
                <text:p>0.17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8214535221518">
                <text:p>0.228214535221518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171021438441722">
                <text:p>0.171021438441722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5118937627486">
                <text:p>0.235118937627486</text:p>
              </table:table-cell>
              <table:table-cell office:value-type="float" office:value="0.264215686274509">
                <text:p>0.264215686274509</text:p>
              </table:table-cell>
              <table:table-cell office:value-type="float" office:value="0.174502152904075">
                <text:p>0.174502152904075</text:p>
              </table:table-cell>
              <table:table-cell office:value-type="float" office:value="0.166666666666666">
                <text:p>0.166666666666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0112819006163">
                <text:p>0.240112819006163</text:p>
              </table:table-cell>
              <table:table-cell office:value-type="float" office:value="0.256481481481482">
                <text:p>0.256481481481482</text:p>
              </table:table-cell>
              <table:table-cell office:value-type="float" office:value="0.182569985641351">
                <text:p>0.182569985641351</text:p>
              </table:table-cell>
              <table:table-cell office:value-type="float" office:value="0.16712962962963">
                <text:p>0.167129629629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7589444328105">
                <text:p>0.247589444328105</text:p>
              </table:table-cell>
              <table:table-cell office:value-type="float" office:value="0.250438596491228">
                <text:p>0.250438596491228</text:p>
              </table:table-cell>
              <table:table-cell office:value-type="float" office:value="0.188337313785246">
                <text:p>0.188337313785246</text:p>
              </table:table-cell>
              <table:table-cell office:value-type="float" office:value="0.16359649122807">
                <text:p>0.163596491228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4389791811839">
                <text:p>0.254389791811839</text:p>
              </table:table-cell>
              <table:table-cell office:value-type="float" office:value="0.246666666666667">
                <text:p>0.246666666666667</text:p>
              </table:table-cell>
              <table:table-cell office:value-type="float" office:value="0.192999499482364">
                <text:p>0.192999499482364</text:p>
              </table:table-cell>
              <table:table-cell office:value-type="float" office:value="0.161666666666667">
                <text:p>0.161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0779545463404">
                <text:p>0.260779545463404</text:p>
              </table:table-cell>
              <table:table-cell office:value-type="float" office:value="0.242857142857142">
                <text:p>0.242857142857142</text:p>
              </table:table-cell>
              <table:table-cell office:value-type="float" office:value="0.196973618604788">
                <text:p>0.196973618604788</text:p>
              </table:table-cell>
              <table:table-cell office:value-type="float" office:value="0.157539682539682">
                <text:p>0.1575396825396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66491656472923">
                <text:p>0.266491656472923</text:p>
              </table:table-cell>
              <table:table-cell office:value-type="float" office:value="0.238636363636364">
                <text:p>0.238636363636364</text:p>
              </table:table-cell>
              <table:table-cell office:value-type="float" office:value="0.200783436338482">
                <text:p>0.200783436338482</text:p>
              </table:table-cell>
              <table:table-cell office:value-type="float" office:value="0.156439393939394">
                <text:p>0.1564393939393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0828506193059">
                <text:p>0.270828506193059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04229177391902">
                <text:p>0.204229177391902</text:p>
              </table:table-cell>
              <table:table-cell office:value-type="float" office:value="0.153985507246377">
                <text:p>0.1539855072463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5686367177486">
                <text:p>0.275686367177486</text:p>
              </table:table-cell>
              <table:table-cell office:value-type="float" office:value="0.228125">
                <text:p>0.228125</text:p>
              </table:table-cell>
              <table:table-cell office:value-type="float" office:value="0.210961683811551">
                <text:p>0.210961683811551</text:p>
              </table:table-cell>
              <table:table-cell office:value-type="float" office:value="0.153125">
                <text:p>0.153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78104109602608">
                <text:p>0.278104109602608</text:p>
              </table:table-cell>
              <table:table-cell office:value-type="float" office:value="0.222666666666666">
                <text:p>0.222666666666666</text:p>
              </table:table-cell>
              <table:table-cell office:value-type="float" office:value="0.214124436359549">
                <text:p>0.21412443635954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1746489982581">
                <text:p>0.281746489982581</text:p>
              </table:table-cell>
              <table:table-cell office:value-type="float" office:value="0.218269230769231">
                <text:p>0.218269230769231</text:p>
              </table:table-cell>
              <table:table-cell office:value-type="float" office:value="0.221539226853608">
                <text:p>0.221539226853608</text:p>
              </table:table-cell>
              <table:table-cell office:value-type="float" office:value="0.149679487179487">
                <text:p>0.1496794871794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87189389562292">
                <text:p>0.287189389562292</text:p>
              </table:table-cell>
              <table:table-cell office:value-type="float" office:value="0.215123456790123">
                <text:p>0.215123456790123</text:p>
              </table:table-cell>
              <table:table-cell office:value-type="float" office:value="0.22566820615454">
                <text:p>0.22566820615454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9743458393464">
                <text:p>0.289743458393464</text:p>
              </table:table-cell>
              <table:table-cell office:value-type="float" office:value="0.210714285714286">
                <text:p>0.210714285714286</text:p>
              </table:table-cell>
              <table:table-cell office:value-type="float" office:value="0.230141961926436">
                <text:p>0.230141961926436</text:p>
              </table:table-cell>
              <table:table-cell office:value-type="float" office:value="0.14702380952381">
                <text:p>0.147023809523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2648577071888">
                <text:p>0.292648577071888</text:p>
              </table:table-cell>
              <table:table-cell office:value-type="float" office:value="0.206609195402299">
                <text:p>0.206609195402299</text:p>
              </table:table-cell>
              <table:table-cell office:value-type="float" office:value="0.233875890704329">
                <text:p>0.233875890704329</text:p>
              </table:table-cell>
              <table:table-cell office:value-type="float" office:value="0.145114942528736">
                <text:p>0.1451149425287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5949956105454">
                <text:p>0.295949956105454</text:p>
              </table:table-cell>
              <table:table-cell office:value-type="float" office:value="0.2025">
                <text:p>0.2025</text:p>
              </table:table-cell>
              <table:table-cell office:value-type="float" office:value="0.23878413734665">
                <text:p>0.23878413734665</text:p>
              </table:table-cell>
              <table:table-cell office:value-type="float" office:value="0.143611111111111">
                <text:p>0.1436111111111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955cm" style:legend-expansion="high" chart:style-name="ch2"/>
        <chart:plot-area chart:style-name="ch3" table:cell-range-address="Fold5.C8:Fold5.D37 Fold5.H8:Fold5.H37" svg:x="0.319cm" svg:y="0.18cm" svg:width="12.508cm" svg:height="8.646cm">
          <chartooo:coordinate-region svg:x="1.046cm" svg:y="0.38cm" svg:width="11.4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d5.D8:Fold5.D37" chart:class="chart:scatter">
            <chart:domain table:cell-range-address="Fold5.C8:Fold5.C37"/>
            <chart:data-point chart:repeated="30"/>
          </chart:series>
          <chart:series chart:style-name="ch7" chart:values-cell-range-address="Fold5.H8:Fold5.H37" chart:class="chart:scatter">
            <chart:domain table:cell-range-address="Fold5.G8:Fold5.G37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27178259712957">
                <text:p>0.0527178259712957</text:p>
                <draw:g>
                  <svg:desc>Fold5.C8:Fold5.C37</svg:desc>
                </draw:g>
              </table:table-cell>
              <table:table-cell office:value-type="float" office:value="0.775">
                <text:p>0.775</text:p>
                <draw:g>
                  <svg:desc>Fold5.D8:Fold5.D37</svg:desc>
                </draw:g>
              </table:table-cell>
              <table:table-cell office:value-type="float" office:value="0.0451379865011558">
                <text:p>0.0451379865011558</text:p>
                <draw:g>
                  <svg:desc>Fold5.G8:Fold5.G37</svg:desc>
                </draw:g>
              </table:table-cell>
              <table:table-cell office:value-type="float" office:value="0.675">
                <text:p>0.675</text:p>
                <draw:g>
                  <svg:desc>Fold5.H8:Fold5.H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09826056957377">
                <text:p>0.0809826056957377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0.070916038964522">
                <text:p>0.070916038964522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4500413073534">
                <text:p>0.104500413073534</text:p>
              </table:table-cell>
              <table:table-cell office:value-type="float" office:value="0.572222222222222">
                <text:p>0.572222222222222</text:p>
              </table:table-cell>
              <table:table-cell office:value-type="float" office:value="0.0859259877667047">
                <text:p>0.0859259877667047</text:p>
              </table:table-cell>
              <table:table-cell office:value-type="float" office:value="0.472222222222222">
                <text:p>0.472222222222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7768487406127">
                <text:p>0.117768487406127</text:p>
              </table:table-cell>
              <table:table-cell office:value-type="float" office:value="0.50625">
                <text:p>0.50625</text:p>
              </table:table-cell>
              <table:table-cell office:value-type="float" office:value="0.091481958207921">
                <text:p>0.091481958207921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2788256914704">
                <text:p>0.132788256914704</text:p>
              </table:table-cell>
              <table:table-cell office:value-type="float" office:value="0.471666666666667">
                <text:p>0.471666666666667</text:p>
              </table:table-cell>
              <table:table-cell office:value-type="float" office:value="0.0982781409766147">
                <text:p>0.0982781409766147</text:p>
              </table:table-cell>
              <table:table-cell office:value-type="float" office:value="0.328333333333333">
                <text:p>0.32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4536900922366">
                <text:p>0.144536900922366</text:p>
              </table:table-cell>
              <table:table-cell office:value-type="float" office:value="0.441666666666666">
                <text:p>0.441666666666666</text:p>
              </table:table-cell>
              <table:table-cell office:value-type="float" office:value="0.107237995317579">
                <text:p>0.107237995317579</text:p>
              </table:table-cell>
              <table:table-cell office:value-type="float" office:value="0.302777777777778">
                <text:p>0.30277777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8349216813093">
                <text:p>0.158349216813093</text:p>
              </table:table-cell>
              <table:table-cell office:value-type="float" office:value="0.413095238095238">
                <text:p>0.413095238095238</text:p>
              </table:table-cell>
              <table:table-cell office:value-type="float" office:value="0.116446179874988">
                <text:p>0.116446179874988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9252488554534">
                <text:p>0.169252488554534</text:p>
              </table:table-cell>
              <table:table-cell office:value-type="float" office:value="0.389583333333333">
                <text:p>0.389583333333333</text:p>
              </table:table-cell>
              <table:table-cell office:value-type="float" office:value="0.126174071987748">
                <text:p>0.126174071987748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7045462243228">
                <text:p>0.177045462243228</text:p>
              </table:table-cell>
              <table:table-cell office:value-type="float" office:value="0.371296296296296">
                <text:p>0.371296296296296</text:p>
              </table:table-cell>
              <table:table-cell office:value-type="float" office:value="0.134882569014744">
                <text:p>0.134882569014744</text:p>
              </table:table-cell>
              <table:table-cell office:value-type="float" office:value="0.253703703703703">
                <text:p>0.2537037037037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5774674046306">
                <text:p>0.185774674046306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0.14167327014368">
                <text:p>0.14167327014368</text:p>
              </table:table-cell>
              <table:table-cell office:value-type="float" office:value="0.236666666666667">
                <text:p>0.23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415682635129">
                <text:p>0.19415682635129</text:p>
              </table:table-cell>
              <table:table-cell office:value-type="float" office:value="0.340151515151515">
                <text:p>0.340151515151515</text:p>
              </table:table-cell>
              <table:table-cell office:value-type="float" office:value="0.146132529099252">
                <text:p>0.146132529099252</text:p>
              </table:table-cell>
              <table:table-cell office:value-type="float" office:value="0.226515151515152">
                <text:p>0.226515151515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1442386201652">
                <text:p>0.201442386201652</text:p>
              </table:table-cell>
              <table:table-cell office:value-type="float" office:value="0.324305555555556">
                <text:p>0.324305555555556</text:p>
              </table:table-cell>
              <table:table-cell office:value-type="float" office:value="0.151846063496324">
                <text:p>0.151846063496324</text:p>
              </table:table-cell>
              <table:table-cell office:value-type="float" office:value="0.217361111111111">
                <text:p>0.217361111111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8719724427103">
                <text:p>0.208719724427103</text:p>
              </table:table-cell>
              <table:table-cell office:value-type="float" office:value="0.31025641025641">
                <text:p>0.31025641025641</text:p>
              </table:table-cell>
              <table:table-cell office:value-type="float" office:value="0.159726521216796">
                <text:p>0.159726521216796</text:p>
              </table:table-cell>
              <table:table-cell office:value-type="float" office:value="0.212820512820512">
                <text:p>0.2128205128205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6257092932766">
                <text:p>0.216257092932766</text:p>
              </table:table-cell>
              <table:table-cell office:value-type="float" office:value="0.300595238095238">
                <text:p>0.300595238095238</text:p>
              </table:table-cell>
              <table:table-cell office:value-type="float" office:value="0.16506015113325">
                <text:p>0.16506015113325</text:p>
              </table:table-cell>
              <table:table-cell office:value-type="float" office:value="0.205357142857143">
                <text:p>0.2053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1720561562687">
                <text:p>0.221720561562687</text:p>
              </table:table-cell>
              <table:table-cell office:value-type="float" office:value="0.29">
                <text:p>0.29</text:p>
              </table:table-cell>
              <table:table-cell office:value-type="float" office:value="0.174661283074763">
                <text:p>0.174661283074763</text:p>
              </table:table-cell>
              <table:table-cell office:value-type="float" office:value="0.203333333333333">
                <text:p>0.20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7424758038172">
                <text:p>0.227424758038172</text:p>
              </table:table-cell>
              <table:table-cell office:value-type="float" office:value="0.280729166666667">
                <text:p>0.280729166666667</text:p>
              </table:table-cell>
              <table:table-cell office:value-type="float" office:value="0.180444916629276">
                <text:p>0.18044491662927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3927893885545">
                <text:p>0.233927893885545</text:p>
              </table:table-cell>
              <table:table-cell office:value-type="float" office:value="0.271078431372549">
                <text:p>0.271078431372549</text:p>
              </table:table-cell>
              <table:table-cell office:value-type="float" office:value="0.186869290840397">
                <text:p>0.186869290840397</text:p>
              </table:table-cell>
              <table:table-cell office:value-type="float" office:value="0.197058823529411">
                <text:p>0.1970588235294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9796002398529">
                <text:p>0.239796002398529</text:p>
              </table:table-cell>
              <table:table-cell office:value-type="float" office:value="0.264351851851852">
                <text:p>0.264351851851852</text:p>
              </table:table-cell>
              <table:table-cell office:value-type="float" office:value="0.192069519039893">
                <text:p>0.192069519039893</text:p>
              </table:table-cell>
              <table:table-cell office:value-type="float" office:value="0.193055555555555">
                <text:p>0.1930555555555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6730297524431">
                <text:p>0.246730297524431</text:p>
              </table:table-cell>
              <table:table-cell office:value-type="float" office:value="0.259210526315789">
                <text:p>0.259210526315789</text:p>
              </table:table-cell>
              <table:table-cell office:value-type="float" office:value="0.19672093487552">
                <text:p>0.19672093487552</text:p>
              </table:table-cell>
              <table:table-cell office:value-type="float" office:value="0.187719298245614">
                <text:p>0.1877192982456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5493269939485">
                <text:p>0.255493269939485</text:p>
              </table:table-cell>
              <table:table-cell office:value-type="float" office:value="0.254583333333333">
                <text:p>0.254583333333333</text:p>
              </table:table-cell>
              <table:table-cell office:value-type="float" office:value="0.202842735684278">
                <text:p>0.202842735684278</text:p>
              </table:table-cell>
              <table:table-cell office:value-type="float" office:value="0.185833333333333">
                <text:p>0.1858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4365086187242">
                <text:p>0.264365086187242</text:p>
              </table:table-cell>
              <table:table-cell office:value-type="float" office:value="0.251190476190476">
                <text:p>0.251190476190476</text:p>
              </table:table-cell>
              <table:table-cell office:value-type="float" office:value="0.206155659310888">
                <text:p>0.206155659310888</text:p>
              </table:table-cell>
              <table:table-cell office:value-type="float" office:value="0.181746031746031">
                <text:p>0.181746031746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2636303421922">
                <text:p>0.272636303421922</text:p>
              </table:table-cell>
              <table:table-cell office:value-type="float" office:value="0.247727272727273">
                <text:p>0.247727272727273</text:p>
              </table:table-cell>
              <table:table-cell office:value-type="float" office:value="0.209758598221656">
                <text:p>0.209758598221656</text:p>
              </table:table-cell>
              <table:table-cell office:value-type="float" office:value="0.178409090909091">
                <text:p>0.178409090909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003910584616">
                <text:p>0.28003910584616</text:p>
              </table:table-cell>
              <table:table-cell office:value-type="float" office:value="0.244202898550725">
                <text:p>0.244202898550725</text:p>
              </table:table-cell>
              <table:table-cell office:value-type="float" office:value="0.215110565571621">
                <text:p>0.215110565571621</text:p>
              </table:table-cell>
              <table:table-cell office:value-type="float" office:value="0.17536231884058">
                <text:p>0.175362318840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3210998274051">
                <text:p>0.283210998274051</text:p>
              </table:table-cell>
              <table:table-cell office:value-type="float" office:value="0.237152777777778">
                <text:p>0.237152777777778</text:p>
              </table:table-cell>
              <table:table-cell office:value-type="float" office:value="0.219831677792733">
                <text:p>0.219831677792733</text:p>
              </table:table-cell>
              <table:table-cell office:value-type="float" office:value="0.171527777777778">
                <text:p>0.171527777777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6935319485242">
                <text:p>0.286935319485242</text:p>
              </table:table-cell>
              <table:table-cell office:value-type="float" office:value="0.232">
                <text:p>0.232</text:p>
              </table:table-cell>
              <table:table-cell office:value-type="float" office:value="0.222683756987856">
                <text:p>0.222683756987856</text:p>
              </table:table-cell>
              <table:table-cell office:value-type="float" office:value="0.167666666666666">
                <text:p>0.1676666666666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90750972680393">
                <text:p>0.290750972680393</text:p>
              </table:table-cell>
              <table:table-cell office:value-type="float" office:value="0.22724358974359">
                <text:p>0.22724358974359</text:p>
              </table:table-cell>
              <table:table-cell office:value-type="float" office:value="0.227724287744529">
                <text:p>0.227724287744529</text:p>
              </table:table-cell>
              <table:table-cell office:value-type="float" office:value="0.166346153846154">
                <text:p>0.1663461538461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501097334585">
                <text:p>0.29501097334585</text:p>
              </table:table-cell>
              <table:table-cell office:value-type="float" office:value="0.223148148148148">
                <text:p>0.223148148148148</text:p>
              </table:table-cell>
              <table:table-cell office:value-type="float" office:value="0.230188696021437">
                <text:p>0.230188696021437</text:p>
              </table:table-cell>
              <table:table-cell office:value-type="float" office:value="0.162654320987654">
                <text:p>0.1626543209876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98987416488804">
                <text:p>0.298987416488804</text:p>
              </table:table-cell>
              <table:table-cell office:value-type="float" office:value="0.219345238095238">
                <text:p>0.219345238095238</text:p>
              </table:table-cell>
              <table:table-cell office:value-type="float" office:value="0.233483232791759">
                <text:p>0.233483232791759</text:p>
              </table:table-cell>
              <table:table-cell office:value-type="float" office:value="0.160119047619048">
                <text:p>0.1601190476190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01610444167753">
                <text:p>0.301610444167753</text:p>
              </table:table-cell>
              <table:table-cell office:value-type="float" office:value="0.214655172413793">
                <text:p>0.214655172413793</text:p>
              </table:table-cell>
              <table:table-cell office:value-type="float" office:value="0.238414335036682">
                <text:p>0.238414335036682</text:p>
              </table:table-cell>
              <table:table-cell office:value-type="float" office:value="0.157758620689655">
                <text:p>0.1577586206896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04818220546001">
                <text:p>0.304818220546001</text:p>
              </table:table-cell>
              <table:table-cell office:value-type="float" office:value="0.211111111111111">
                <text:p>0.211111111111111</text:p>
              </table:table-cell>
              <table:table-cell office:value-type="float" office:value="0.241256361418385">
                <text:p>0.241256361418385</text:p>
              </table:table-cell>
              <table:table-cell office:value-type="float" office:value="0.155277777777778">
                <text:p>0.1552777777777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955cm" style:legend-expansion="high" chart:style-name="ch2"/>
        <chart:plot-area chart:style-name="ch3" table:cell-range-address="Fold4.C8:Fold4.D37 Fold4.H8:Fold4.H37" svg:x="0.319cm" svg:y="0.18cm" svg:width="12.508cm" svg:height="8.646cm">
          <chartooo:coordinate-region svg:x="1.046cm" svg:y="0.379cm" svg:width="11.4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d4.D8:Fold4.D37" chart:class="chart:scatter">
            <chart:domain table:cell-range-address="Fold4.C8:Fold4.C37"/>
            <chart:data-point chart:repeated="30"/>
          </chart:series>
          <chart:series chart:style-name="ch7" chart:values-cell-range-address="Fold4.H8:Fold4.H37" chart:class="chart:scatter">
            <chart:domain table:cell-range-address="Fold4.G8:Fold4.G37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55013824577866">
                <text:p>0.0455013824577866</text:p>
                <draw:g>
                  <svg:desc>Fold4.C8:Fold4.C37</svg:desc>
                </draw:g>
              </table:table-cell>
              <table:table-cell office:value-type="float" office:value="0.666666666666667">
                <text:p>0.666666666666667</text:p>
                <draw:g>
                  <svg:desc>Fold4.D8:Fold4.D37</svg:desc>
                </draw:g>
              </table:table-cell>
              <table:table-cell office:value-type="float" office:value="0.0440870394816645">
                <text:p>0.0440870394816645</text:p>
                <draw:g>
                  <svg:desc>Fold4.G8:Fold4.G37</svg:desc>
                </draw:g>
              </table:table-cell>
              <table:table-cell office:value-type="float" office:value="0.65">
                <text:p>0.65</text:p>
                <draw:g>
                  <svg:desc>Fold4.H8:Fold4.H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72216475049467">
                <text:p>0.0772216475049467</text:p>
              </table:table-cell>
              <table:table-cell office:value-type="float" office:value="0.591666666666667">
                <text:p>0.591666666666667</text:p>
              </table:table-cell>
              <table:table-cell office:value-type="float" office:value="0.0671387181467087">
                <text:p>0.0671387181467087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53597150713765">
                <text:p>0.0953597150713765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0.079095592635731">
                <text:p>0.079095592635731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2037876992298">
                <text:p>0.112037876992298</text:p>
              </table:table-cell>
              <table:table-cell office:value-type="float" office:value="0.464583333333333">
                <text:p>0.464583333333333</text:p>
              </table:table-cell>
              <table:table-cell office:value-type="float" office:value="0.0893937137361081">
                <text:p>0.0893937137361081</text:p>
              </table:table-cell>
              <table:table-cell office:value-type="float" office:value="0.364583333333333">
                <text:p>0.36458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5685007123845">
                <text:p>0.125685007123845</text:p>
              </table:table-cell>
              <table:table-cell office:value-type="float" office:value="0.425">
                <text:p>0.425</text:p>
              </table:table-cell>
              <table:table-cell office:value-type="float" office:value="0.0988214020376883">
                <text:p>0.0988214020376883</text:p>
              </table:table-cell>
              <table:table-cell office:value-type="float" office:value="0.323333333333333">
                <text:p>0.32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0583165552934">
                <text:p>0.140583165552934</text:p>
              </table:table-cell>
              <table:table-cell office:value-type="float" office:value="0.398611111111111">
                <text:p>0.398611111111111</text:p>
              </table:table-cell>
              <table:table-cell office:value-type="float" office:value="0.104097361266013">
                <text:p>0.104097361266013</text:p>
              </table:table-cell>
              <table:table-cell office:value-type="float" office:value="0.286111111111111">
                <text:p>0.2861111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753213528884">
                <text:p>0.150753213528884</text:p>
              </table:table-cell>
              <table:table-cell office:value-type="float" office:value="0.377380952380952">
                <text:p>0.377380952380952</text:p>
              </table:table-cell>
              <table:table-cell office:value-type="float" office:value="0.110310557620835">
                <text:p>0.110310557620835</text:p>
              </table:table-cell>
              <table:table-cell office:value-type="float" office:value="0.255952380952381">
                <text:p>0.255952380952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9829628965091">
                <text:p>0.159829628965091</text:p>
              </table:table-cell>
              <table:table-cell office:value-type="float" office:value="0.357291666666667">
                <text:p>0.357291666666667</text:p>
              </table:table-cell>
              <table:table-cell office:value-type="float" office:value="0.115791003612666">
                <text:p>0.115791003612666</text:p>
              </table:table-cell>
              <table:table-cell office:value-type="float" office:value="0.238541666666667">
                <text:p>0.238541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8381717479708">
                <text:p>0.168381717479708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0.124473771171213">
                <text:p>0.124473771171213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9857750526204">
                <text:p>0.179857750526204</text:p>
              </table:table-cell>
              <table:table-cell office:value-type="float" office:value="0.335">
                <text:p>0.335</text:p>
              </table:table-cell>
              <table:table-cell office:value-type="float" office:value="0.129359505287475">
                <text:p>0.129359505287475</text:p>
              </table:table-cell>
              <table:table-cell office:value-type="float" office:value="0.220833333333333">
                <text:p>0.2208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1566984336292">
                <text:p>0.191566984336292</text:p>
              </table:table-cell>
              <table:table-cell office:value-type="float" office:value="0.324242424242424">
                <text:p>0.324242424242424</text:p>
              </table:table-cell>
              <table:table-cell office:value-type="float" office:value="0.136152867618858">
                <text:p>0.136152867618858</text:p>
              </table:table-cell>
              <table:table-cell office:value-type="float" office:value="0.211363636363637">
                <text:p>0.2113636363636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12624532724">
                <text:p>0.2012624532724</text:p>
              </table:table-cell>
              <table:table-cell office:value-type="float" office:value="0.315277777777778">
                <text:p>0.315277777777778</text:p>
              </table:table-cell>
              <table:table-cell office:value-type="float" office:value="0.142740619393458">
                <text:p>0.142740619393458</text:p>
              </table:table-cell>
              <table:table-cell office:value-type="float" office:value="0.204861111111111">
                <text:p>0.204861111111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9560549410505">
                <text:p>0.209560549410505</text:p>
              </table:table-cell>
              <table:table-cell office:value-type="float" office:value="0.302564102564102">
                <text:p>0.302564102564102</text:p>
              </table:table-cell>
              <table:table-cell office:value-type="float" office:value="0.15131715039318">
                <text:p>0.15131715039318</text:p>
              </table:table-cell>
              <table:table-cell office:value-type="float" office:value="0.200641025641025">
                <text:p>0.200641025641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5535030156361">
                <text:p>0.215535030156361</text:p>
              </table:table-cell>
              <table:table-cell office:value-type="float" office:value="0.290476190476191">
                <text:p>0.290476190476191</text:p>
              </table:table-cell>
              <table:table-cell office:value-type="float" office:value="0.156843219944269">
                <text:p>0.156843219944269</text:p>
              </table:table-cell>
              <table:table-cell office:value-type="float" office:value="0.193452380952381">
                <text:p>0.1934523809523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1531283655783">
                <text:p>0.221531283655783</text:p>
              </table:table-cell>
              <table:table-cell office:value-type="float" office:value="0.282222222222222">
                <text:p>0.282222222222222</text:p>
              </table:table-cell>
              <table:table-cell office:value-type="float" office:value="0.166418872603291">
                <text:p>0.166418872603291</text:p>
              </table:table-cell>
              <table:table-cell office:value-type="float" office:value="0.193333333333333">
                <text:p>0.19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9898117505299">
                <text:p>0.229898117505299</text:p>
              </table:table-cell>
              <table:table-cell office:value-type="float" office:value="0.276041666666667">
                <text:p>0.276041666666667</text:p>
              </table:table-cell>
              <table:table-cell office:value-type="float" office:value="0.172144198655429">
                <text:p>0.172144198655429</text:p>
              </table:table-cell>
              <table:table-cell office:value-type="float" office:value="0.190104166666667">
                <text:p>0.1901041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5585602201137">
                <text:p>0.235585602201137</text:p>
              </table:table-cell>
              <table:table-cell office:value-type="float" office:value="0.269117647058823">
                <text:p>0.269117647058823</text:p>
              </table:table-cell>
              <table:table-cell office:value-type="float" office:value="0.176928484969481">
                <text:p>0.176928484969481</text:p>
              </table:table-cell>
              <table:table-cell office:value-type="float" office:value="0.186274509803921">
                <text:p>0.1862745098039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1649573573189">
                <text:p>0.241649573573189</text:p>
              </table:table-cell>
              <table:table-cell office:value-type="float" office:value="0.261574074074074">
                <text:p>0.261574074074074</text:p>
              </table:table-cell>
              <table:table-cell office:value-type="float" office:value="0.181641833437776">
                <text:p>0.181641833437776</text:p>
              </table:table-cell>
              <table:table-cell office:value-type="float" office:value="0.181481481481481">
                <text:p>0.181481481481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8276029633236">
                <text:p>0.248276029633236</text:p>
              </table:table-cell>
              <table:table-cell office:value-type="float" office:value="0.255701754385965">
                <text:p>0.255701754385965</text:p>
              </table:table-cell>
              <table:table-cell office:value-type="float" office:value="0.188932447073815">
                <text:p>0.188932447073815</text:p>
              </table:table-cell>
              <table:table-cell office:value-type="float" office:value="0.178508771929824">
                <text:p>0.178508771929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6578774187516">
                <text:p>0.256578774187516</text:p>
              </table:table-cell>
              <table:table-cell office:value-type="float" office:value="0.2525">
                <text:p>0.2525</text:p>
              </table:table-cell>
              <table:table-cell office:value-type="float" office:value="0.195552541994696">
                <text:p>0.195552541994696</text:p>
              </table:table-cell>
              <table:table-cell office:value-type="float" office:value="0.175416666666667">
                <text:p>0.17541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2606468583749">
                <text:p>0.262606468583749</text:p>
              </table:table-cell>
              <table:table-cell office:value-type="float" office:value="0.247222222222222">
                <text:p>0.247222222222222</text:p>
              </table:table-cell>
              <table:table-cell office:value-type="float" office:value="0.202097496024859">
                <text:p>0.202097496024859</text:p>
              </table:table-cell>
              <table:table-cell office:value-type="float" office:value="0.173015873015873">
                <text:p>0.1730158730158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69158603450024">
                <text:p>0.269158603450024</text:p>
              </table:table-cell>
              <table:table-cell office:value-type="float" office:value="0.242045454545455">
                <text:p>0.242045454545455</text:p>
              </table:table-cell>
              <table:table-cell office:value-type="float" office:value="0.206287940248917">
                <text:p>0.206287940248917</text:p>
              </table:table-cell>
              <table:table-cell office:value-type="float" office:value="0.170454545454546">
                <text:p>0.1704545454545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3864679352145">
                <text:p>0.273864679352145</text:p>
              </table:table-cell>
              <table:table-cell office:value-type="float" office:value="0.235869565217391">
                <text:p>0.235869565217391</text:p>
              </table:table-cell>
              <table:table-cell office:value-type="float" office:value="0.213136577698688">
                <text:p>0.213136577698688</text:p>
              </table:table-cell>
              <table:table-cell office:value-type="float" office:value="0.169202898550725">
                <text:p>0.1692028985507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9819720307048">
                <text:p>0.279819720307048</text:p>
              </table:table-cell>
              <table:table-cell office:value-type="float" office:value="0.232638888888889">
                <text:p>0.232638888888889</text:p>
              </table:table-cell>
              <table:table-cell office:value-type="float" office:value="0.217581346093655">
                <text:p>0.21758134609365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2582135504668">
                <text:p>0.282582135504668</text:p>
              </table:table-cell>
              <table:table-cell office:value-type="float" office:value="0.226666666666667">
                <text:p>0.226666666666667</text:p>
              </table:table-cell>
              <table:table-cell office:value-type="float" office:value="0.222589977281821">
                <text:p>0.222589977281821</text:p>
              </table:table-cell>
              <table:table-cell office:value-type="float" office:value="0.164333333333333">
                <text:p>0.164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6555842558876">
                <text:p>0.286555842558876</text:p>
              </table:table-cell>
              <table:table-cell office:value-type="float" office:value="0.222115384615385">
                <text:p>0.222115384615385</text:p>
              </table:table-cell>
              <table:table-cell office:value-type="float" office:value="0.227379123325969">
                <text:p>0.227379123325969</text:p>
              </table:table-cell>
              <table:table-cell office:value-type="float" office:value="0.161858974358974">
                <text:p>0.1618589743589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1512742410278">
                <text:p>0.291512742410278</text:p>
              </table:table-cell>
              <table:table-cell office:value-type="float" office:value="0.21820987654321">
                <text:p>0.21820987654321</text:p>
              </table:table-cell>
              <table:table-cell office:value-type="float" office:value="0.229678605882351">
                <text:p>0.229678605882351</text:p>
              </table:table-cell>
              <table:table-cell office:value-type="float" office:value="0.158333333333333">
                <text:p>0.158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94579857100111">
                <text:p>0.294579857100111</text:p>
              </table:table-cell>
              <table:table-cell office:value-type="float" office:value="0.2125">
                <text:p>0.2125</text:p>
              </table:table-cell>
              <table:table-cell office:value-type="float" office:value="0.236628574543741">
                <text:p>0.236628574543741</text:p>
              </table:table-cell>
              <table:table-cell office:value-type="float" office:value="0.158333333333333">
                <text:p>0.158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00070684715396">
                <text:p>0.300070684715396</text:p>
              </table:table-cell>
              <table:table-cell office:value-type="float" office:value="0.210344827586207">
                <text:p>0.210344827586207</text:p>
              </table:table-cell>
              <table:table-cell office:value-type="float" office:value="0.24067809341657">
                <text:p>0.24067809341657</text:p>
              </table:table-cell>
              <table:table-cell office:value-type="float" office:value="0.155459770114943">
                <text:p>0.1554597701149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06595769328676">
                <text:p>0.306595769328676</text:p>
              </table:table-cell>
              <table:table-cell office:value-type="float" office:value="0.208055555555556">
                <text:p>0.208055555555556</text:p>
              </table:table-cell>
              <table:table-cell office:value-type="float" office:value="0.243135042105136">
                <text:p>0.243135042105136</text:p>
              </table:table-cell>
              <table:table-cell office:value-type="float" office:value="0.152777777777778">
                <text:p>0.15277777777777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955cm" style:legend-expansion="high" chart:style-name="ch2"/>
        <chart:plot-area chart:style-name="ch3" table:cell-range-address="Fold3.C8:Fold3.D37 Fold3.H8:Fold3.H37" svg:x="0.319cm" svg:y="0.18cm" svg:width="12.508cm" svg:height="8.646cm">
          <chartooo:coordinate-region svg:x="1.046cm" svg:y="0.38cm" svg:width="11.54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d3.D8:Fold3.D37" chart:class="chart:scatter">
            <chart:domain table:cell-range-address="Fold3.C8:Fold3.C37"/>
            <chart:data-point chart:repeated="30"/>
          </chart:series>
          <chart:series chart:style-name="ch7" chart:values-cell-range-address="Fold3.H8:Fold3.H37" chart:class="chart:scatter">
            <chart:domain table:cell-range-address="Fold3.G8:Fold3.G37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5691335509848">
                <text:p>0.105691335509848</text:p>
                <draw:g>
                  <svg:desc>Fold3.C8:Fold3.C37</svg:desc>
                </draw:g>
              </table:table-cell>
              <table:table-cell office:value-type="float" office:value="0.825">
                <text:p>0.825</text:p>
                <draw:g>
                  <svg:desc>Fold3.D8:Fold3.D37</svg:desc>
                </draw:g>
              </table:table-cell>
              <table:table-cell office:value-type="float" office:value="0.0957313029689513">
                <text:p>0.0957313029689513</text:p>
                <draw:g>
                  <svg:desc>Fold3.G8:Fold3.G37</svg:desc>
                </draw:g>
              </table:table-cell>
              <table:table-cell office:value-type="float" office:value="0.75">
                <text:p>0.75</text:p>
                <draw:g>
                  <svg:desc>Fold3.H8:Fold3.H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5887062295987">
                <text:p>0.155887062295987</text:p>
              </table:table-cell>
              <table:table-cell office:value-type="float" office:value="0.625">
                <text:p>0.625</text:p>
              </table:table-cell>
              <table:table-cell office:value-type="float" office:value="0.123698032760226">
                <text:p>0.1236980327602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6036007395912">
                <text:p>0.196036007395912</text:p>
              </table:table-cell>
              <table:table-cell office:value-type="float" office:value="0.525">
                <text:p>0.525</text:p>
              </table:table-cell>
              <table:table-cell office:value-type="float" office:value="0.140250497568141">
                <text:p>0.140250497568141</text:p>
              </table:table-cell>
              <table:table-cell office:value-type="float" office:value="0.386111111111112">
                <text:p>0.386111111111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6808006357587">
                <text:p>0.226808006357587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159327352426246">
                <text:p>0.159327352426246</text:p>
              </table:table-cell>
              <table:table-cell office:value-type="float" office:value="0.322916666666667">
                <text:p>0.32291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3574375499473">
                <text:p>0.253574375499473</text:p>
              </table:table-cell>
              <table:table-cell office:value-type="float" office:value="0.426666666666667">
                <text:p>0.426666666666667</text:p>
              </table:table-cell>
              <table:table-cell office:value-type="float" office:value="0.176897607938016">
                <text:p>0.176897607938016</text:p>
              </table:table-cell>
              <table:table-cell office:value-type="float" office:value="0.291666666666667">
                <text:p>0.291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719395507016">
                <text:p>0.26719395507016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0.202428613901007">
                <text:p>0.202428613901007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3274511164324">
                <text:p>0.283274511164324</text:p>
              </table:table-cell>
              <table:table-cell office:value-type="float" office:value="0.354761904761905">
                <text:p>0.354761904761905</text:p>
              </table:table-cell>
              <table:table-cell office:value-type="float" office:value="0.217887352287377">
                <text:p>0.217887352287377</text:p>
              </table:table-cell>
              <table:table-cell office:value-type="float" office:value="0.254761904761904">
                <text:p>0.2547619047619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4278577107033">
                <text:p>0.304278577107033</text:p>
              </table:table-cell>
              <table:table-cell office:value-type="float" office:value="0.336458333333333">
                <text:p>0.336458333333333</text:p>
              </table:table-cell>
              <table:table-cell office:value-type="float" office:value="0.231066132099831">
                <text:p>0.231066132099831</text:p>
              </table:table-cell>
              <table:table-cell office:value-type="float" office:value="0.239583333333333">
                <text:p>0.23958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4700590104574">
                <text:p>0.314700590104574</text:p>
              </table:table-cell>
              <table:table-cell office:value-type="float" office:value="0.312962962962963">
                <text:p>0.312962962962963</text:p>
              </table:table-cell>
              <table:table-cell office:value-type="float" office:value="0.24947943176313">
                <text:p>0.24947943176313</text:p>
              </table:table-cell>
              <table:table-cell office:value-type="float" office:value="0.227777777777777">
                <text:p>0.2277777777777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687351142128">
                <text:p>0.32687351142128</text:p>
              </table:table-cell>
              <table:table-cell office:value-type="float" office:value="0.294166666666667">
                <text:p>0.294166666666667</text:p>
              </table:table-cell>
              <table:table-cell office:value-type="float" office:value="0.265778712207632">
                <text:p>0.265778712207632</text:p>
              </table:table-cell>
              <table:table-cell office:value-type="float" office:value="0.221666666666667">
                <text:p>0.221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3962423418422">
                <text:p>0.343962423418422</text:p>
              </table:table-cell>
              <table:table-cell office:value-type="float" office:value="0.284090909090909">
                <text:p>0.284090909090909</text:p>
              </table:table-cell>
              <table:table-cell office:value-type="float" office:value="0.275794922240289">
                <text:p>0.275794922240289</text:p>
              </table:table-cell>
              <table:table-cell office:value-type="float" office:value="0.210606060606061">
                <text:p>0.2106060606060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752618339648">
                <text:p>0.354752618339648</text:p>
              </table:table-cell>
              <table:table-cell office:value-type="float" office:value="0.270138888888889">
                <text:p>0.270138888888889</text:p>
              </table:table-cell>
              <table:table-cell office:value-type="float" office:value="0.282359009466204">
                <text:p>0.2823590094662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951795693059">
                <text:p>0.360951795693059</text:p>
              </table:table-cell>
              <table:table-cell office:value-type="float" office:value="0.25576923076923">
                <text:p>0.25576923076923</text:p>
              </table:table-cell>
              <table:table-cell office:value-type="float" office:value="0.295144697102752">
                <text:p>0.295144697102752</text:p>
              </table:table-cell>
              <table:table-cell office:value-type="float" office:value="0.19551282051282">
                <text:p>0.19551282051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7179516496129">
                <text:p>0.367179516496129</text:p>
              </table:table-cell>
              <table:table-cell office:value-type="float" office:value="0.243452380952381">
                <text:p>0.243452380952381</text:p>
              </table:table-cell>
              <table:table-cell office:value-type="float" office:value="0.304954060873513">
                <text:p>0.304954060873513</text:p>
              </table:table-cell>
              <table:table-cell office:value-type="float" office:value="0.188690476190476">
                <text:p>0.1886904761904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0792783562215">
                <text:p>0.370792783562215</text:p>
              </table:table-cell>
              <table:table-cell office:value-type="float" office:value="0.231666666666666">
                <text:p>0.231666666666666</text:p>
              </table:table-cell>
              <table:table-cell office:value-type="float" office:value="0.318511568554004">
                <text:p>0.318511568554004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7235769051316">
                <text:p>0.377235769051316</text:p>
              </table:table-cell>
              <table:table-cell office:value-type="float" office:value="0.222916666666667">
                <text:p>0.222916666666667</text:p>
              </table:table-cell>
              <table:table-cell office:value-type="float" office:value="0.32576817317516">
                <text:p>0.32576817317516</text:p>
              </table:table-cell>
              <table:table-cell office:value-type="float" office:value="0.1765625">
                <text:p>0.176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6368314746362">
                <text:p>0.386368314746362</text:p>
              </table:table-cell>
              <table:table-cell office:value-type="float" office:value="0.215196078431372">
                <text:p>0.215196078431372</text:p>
              </table:table-cell>
              <table:table-cell office:value-type="float" office:value="0.334544845759399">
                <text:p>0.334544845759399</text:p>
              </table:table-cell>
              <table:table-cell office:value-type="float" office:value="0.17156862745098">
                <text:p>0.171568627450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94111194146213">
                <text:p>0.394111194146213</text:p>
              </table:table-cell>
              <table:table-cell office:value-type="float" office:value="0.209722222222222">
                <text:p>0.209722222222222</text:p>
              </table:table-cell>
              <table:table-cell office:value-type="float" office:value="0.344256746226329">
                <text:p>0.344256746226329</text:p>
              </table:table-cell>
              <table:table-cell office:value-type="float" office:value="0.168055555555555">
                <text:p>0.1680555555555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02412802924698">
                <text:p>0.402412802924698</text:p>
              </table:table-cell>
              <table:table-cell office:value-type="float" office:value="0.205263157894737">
                <text:p>0.205263157894737</text:p>
              </table:table-cell>
              <table:table-cell office:value-type="float" office:value="0.352033104759345">
                <text:p>0.352033104759345</text:p>
              </table:table-cell>
              <table:table-cell office:value-type="float" office:value="0.164035087719298">
                <text:p>0.1640350877192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08573342015787">
                <text:p>0.408573342015787</text:p>
              </table:table-cell>
              <table:table-cell office:value-type="float" office:value="0.199166666666667">
                <text:p>0.199166666666667</text:p>
              </table:table-cell>
              <table:table-cell office:value-type="float" office:value="0.354935668562644">
                <text:p>0.354935668562644</text:p>
              </table:table-cell>
              <table:table-cell office:value-type="float" office:value="0.157916666666667">
                <text:p>0.15791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2333170066828">
                <text:p>0.412333170066828</text:p>
              </table:table-cell>
              <table:table-cell office:value-type="float" office:value="0.192857142857143">
                <text:p>0.192857142857143</text:p>
              </table:table-cell>
              <table:table-cell office:value-type="float" office:value="0.360241387065826">
                <text:p>0.360241387065826</text:p>
              </table:table-cell>
              <table:table-cell office:value-type="float" office:value="0.153174603174603">
                <text:p>0.1531746031746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169141467803">
                <text:p>0.4169141467803</text:p>
              </table:table-cell>
              <table:table-cell office:value-type="float" office:value="0.1875">
                <text:p>0.1875</text:p>
              </table:table-cell>
              <table:table-cell office:value-type="float" office:value="0.369818114723871">
                <text:p>0.369818114723871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22065821086386">
                <text:p>0.422065821086386</text:p>
              </table:table-cell>
              <table:table-cell office:value-type="float" office:value="0.182971014492754">
                <text:p>0.182971014492754</text:p>
              </table:table-cell>
              <table:table-cell office:value-type="float" office:value="0.374321098407404">
                <text:p>0.374321098407404</text:p>
              </table:table-cell>
              <table:table-cell office:value-type="float" office:value="0.147463768115942">
                <text:p>0.1474637681159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25012357490803">
                <text:p>0.425012357490803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0.379042604821861">
                <text:p>0.379042604821861</text:p>
              </table:table-cell>
              <table:table-cell office:value-type="float" office:value="0.144444444444444">
                <text:p>0.144444444444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31758691505922">
                <text:p>0.431758691505922</text:p>
              </table:table-cell>
              <table:table-cell office:value-type="float" office:value="0.174">
                <text:p>0.174</text:p>
              </table:table-cell>
              <table:table-cell office:value-type="float" office:value="0.382562484996153">
                <text:p>0.382562484996153</text:p>
              </table:table-cell>
              <table:table-cell office:value-type="float" office:value="0.140333333333333">
                <text:p>0.140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34159251946681">
                <text:p>0.434159251946681</text:p>
              </table:table-cell>
              <table:table-cell office:value-type="float" office:value="0.169551282051282">
                <text:p>0.169551282051282</text:p>
              </table:table-cell>
              <table:table-cell office:value-type="float" office:value="0.388967399526067">
                <text:p>0.388967399526067</text:p>
              </table:table-cell>
              <table:table-cell office:value-type="float" office:value="0.1375">
                <text:p>0.1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153221380592">
                <text:p>0.44153221380592</text:p>
              </table:table-cell>
              <table:table-cell office:value-type="float" office:value="0.167283950617284">
                <text:p>0.167283950617284</text:p>
              </table:table-cell>
              <table:table-cell office:value-type="float" office:value="0.39409514830805">
                <text:p>0.39409514830805</text:p>
              </table:table-cell>
              <table:table-cell office:value-type="float" office:value="0.134567901234568">
                <text:p>0.1345679012345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50908341150797">
                <text:p>0.450908341150797</text:p>
              </table:table-cell>
              <table:table-cell office:value-type="float" office:value="0.164880952380952">
                <text:p>0.164880952380952</text:p>
              </table:table-cell>
              <table:table-cell office:value-type="float" office:value="0.396590991131711">
                <text:p>0.396590991131711</text:p>
              </table:table-cell>
              <table:table-cell office:value-type="float" office:value="0.13125">
                <text:p>0.13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55740173971761">
                <text:p>0.455740173971761</text:p>
              </table:table-cell>
              <table:table-cell office:value-type="float" office:value="0.161494252873563">
                <text:p>0.161494252873563</text:p>
              </table:table-cell>
              <table:table-cell office:value-type="float" office:value="0.399903922702591">
                <text:p>0.399903922702591</text:p>
              </table:table-cell>
              <table:table-cell office:value-type="float" office:value="0.128735632183908">
                <text:p>0.1287356321839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61976553249354">
                <text:p>0.461976553249354</text:p>
              </table:table-cell>
              <table:table-cell office:value-type="float" office:value="0.159166666666667">
                <text:p>0.159166666666667</text:p>
              </table:table-cell>
              <table:table-cell office:value-type="float" office:value="0.403837162665242">
                <text:p>0.403837162665242</text:p>
              </table:table-cell>
              <table:table-cell office:value-type="float" office:value="0.125833333333333">
                <text:p>0.125833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955cm" style:legend-expansion="high" chart:style-name="ch2"/>
        <chart:plot-area chart:style-name="ch3" table:cell-range-address="Fold2.C8:Fold2.D37 Fold2.H8:Fold2.H37" svg:x="0.319cm" svg:y="0.18cm" svg:width="12.508cm" svg:height="8.646cm">
          <chartooo:coordinate-region svg:x="1.046cm" svg:y="0.38cm" svg:width="11.44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d2.D8:Fold2.D37" chart:class="chart:scatter">
            <chart:domain table:cell-range-address="Fold2.C8:Fold2.C37"/>
            <chart:data-point chart:repeated="30"/>
          </chart:series>
          <chart:series chart:style-name="ch7" chart:values-cell-range-address="Fold2.H8:Fold2.H37" chart:class="chart:scatter">
            <chart:domain table:cell-range-address="Fold2.G8:Fold2.G37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1603937686826">
                <text:p>0.111603937686826</text:p>
                <draw:g>
                  <svg:desc>Fold2.C8:Fold2.C37</svg:desc>
                </draw:g>
              </table:table-cell>
              <table:table-cell office:value-type="float" office:value="0.808333333333333">
                <text:p>0.808333333333333</text:p>
                <draw:g>
                  <svg:desc>Fold2.D8:Fold2.D37</svg:desc>
                </draw:g>
              </table:table-cell>
              <table:table-cell office:value-type="float" office:value="0.108201653696307">
                <text:p>0.108201653696307</text:p>
                <draw:g>
                  <svg:desc>Fold2.G8:Fold2.G37</svg:desc>
                </draw:g>
              </table:table-cell>
              <table:table-cell office:value-type="float" office:value="0.775">
                <text:p>0.775</text:p>
                <draw:g>
                  <svg:desc>Fold2.H8:Fold2.H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2888666516198">
                <text:p>0.172888666516198</text:p>
              </table:table-cell>
              <table:table-cell office:value-type="float" office:value="0.620833333333333">
                <text:p>0.620833333333333</text:p>
              </table:table-cell>
              <table:table-cell office:value-type="float" office:value="0.153967299227819">
                <text:p>0.15396729922781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7784941751233">
                <text:p>0.207784941751233</text:p>
              </table:table-cell>
              <table:table-cell office:value-type="float" office:value="0.513888888888889">
                <text:p>0.513888888888889</text:p>
              </table:table-cell>
              <table:table-cell office:value-type="float" office:value="0.176596255919276">
                <text:p>0.176596255919276</text:p>
              </table:table-cell>
              <table:table-cell office:value-type="float" office:value="0.430555555555556">
                <text:p>0.430555555555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8269325967235">
                <text:p>0.238269325967235</text:p>
              </table:table-cell>
              <table:table-cell office:value-type="float" office:value="0.447916666666667">
                <text:p>0.447916666666667</text:p>
              </table:table-cell>
              <table:table-cell office:value-type="float" office:value="0.201117783547421">
                <text:p>0.201117783547421</text:p>
              </table:table-cell>
              <table:table-cell office:value-type="float" office:value="0.370833333333333">
                <text:p>0.3708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4173535762837">
                <text:p>0.264173535762837</text:p>
              </table:table-cell>
              <table:table-cell office:value-type="float" office:value="0.406666666666667">
                <text:p>0.406666666666667</text:p>
              </table:table-cell>
              <table:table-cell office:value-type="float" office:value="0.208481001561899">
                <text:p>0.20848100156189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6128716598445">
                <text:p>0.286128716598445</text:p>
              </table:table-cell>
              <table:table-cell office:value-type="float" office:value="0.373611111111111">
                <text:p>0.373611111111111</text:p>
              </table:table-cell>
              <table:table-cell office:value-type="float" office:value="0.219486187403395">
                <text:p>0.219486187403395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2181128119249">
                <text:p>0.302181128119249</text:p>
              </table:table-cell>
              <table:table-cell office:value-type="float" office:value="0.344047619047619">
                <text:p>0.344047619047619</text:p>
              </table:table-cell>
              <table:table-cell office:value-type="float" office:value="0.235015588557796">
                <text:p>0.235015588557796</text:p>
              </table:table-cell>
              <table:table-cell office:value-type="float" office:value="0.253571428571428">
                <text:p>0.2535714285714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6996093246714">
                <text:p>0.316996093246714</text:p>
              </table:table-cell>
              <table:table-cell office:value-type="float" office:value="0.315625">
                <text:p>0.315625</text:p>
              </table:table-cell>
              <table:table-cell office:value-type="float" office:value="0.246489018509487">
                <text:p>0.246489018509487</text:p>
              </table:table-cell>
              <table:table-cell office:value-type="float" office:value="0.232291666666667">
                <text:p>0.232291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8657630012418">
                <text:p>0.328657630012418</text:p>
              </table:table-cell>
              <table:table-cell office:value-type="float" office:value="0.291666666666666">
                <text:p>0.291666666666666</text:p>
              </table:table-cell>
              <table:table-cell office:value-type="float" office:value="0.264209376854845">
                <text:p>0.264209376854845</text:p>
              </table:table-cell>
              <table:table-cell office:value-type="float" office:value="0.221296296296296">
                <text:p>0.221296296296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1048676465964">
                <text:p>0.341048676465964</text:p>
              </table:table-cell>
              <table:table-cell office:value-type="float" office:value="0.2725">
                <text:p>0.2725</text:p>
              </table:table-cell>
              <table:table-cell office:value-type="float" office:value="0.277851817416929">
                <text:p>0.27785181741692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296434181913">
                <text:p>0.35296434181913</text:p>
              </table:table-cell>
              <table:table-cell office:value-type="float" office:value="0.256818181818182">
                <text:p>0.256818181818182</text:p>
              </table:table-cell>
              <table:table-cell office:value-type="float" office:value="0.289372657282067">
                <text:p>0.289372657282067</text:p>
              </table:table-cell>
              <table:table-cell office:value-type="float" office:value="0.201515151515152">
                <text:p>0.201515151515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185167655087">
                <text:p>0.366185167655087</text:p>
              </table:table-cell>
              <table:table-cell office:value-type="float" office:value="0.245138888888889">
                <text:p>0.245138888888889</text:p>
              </table:table-cell>
              <table:table-cell office:value-type="float" office:value="0.298439655099065">
                <text:p>0.298439655099065</text:p>
              </table:table-cell>
              <table:table-cell office:value-type="float" office:value="0.192361111111111">
                <text:p>0.192361111111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0826941322596">
                <text:p>0.380826941322596</text:p>
              </table:table-cell>
              <table:table-cell office:value-type="float" office:value="0.236538461538461">
                <text:p>0.236538461538461</text:p>
              </table:table-cell>
              <table:table-cell office:value-type="float" office:value="0.31479878962396">
                <text:p>0.31479878962396</text:p>
              </table:table-cell>
              <table:table-cell office:value-type="float" office:value="0.188461538461538">
                <text:p>0.188461538461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91793740726895">
                <text:p>0.391793740726895</text:p>
              </table:table-cell>
              <table:table-cell office:value-type="float" office:value="0.227380952380952">
                <text:p>0.227380952380952</text:p>
              </table:table-cell>
              <table:table-cell office:value-type="float" office:value="0.327271739954053">
                <text:p>0.327271739954053</text:p>
              </table:table-cell>
              <table:table-cell office:value-type="float" office:value="0.182738095238095">
                <text:p>0.182738095238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9831805483353">
                <text:p>0.399831805483353</text:p>
              </table:table-cell>
              <table:table-cell office:value-type="float" office:value="0.217777777777778">
                <text:p>0.217777777777778</text:p>
              </table:table-cell>
              <table:table-cell office:value-type="float" office:value="0.33655356497601">
                <text:p>0.33655356497601</text:p>
              </table:table-cell>
              <table:table-cell office:value-type="float" office:value="0.176111111111111">
                <text:p>0.176111111111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05918415632463">
                <text:p>0.405918415632463</text:p>
              </table:table-cell>
              <table:table-cell office:value-type="float" office:value="0.2078125">
                <text:p>0.2078125</text:p>
              </table:table-cell>
              <table:table-cell office:value-type="float" office:value="0.347035624252712">
                <text:p>0.347035624252712</text:p>
              </table:table-cell>
              <table:table-cell office:value-type="float" office:value="0.171354166666667">
                <text:p>0.1713541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1591110992658">
                <text:p>0.411591110992658</text:p>
              </table:table-cell>
              <table:table-cell office:value-type="float" office:value="0.2">
                <text:p>0.2</text:p>
              </table:table-cell>
              <table:table-cell office:value-type="float" office:value="0.357914432944021">
                <text:p>0.357914432944021</text:p>
              </table:table-cell>
              <table:table-cell office:value-type="float" office:value="0.166666666666666">
                <text:p>0.166666666666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6123379319569">
                <text:p>0.416123379319569</text:p>
              </table:table-cell>
              <table:table-cell office:value-type="float" office:value="0.193055555555556">
                <text:p>0.193055555555556</text:p>
              </table:table-cell>
              <table:table-cell office:value-type="float" office:value="0.365171126867382">
                <text:p>0.365171126867382</text:p>
              </table:table-cell>
              <table:table-cell office:value-type="float" office:value="0.160648148148148">
                <text:p>0.1606481481481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6445291203981">
                <text:p>0.426445291203981</text:p>
              </table:table-cell>
              <table:table-cell office:value-type="float" office:value="0.187280701754386">
                <text:p>0.187280701754386</text:p>
              </table:table-cell>
              <table:table-cell office:value-type="float" office:value="0.376408889649262">
                <text:p>0.376408889649262</text:p>
              </table:table-cell>
              <table:table-cell office:value-type="float" office:value="0.157017543859649">
                <text:p>0.1570175438596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30744915191105">
                <text:p>0.430744915191105</text:p>
              </table:table-cell>
              <table:table-cell office:value-type="float" office:value="0.180416666666667">
                <text:p>0.180416666666667</text:p>
              </table:table-cell>
              <table:table-cell office:value-type="float" office:value="0.391195822988827">
                <text:p>0.391195822988827</text:p>
              </table:table-cell>
              <table:table-cell office:value-type="float" office:value="0.154166666666667">
                <text:p>0.1541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35530858414548">
                <text:p>0.435530858414548</text:p>
              </table:table-cell>
              <table:table-cell office:value-type="float" office:value="0.174206349206349">
                <text:p>0.174206349206349</text:p>
              </table:table-cell>
              <table:table-cell office:value-type="float" office:value="0.402321815052319">
                <text:p>0.402321815052319</text:p>
              </table:table-cell>
              <table:table-cell office:value-type="float" office:value="0.150396825396825">
                <text:p>0.1503968253968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41140977462167">
                <text:p>0.441140977462167</text:p>
              </table:table-cell>
              <table:table-cell office:value-type="float" office:value="0.168560606060606">
                <text:p>0.168560606060606</text:p>
              </table:table-cell>
              <table:table-cell office:value-type="float" office:value="0.409234844152848">
                <text:p>0.409234844152848</text:p>
              </table:table-cell>
              <table:table-cell office:value-type="float" office:value="0.146590909090909">
                <text:p>0.146590909090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985861313317">
                <text:p>0.44985861313317</text:p>
              </table:table-cell>
              <table:table-cell office:value-type="float" office:value="0.164855072463768">
                <text:p>0.164855072463768</text:p>
              </table:table-cell>
              <table:table-cell office:value-type="float" office:value="0.411265752437752">
                <text:p>0.411265752437752</text:p>
              </table:table-cell>
              <table:table-cell office:value-type="float" office:value="0.142028985507246">
                <text:p>0.1420289855072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54166692716985">
                <text:p>0.454166692716985</text:p>
              </table:table-cell>
              <table:table-cell office:value-type="float" office:value="0.160416666666667">
                <text:p>0.160416666666667</text:p>
              </table:table-cell>
              <table:table-cell office:value-type="float" office:value="0.421259018975136">
                <text:p>0.421259018975136</text:p>
              </table:table-cell>
              <table:table-cell office:value-type="float" office:value="0.139583333333333">
                <text:p>0.13958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60894536632329">
                <text:p>0.460894536632329</text:p>
              </table:table-cell>
              <table:table-cell office:value-type="float" office:value="0.156666666666667">
                <text:p>0.156666666666667</text:p>
              </table:table-cell>
              <table:table-cell office:value-type="float" office:value="0.426401896930515">
                <text:p>0.426401896930515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67787470087762">
                <text:p>0.467787470087762</text:p>
              </table:table-cell>
              <table:table-cell office:value-type="float" office:value="0.153205128205128">
                <text:p>0.153205128205128</text:p>
              </table:table-cell>
              <table:table-cell office:value-type="float" office:value="0.430952161480779">
                <text:p>0.430952161480779</text:p>
              </table:table-cell>
              <table:table-cell office:value-type="float" office:value="0.132371794871795">
                <text:p>0.132371794871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74010440336468">
                <text:p>0.474010440336468</text:p>
              </table:table-cell>
              <table:table-cell office:value-type="float" office:value="0.15">
                <text:p>0.15</text:p>
              </table:table-cell>
              <table:table-cell office:value-type="float" office:value="0.432561346821582">
                <text:p>0.432561346821582</text:p>
              </table:table-cell>
              <table:table-cell office:value-type="float" office:value="0.128703703703704">
                <text:p>0.1287037037037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7765737596257">
                <text:p>0.47765737596257</text:p>
              </table:table-cell>
              <table:table-cell office:value-type="float" office:value="0.146130952380952">
                <text:p>0.146130952380952</text:p>
              </table:table-cell>
              <table:table-cell office:value-type="float" office:value="0.438257170605641">
                <text:p>0.438257170605641</text:p>
              </table:table-cell>
              <table:table-cell office:value-type="float" office:value="0.125892857142857">
                <text:p>0.125892857142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1015302757997">
                <text:p>0.481015302757997</text:p>
              </table:table-cell>
              <table:table-cell office:value-type="float" office:value="0.142528735632184">
                <text:p>0.142528735632184</text:p>
              </table:table-cell>
              <table:table-cell office:value-type="float" office:value="0.446072140723243">
                <text:p>0.446072140723243</text:p>
              </table:table-cell>
              <table:table-cell office:value-type="float" office:value="0.123850574712644">
                <text:p>0.1238505747126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089707519902">
                <text:p>0.481089707519902</text:p>
              </table:table-cell>
              <table:table-cell office:value-type="float" office:value="0.138055555555555">
                <text:p>0.138055555555555</text:p>
              </table:table-cell>
              <table:table-cell office:value-type="float" office:value="0.447284261935364">
                <text:p>0.447284261935364</text:p>
              </table:table-cell>
              <table:table-cell office:value-type="float" office:value="0.120277777777778">
                <text:p>0.12027777777777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